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weight="normal" officeooo:rsid="01e36fcb" officeooo:paragraph-rsid="01e36fcb" style:font-weight-asian="normal" style:font-weight-complex="normal"/>
    </style:style>
    <style:style style:name="P2" style:family="paragraph" style:parent-style-name="Standard">
      <style:text-properties officeooo:rsid="0015e190" officeooo:paragraph-rsid="00c54477"/>
    </style:style>
    <style:style style:name="P3" style:family="paragraph" style:parent-style-name="Standard">
      <style:text-properties officeooo:rsid="0015e190" officeooo:paragraph-rsid="0352e304"/>
    </style:style>
    <style:style style:name="P4" style:family="paragraph" style:parent-style-name="Standard">
      <style:paragraph-properties fo:text-align="center" style:justify-single-word="false"/>
      <style:text-properties style:font-name="Liberation Mono" officeooo:paragraph-rsid="03353596"/>
    </style:style>
    <style:style style:name="P5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051bd82" officeooo:paragraph-rsid="0000a7ac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687ed17" officeooo:paragraph-rsid="007b6ae1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Liberation Mono" officeooo:rsid="0013b4ff" officeooo:paragraph-rsid="0000a7ac"/>
    </style:style>
    <style:style style:name="P9" style:family="paragraph" style:parent-style-name="Standard">
      <style:text-properties style:font-name="Liberation Mono" fo:font-size="12pt" fo:font-style="normal" fo:font-weight="bold" officeooo:rsid="0015e190" officeooo:paragraph-rsid="00c5447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10" style:family="paragraph" style:parent-style-name="Standard">
      <style:text-properties style:font-name="Liberation Mono" fo:font-size="12pt" fo:font-style="normal" style:text-underline-style="none" fo:font-weight="normal" officeooo:paragraph-rsid="05d7c83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1" style:family="paragraph" style:parent-style-name="Standard">
      <style:text-properties officeooo:paragraph-rsid="036c2c3f"/>
    </style:style>
    <style:style style:name="P12" style:family="paragraph" style:parent-style-name="Standard">
      <style:text-properties officeooo:paragraph-rsid="0392e1fe"/>
    </style:style>
    <style:style style:name="P13" style:family="paragraph" style:parent-style-name="Standard">
      <style:text-properties officeooo:paragraph-rsid="03814cdc"/>
    </style:style>
    <style:style style:name="P14" style:family="paragraph" style:parent-style-name="Standard">
      <style:text-properties officeooo:paragraph-rsid="03931fde"/>
    </style:style>
    <style:style style:name="P15" style:family="paragraph" style:parent-style-name="Standard">
      <style:text-properties officeooo:paragraph-rsid="03a90b9a"/>
    </style:style>
    <style:style style:name="P16" style:family="paragraph" style:parent-style-name="Standard">
      <style:paragraph-properties fo:text-align="center" style:justify-single-word="false"/>
      <style:text-properties officeooo:paragraph-rsid="0000a7ac"/>
    </style:style>
    <style:style style:name="P17" style:family="paragraph" style:parent-style-name="Standard">
      <style:text-properties officeooo:paragraph-rsid="0352e304"/>
    </style:style>
    <style:style style:name="P18" style:family="paragraph" style:parent-style-name="Standard">
      <style:text-properties officeooo:paragraph-rsid="04d2f36c"/>
    </style:style>
    <style:style style:name="P19" style:family="paragraph" style:parent-style-name="Standard">
      <style:text-properties officeooo:paragraph-rsid="04f98262"/>
    </style:style>
    <style:style style:name="P20" style:family="paragraph" style:parent-style-name="Standard">
      <style:text-properties officeooo:paragraph-rsid="061b79d9"/>
    </style:style>
    <style:style style:name="P21" style:family="paragraph" style:parent-style-name="Standard">
      <style:text-properties officeooo:paragraph-rsid="077740b7"/>
    </style:style>
    <style:style style:name="P22" style:family="paragraph" style:parent-style-name="Standard">
      <style:text-properties officeooo:paragraph-rsid="077968a0"/>
    </style:style>
    <style:style style:name="P23" style:family="paragraph" style:parent-style-name="Standard">
      <style:text-properties officeooo:paragraph-rsid="07b04995"/>
    </style:style>
    <style:style style:name="P24" style:family="paragraph" style:parent-style-name="Standard">
      <style:text-properties officeooo:paragraph-rsid="07bc1711"/>
    </style:style>
    <style:style style:name="P25" style:family="paragraph" style:parent-style-name="Standard">
      <style:text-properties officeooo:paragraph-rsid="07bcd0e7"/>
    </style:style>
    <style:style style:name="P26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687ed17" officeooo:paragraph-rsid="007b6ae1" style:font-style-asian="normal" style:font-weight-asian="bold" style:font-style-complex="normal" style:font-weight-complex="bold"/>
    </style:style>
    <style:style style:name="P27" style:family="paragraph" style:parent-style-name="Standard" style:list-style-name="L1">
      <style:text-properties style:font-name="Liberation Mono" fo:font-size="12pt" fo:font-style="normal" fo:font-weight="normal" officeooo:rsid="0015e190" officeooo:paragraph-rsid="0689ba1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69a7a5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69e785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69c497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69dd75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69f11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6a5020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6aa0a6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6ace58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6ae3b6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6affb9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6b2c44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6b469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6c563b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d7efd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Liberation Mono" officeooo:paragraph-rsid="03353596"/>
    </style:style>
    <style:style style:name="P43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44" style:family="paragraph" style:parent-style-name="Standard" style:list-style-name="L1">
      <style:text-properties officeooo:paragraph-rsid="068adc94"/>
    </style:style>
    <style:style style:name="P45" style:family="paragraph" style:parent-style-name="Standard" style:list-style-name="L1">
      <style:text-properties officeooo:paragraph-rsid="068b226b"/>
    </style:style>
    <style:style style:name="P46" style:family="paragraph" style:parent-style-name="Standard" style:list-style-name="L1">
      <style:text-properties officeooo:paragraph-rsid="068dc6e4"/>
    </style:style>
    <style:style style:name="P47" style:family="paragraph" style:parent-style-name="Standard" style:list-style-name="L1">
      <style:text-properties officeooo:paragraph-rsid="068eeede"/>
    </style:style>
    <style:style style:name="P48" style:family="paragraph" style:parent-style-name="Standard" style:list-style-name="L1">
      <style:text-properties officeooo:paragraph-rsid="06929aa5"/>
    </style:style>
    <style:style style:name="P49" style:family="paragraph" style:parent-style-name="Standard" style:list-style-name="L1">
      <style:text-properties officeooo:paragraph-rsid="0693c0d8"/>
    </style:style>
    <style:style style:name="P50" style:family="paragraph" style:parent-style-name="Standard" style:list-style-name="L1">
      <style:text-properties officeooo:paragraph-rsid="06958ca9"/>
    </style:style>
    <style:style style:name="P51" style:family="paragraph" style:parent-style-name="Standard" style:list-style-name="L1">
      <style:text-properties officeooo:paragraph-rsid="0696928b"/>
    </style:style>
    <style:style style:name="P52" style:family="paragraph" style:parent-style-name="Standard" style:list-style-name="Numbering_20_123">
      <style:text-properties officeooo:paragraph-rsid="06b4695f"/>
    </style:style>
    <style:style style:name="P53" style:family="paragraph" style:parent-style-name="Standard" style:list-style-name="Numbering_20_123">
      <style:text-properties officeooo:paragraph-rsid="05d9ba2a"/>
    </style:style>
    <style:style style:name="P54" style:family="paragraph" style:parent-style-name="Standard" style:list-style-name="Numbering_20_123">
      <style:text-properties officeooo:paragraph-rsid="04d2f36c"/>
    </style:style>
    <style:style style:name="P55" style:family="paragraph" style:parent-style-name="Standard" style:list-style-name="Numbering_20_123">
      <style:text-properties officeooo:paragraph-rsid="06d2b00e"/>
    </style:style>
    <style:style style:name="P56" style:family="paragraph" style:parent-style-name="Standard" style:list-style-name="Numbering_20_123">
      <style:text-properties officeooo:paragraph-rsid="06d55cdc"/>
    </style:style>
    <style:style style:name="P57" style:family="paragraph" style:parent-style-name="Standard" style:list-style-name="Numbering_20_123">
      <style:text-properties officeooo:paragraph-rsid="06daa270"/>
    </style:style>
    <style:style style:name="P58" style:family="paragraph" style:parent-style-name="Standard" style:list-style-name="Numbering_20_123">
      <style:text-properties officeooo:paragraph-rsid="06dd63d6"/>
    </style:style>
    <style:style style:name="P59" style:family="paragraph" style:parent-style-name="Standard" style:list-style-name="Numbering_20_123">
      <style:text-properties officeooo:paragraph-rsid="06de1eb2"/>
    </style:style>
    <style:style style:name="P60" style:family="paragraph" style:parent-style-name="Standard" style:list-style-name="Numbering_20_123">
      <style:text-properties officeooo:paragraph-rsid="06e00422"/>
    </style:style>
    <style:style style:name="P61" style:family="paragraph" style:parent-style-name="Standard" style:list-style-name="Numbering_20_123">
      <style:text-properties officeooo:paragraph-rsid="06e23ccb"/>
    </style:style>
    <style:style style:name="P62" style:family="paragraph" style:parent-style-name="Standard" style:list-style-name="Numbering_20_123">
      <style:text-properties officeooo:paragraph-rsid="06e49d44"/>
    </style:style>
    <style:style style:name="P63" style:family="paragraph" style:parent-style-name="Standard" style:list-style-name="Numbering_20_123">
      <style:text-properties officeooo:paragraph-rsid="06ea2091"/>
    </style:style>
    <style:style style:name="P64" style:family="paragraph" style:parent-style-name="Standard" style:list-style-name="Numbering_20_123">
      <style:text-properties officeooo:paragraph-rsid="06eb467b"/>
    </style:style>
    <style:style style:name="P65" style:family="paragraph" style:parent-style-name="Standard" style:list-style-name="Numbering_20_123">
      <style:text-properties officeooo:paragraph-rsid="06eeb4f6"/>
    </style:style>
    <style:style style:name="P66" style:family="paragraph" style:parent-style-name="Standard" style:list-style-name="Numbering_20_123">
      <style:text-properties officeooo:paragraph-rsid="06ef7aec"/>
    </style:style>
    <style:style style:name="P67" style:family="paragraph" style:parent-style-name="Standard" style:list-style-name="Numbering_20_123">
      <style:text-properties officeooo:paragraph-rsid="06fed961"/>
    </style:style>
    <style:style style:name="P68" style:family="paragraph" style:parent-style-name="Standard" style:list-style-name="Numbering_20_123">
      <style:text-properties officeooo:paragraph-rsid="07018bba"/>
    </style:style>
    <style:style style:name="P69" style:family="paragraph" style:parent-style-name="Standard" style:list-style-name="Numbering_20_123">
      <style:text-properties officeooo:paragraph-rsid="0704b11e"/>
    </style:style>
    <style:style style:name="P70" style:family="paragraph" style:parent-style-name="Standard" style:list-style-name="Numbering_20_123">
      <style:text-properties officeooo:paragraph-rsid="0705fac8"/>
    </style:style>
    <style:style style:name="P71" style:family="paragraph" style:parent-style-name="Standard" style:list-style-name="Numbering_20_123">
      <style:text-properties officeooo:paragraph-rsid="0706bf42"/>
    </style:style>
    <style:style style:name="P72" style:family="paragraph" style:parent-style-name="Standard" style:list-style-name="Numbering_20_123">
      <style:text-properties officeooo:paragraph-rsid="03924ff3"/>
    </style:style>
    <style:style style:name="P73" style:family="paragraph" style:parent-style-name="Standard" style:list-style-name="Numbering_20_123">
      <style:text-properties officeooo:paragraph-rsid="070e60e6"/>
    </style:style>
    <style:style style:name="P74" style:family="paragraph" style:parent-style-name="Standard" style:list-style-name="Numbering_20_123">
      <style:text-properties officeooo:paragraph-rsid="07104e62"/>
    </style:style>
    <style:style style:name="P75" style:family="paragraph" style:parent-style-name="Standard" style:list-style-name="Numbering_20_123">
      <style:text-properties officeooo:paragraph-rsid="07121a21"/>
    </style:style>
    <style:style style:name="P76" style:family="paragraph" style:parent-style-name="Standard" style:list-style-name="Numbering_20_123">
      <style:text-properties officeooo:paragraph-rsid="07132317"/>
    </style:style>
    <style:style style:name="P77" style:family="paragraph" style:parent-style-name="Standard" style:list-style-name="Numbering_20_123">
      <style:text-properties officeooo:paragraph-rsid="0714713c"/>
    </style:style>
    <style:style style:name="P78" style:family="paragraph" style:parent-style-name="Standard" style:list-style-name="Numbering_20_123">
      <style:text-properties officeooo:paragraph-rsid="071830b8"/>
    </style:style>
    <style:style style:name="P79" style:family="paragraph" style:parent-style-name="Standard" style:list-style-name="Numbering_20_123">
      <style:text-properties officeooo:paragraph-rsid="0719056a"/>
    </style:style>
    <style:style style:name="P80" style:family="paragraph" style:parent-style-name="Standard" style:list-style-name="Numbering_20_123">
      <style:text-properties officeooo:paragraph-rsid="071a985f"/>
    </style:style>
    <style:style style:name="P81" style:family="paragraph" style:parent-style-name="Standard" style:list-style-name="Numbering_20_123">
      <style:text-properties officeooo:paragraph-rsid="071d5e39"/>
    </style:style>
    <style:style style:name="P82" style:family="paragraph" style:parent-style-name="Standard" style:list-style-name="Numbering_20_123">
      <style:text-properties officeooo:paragraph-rsid="072091d7"/>
    </style:style>
    <style:style style:name="P83" style:family="paragraph" style:parent-style-name="Standard" style:list-style-name="Numbering_20_123">
      <style:text-properties officeooo:paragraph-rsid="07221b1f"/>
    </style:style>
    <style:style style:name="P84" style:family="paragraph" style:parent-style-name="Standard" style:list-style-name="Numbering_20_123">
      <style:text-properties officeooo:paragraph-rsid="07240e4f"/>
    </style:style>
    <style:style style:name="P85" style:family="paragraph" style:parent-style-name="Standard" style:list-style-name="Numbering_20_123">
      <style:text-properties officeooo:paragraph-rsid="07250660"/>
    </style:style>
    <style:style style:name="P86" style:family="paragraph" style:parent-style-name="Standard" style:list-style-name="Numbering_20_123">
      <style:text-properties officeooo:paragraph-rsid="0727d37e"/>
    </style:style>
    <style:style style:name="P87" style:family="paragraph" style:parent-style-name="Standard" style:list-style-name="Numbering_20_123">
      <style:text-properties officeooo:paragraph-rsid="07296a61"/>
    </style:style>
    <style:style style:name="P88" style:family="paragraph" style:parent-style-name="Standard" style:list-style-name="Numbering_20_123">
      <style:text-properties officeooo:paragraph-rsid="072f2b01"/>
    </style:style>
    <style:style style:name="P89" style:family="paragraph" style:parent-style-name="Standard" style:list-style-name="Numbering_20_123">
      <style:text-properties officeooo:paragraph-rsid="07356e8c"/>
    </style:style>
    <style:style style:name="P90" style:family="paragraph" style:parent-style-name="Standard" style:list-style-name="Numbering_20_123">
      <style:text-properties officeooo:paragraph-rsid="07363ef5"/>
    </style:style>
    <style:style style:name="P91" style:family="paragraph" style:parent-style-name="Standard" style:list-style-name="Numbering_20_123">
      <style:text-properties officeooo:paragraph-rsid="07380cf7"/>
    </style:style>
    <style:style style:name="P92" style:family="paragraph" style:parent-style-name="Standard" style:list-style-name="Numbering_20_123">
      <style:text-properties officeooo:paragraph-rsid="0739b9c1"/>
    </style:style>
    <style:style style:name="P93" style:family="paragraph" style:parent-style-name="Standard" style:list-style-name="Numbering_20_123">
      <style:text-properties officeooo:paragraph-rsid="073e01b0"/>
    </style:style>
    <style:style style:name="P94" style:family="paragraph" style:parent-style-name="Standard" style:list-style-name="Numbering_20_123">
      <style:text-properties officeooo:paragraph-rsid="07412d54"/>
    </style:style>
    <style:style style:name="P95" style:family="paragraph" style:parent-style-name="Standard" style:list-style-name="Numbering_20_123">
      <style:text-properties officeooo:paragraph-rsid="07444a0f"/>
    </style:style>
    <style:style style:name="P96" style:family="paragraph" style:parent-style-name="Standard" style:list-style-name="Numbering_20_123">
      <style:text-properties officeooo:paragraph-rsid="07471f85"/>
    </style:style>
    <style:style style:name="P97" style:family="paragraph" style:parent-style-name="Standard" style:list-style-name="Numbering_20_123">
      <style:text-properties officeooo:paragraph-rsid="074b4eca"/>
    </style:style>
    <style:style style:name="P98" style:family="paragraph" style:parent-style-name="Standard" style:list-style-name="Numbering_20_123">
      <style:text-properties officeooo:paragraph-rsid="074ecc53"/>
    </style:style>
    <style:style style:name="P99" style:family="paragraph" style:parent-style-name="Standard" style:list-style-name="Numbering_20_123">
      <style:text-properties officeooo:paragraph-rsid="0753edeb"/>
    </style:style>
    <style:style style:name="P100" style:family="paragraph" style:parent-style-name="Standard" style:list-style-name="Numbering_20_123">
      <style:text-properties officeooo:paragraph-rsid="0758a2fc"/>
    </style:style>
    <style:style style:name="P101" style:family="paragraph" style:parent-style-name="Standard" style:list-style-name="Numbering_20_123">
      <style:text-properties officeooo:paragraph-rsid="075ec906"/>
    </style:style>
    <style:style style:name="P102" style:family="paragraph" style:parent-style-name="Standard" style:list-style-name="Numbering_20_123">
      <style:text-properties officeooo:paragraph-rsid="0765a190"/>
    </style:style>
    <style:style style:name="P103" style:family="paragraph" style:parent-style-name="Standard" style:list-style-name="Numbering_20_123">
      <style:text-properties officeooo:paragraph-rsid="077bad08"/>
    </style:style>
    <style:style style:name="P104" style:family="paragraph" style:parent-style-name="Standard" style:list-style-name="Numbering_20_123">
      <style:text-properties officeooo:paragraph-rsid="076ca24c"/>
    </style:style>
    <style:style style:name="P105" style:family="paragraph" style:parent-style-name="Standard" style:list-style-name="Numbering_20_123">
      <style:text-properties officeooo:paragraph-rsid="076e69ac"/>
    </style:style>
    <style:style style:name="P106" style:family="paragraph" style:parent-style-name="Standard" style:list-style-name="Numbering_20_123">
      <style:text-properties officeooo:paragraph-rsid="0771dced"/>
    </style:style>
    <style:style style:name="P107" style:family="paragraph" style:parent-style-name="Standard" style:list-style-name="Numbering_20_123">
      <style:text-properties officeooo:paragraph-rsid="077740b7"/>
    </style:style>
    <style:style style:name="P108" style:family="paragraph" style:parent-style-name="Standard" style:list-style-name="Numbering_20_123">
      <style:text-properties officeooo:paragraph-rsid="077f8df1"/>
    </style:style>
    <style:style style:name="P109" style:family="paragraph" style:parent-style-name="Standard" style:list-style-name="Numbering_20_123">
      <style:text-properties officeooo:paragraph-rsid="0788e758"/>
    </style:style>
    <style:style style:name="P110" style:family="paragraph" style:parent-style-name="Standard" style:list-style-name="Numbering_20_123">
      <style:text-properties officeooo:paragraph-rsid="078adfb8"/>
    </style:style>
    <style:style style:name="P111" style:family="paragraph" style:parent-style-name="Standard" style:list-style-name="Numbering_20_123">
      <style:text-properties officeooo:paragraph-rsid="078ea04f"/>
    </style:style>
    <style:style style:name="P112" style:family="paragraph" style:parent-style-name="Standard" style:list-style-name="Numbering_20_123">
      <style:text-properties officeooo:paragraph-rsid="07919cf5"/>
    </style:style>
    <style:style style:name="P113" style:family="paragraph" style:parent-style-name="Standard" style:list-style-name="Numbering_20_123">
      <style:text-properties officeooo:paragraph-rsid="0796b84a"/>
    </style:style>
    <style:style style:name="P114" style:family="paragraph" style:parent-style-name="Standard" style:list-style-name="Numbering_20_123">
      <style:text-properties officeooo:paragraph-rsid="079fc74f"/>
    </style:style>
    <style:style style:name="P115" style:family="paragraph" style:parent-style-name="Standard" style:list-style-name="Numbering_20_123">
      <style:text-properties officeooo:paragraph-rsid="07a8697a"/>
    </style:style>
    <style:style style:name="P116" style:family="paragraph" style:parent-style-name="Standard" style:list-style-name="Numbering_20_123">
      <style:text-properties officeooo:paragraph-rsid="07aa5f76"/>
    </style:style>
    <style:style style:name="P117" style:family="paragraph" style:parent-style-name="Standard" style:list-style-name="Numbering_20_123">
      <style:text-properties officeooo:paragraph-rsid="07ac22a5"/>
    </style:style>
    <style:style style:name="P118" style:family="paragraph" style:parent-style-name="Standard" style:list-style-name="Numbering_20_123">
      <style:text-properties officeooo:paragraph-rsid="07b04995"/>
    </style:style>
    <style:style style:name="P119" style:family="paragraph" style:parent-style-name="Standard" style:list-style-name="Numbering_20_123">
      <style:text-properties officeooo:paragraph-rsid="07b277d2"/>
    </style:style>
    <style:style style:name="P120" style:family="paragraph" style:parent-style-name="Standard" style:list-style-name="Numbering_20_123">
      <style:text-properties officeooo:paragraph-rsid="07bc1711"/>
    </style:style>
    <style:style style:name="P121" style:family="paragraph" style:parent-style-name="Standard" style:list-style-name="Numbering_20_123">
      <style:text-properties officeooo:paragraph-rsid="07be4dbb"/>
    </style:style>
    <style:style style:name="P122" style:family="paragraph" style:parent-style-name="Standard" style:list-style-name="Numbering_20_123">
      <style:text-properties officeooo:paragraph-rsid="07c75c16"/>
    </style:style>
    <style:style style:name="P123" style:family="paragraph" style:parent-style-name="Standard" style:list-style-name="Numbering_20_123">
      <style:text-properties officeooo:paragraph-rsid="07c82b61"/>
    </style:style>
    <style:style style:name="P124" style:family="paragraph" style:parent-style-name="Standard" style:list-style-name="Numbering_20_123">
      <style:text-properties officeooo:paragraph-rsid="07c9f127"/>
    </style:style>
    <style:style style:name="P125" style:family="paragraph" style:parent-style-name="Standard" style:list-style-name="Numbering_20_123">
      <style:text-properties officeooo:paragraph-rsid="07caee48"/>
    </style:style>
    <style:style style:name="P126" style:family="paragraph" style:parent-style-name="Standard" style:list-style-name="Numbering_20_123">
      <style:text-properties officeooo:paragraph-rsid="07cd5908"/>
    </style:style>
    <style:style style:name="P127" style:family="paragraph" style:parent-style-name="Standard" style:list-style-name="Numbering_20_123">
      <style:text-properties officeooo:paragraph-rsid="07d0ab4e"/>
    </style:style>
    <style:style style:name="P128" style:family="paragraph" style:parent-style-name="Standard" style:list-style-name="Numbering_20_123">
      <style:text-properties officeooo:paragraph-rsid="07d2a5fc"/>
    </style:style>
    <style:style style:name="P129" style:family="paragraph" style:parent-style-name="Standard" style:list-style-name="Numbering_20_123">
      <style:text-properties officeooo:paragraph-rsid="07d4b8cf"/>
    </style:style>
    <style:style style:name="P130" style:family="paragraph" style:parent-style-name="Standard" style:list-style-name="Numbering_20_123">
      <style:text-properties officeooo:paragraph-rsid="07d4cf37"/>
    </style:style>
    <style:style style:name="P131" style:family="paragraph" style:parent-style-name="Standard" style:list-style-name="Numbering_20_123">
      <style:text-properties officeooo:paragraph-rsid="07d7ed73"/>
    </style:style>
    <style:style style:name="P132" style:family="paragraph" style:parent-style-name="Standard" style:list-style-name="Numbering_20_123">
      <style:text-properties officeooo:paragraph-rsid="07d93a2f"/>
    </style:style>
    <style:style style:name="P133" style:family="paragraph" style:parent-style-name="Standard" style:list-style-name="Numbering_20_123">
      <style:text-properties officeooo:paragraph-rsid="07da051d"/>
    </style:style>
    <style:style style:name="P134" style:family="paragraph" style:parent-style-name="Standard" style:list-style-name="Numbering_20_123">
      <style:text-properties officeooo:paragraph-rsid="07ddc64a"/>
    </style:style>
    <style:style style:name="P135" style:family="paragraph" style:parent-style-name="Standard" style:list-style-name="Numbering_20_123">
      <style:text-properties officeooo:paragraph-rsid="07de5006"/>
    </style:style>
    <style:style style:name="P136" style:family="paragraph" style:parent-style-name="Standard" style:list-style-name="Numbering_20_123">
      <style:text-properties officeooo:paragraph-rsid="07e0e70e"/>
    </style:style>
    <style:style style:name="P137" style:family="paragraph" style:parent-style-name="Standard" style:list-style-name="Numbering_20_123">
      <style:text-properties officeooo:paragraph-rsid="07e27931"/>
    </style:style>
    <style:style style:name="P138" style:family="paragraph" style:parent-style-name="Standard" style:list-style-name="Numbering_20_123">
      <style:text-properties officeooo:paragraph-rsid="07e6a43d"/>
    </style:style>
    <style:style style:name="P139" style:family="paragraph" style:parent-style-name="Standard" style:list-style-name="Numbering_20_123">
      <style:text-properties officeooo:paragraph-rsid="07e9802e"/>
    </style:style>
    <style:style style:name="P140" style:family="paragraph" style:parent-style-name="Standard" style:list-style-name="Numbering_20_123">
      <style:text-properties officeooo:paragraph-rsid="03afb6b8"/>
    </style:style>
    <style:style style:name="P141" style:family="paragraph" style:parent-style-name="Standard" style:list-style-name="Numbering_20_123">
      <style:text-properties officeooo:paragraph-rsid="056bd492"/>
    </style:style>
    <style:style style:name="P142" style:family="paragraph" style:parent-style-name="Standard" style:list-style-name="Numbering_20_123">
      <style:text-properties officeooo:paragraph-rsid="056da033"/>
    </style:style>
    <style:style style:name="P143" style:family="paragraph" style:parent-style-name="Standard">
      <style:text-properties officeooo:paragraph-rsid="0000a7ac"/>
    </style:style>
    <style:style style:name="P144" style:family="paragraph" style:parent-style-name="Standard">
      <style:text-properties officeooo:rsid="0015e190" officeooo:paragraph-rsid="00c54477"/>
    </style:style>
    <style:style style:name="P145" style:family="paragraph" style:parent-style-name="Standard">
      <style:text-properties officeooo:paragraph-rsid="036c2c3f"/>
    </style:style>
    <style:style style:name="P146" style:family="paragraph" style:parent-style-name="Standard">
      <style:paragraph-properties fo:text-align="center" style:justify-single-word="false"/>
      <style:text-properties officeooo:paragraph-rsid="0000a7ac"/>
    </style:style>
    <style:style style:name="P147" style:family="paragraph" style:parent-style-name="Standard">
      <style:text-properties style:font-name="Arial" fo:font-size="12pt" fo:font-style="italic" officeooo:rsid="001456d8" officeooo:paragraph-rsid="0000a7ac" style:font-size-asian="12pt" style:font-style-asian="italic" style:font-size-complex="12pt" style:font-style-complex="italic"/>
    </style:style>
    <style:style style:name="P148" style:family="paragraph" style:parent-style-name="Standard">
      <style:text-properties style:font-name="Arial" fo:font-size="12pt" fo:font-style="normal" fo:font-weight="bold" officeooo:rsid="001456d8" officeooo:paragraph-rsid="0000a7ac" style:font-size-asian="12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text-properties style:font-name="Arial" fo:font-size="12pt" fo:font-style="normal" fo:font-weight="normal" officeooo:rsid="0015e190" officeooo:paragraph-rsid="0000a7ac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style:font-name="Arial" fo:font-size="12pt" fo:font-style="normal" fo:font-weight="normal" officeooo:paragraph-rsid="0084b6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51" style:family="paragraph" style:parent-style-name="Standard">
      <style:text-properties officeooo:paragraph-rsid="000ee5ca"/>
    </style:style>
    <style:style style:name="P152" style:family="paragraph" style:parent-style-name="Standard">
      <style:text-properties officeooo:paragraph-rsid="000b70ec"/>
    </style:style>
    <style:style style:name="P153" style:family="paragraph" style:parent-style-name="Standard">
      <style:text-properties officeooo:paragraph-rsid="0002bad4"/>
    </style:style>
    <style:style style:name="P154" style:family="paragraph" style:parent-style-name="Standard">
      <style:text-properties officeooo:paragraph-rsid="007c4bcb"/>
    </style:style>
    <style:style style:name="P155" style:family="paragraph" style:parent-style-name="Standard">
      <style:text-properties officeooo:paragraph-rsid="0089129d"/>
    </style:style>
    <style:style style:name="P156" style:family="paragraph" style:parent-style-name="Standard">
      <style:text-properties officeooo:paragraph-rsid="0088b770"/>
    </style:style>
    <style:style style:name="P157" style:family="paragraph" style:parent-style-name="Standard">
      <style:text-properties officeooo:paragraph-rsid="008b7f88"/>
    </style:style>
    <style:style style:name="P158" style:family="paragraph" style:parent-style-name="Standard">
      <style:text-properties officeooo:paragraph-rsid="00907d10"/>
    </style:style>
    <style:style style:name="P159" style:family="paragraph" style:parent-style-name="Standard">
      <style:text-properties officeooo:paragraph-rsid="00916403"/>
    </style:style>
    <style:style style:name="P160" style:family="paragraph" style:parent-style-name="Standard">
      <style:text-properties officeooo:paragraph-rsid="009e900d"/>
    </style:style>
    <style:style style:name="P161" style:family="paragraph" style:parent-style-name="Standard">
      <style:text-properties officeooo:paragraph-rsid="001a77b8"/>
    </style:style>
    <style:style style:name="P162" style:family="paragraph" style:parent-style-name="Standard">
      <style:text-properties officeooo:paragraph-rsid="00a1db90"/>
    </style:style>
    <style:style style:name="P163" style:family="paragraph" style:parent-style-name="Standard">
      <style:text-properties officeooo:paragraph-rsid="00adc794"/>
    </style:style>
    <style:style style:name="P164" style:family="paragraph" style:parent-style-name="Standard">
      <style:text-properties officeooo:paragraph-rsid="00b91ba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e0bfb" style:font-weight-asian="normal" style:font-weight-complex="normal"/>
    </style:style>
    <style:style style:name="T3" style:family="text">
      <style:text-properties style:font-name="Arial" fo:font-size="12pt" fo:font-style="normal" fo:font-weight="normal" officeooo:rsid="0015e19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fo:font-weight="normal" officeooo:rsid="002bc7a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113cd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7e873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802a6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7c4bc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88b77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8a94a8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8b7f8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8d9cb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907d1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9088b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91640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92610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9363d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93653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94c1a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9b0b0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9b51d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9ce00b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9fe5e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a1588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a1db9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a2bac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a3569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a549b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a5788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a8df5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aa7bc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ab5e4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ab832e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abc7b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af684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affed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b1ad5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95cb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98d0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99ac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a549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a578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a72f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bold" officeooo:rsid="0015e19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Arial" fo:font-size="12pt" fo:font-style="normal" fo:font-weight="bold" officeooo:rsid="00179a32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Arial" fo:font-size="12pt" fo:font-style="normal" fo:font-weight="bold" officeooo:rsid="0002bad4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Arial" fo:font-size="12pt" fo:font-style="normal" fo:font-weight="bold" officeooo:rsid="007c4bcb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Arial" fo:font-size="12pt" fo:font-style="normal" fo:font-weight="bold" officeooo:rsid="009053ee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Arial" fo:font-size="12pt" fo:font-style="normal" fo:font-weight="bold" officeooo:rsid="00916403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Arial" fo:font-size="12pt" fo:font-style="normal" fo:font-weight="bold" officeooo:rsid="00a1db90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Arial" fo:font-size="12pt" fo:font-style="normal" fo:font-weight="bold" officeooo:rsid="00abc7ba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Arial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Arial" fo:font-size="12pt" fo:font-style="italic" fo:font-weight="normal" officeooo:rsid="0015e19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Arial" officeooo:rsid="0084b670"/>
    </style:style>
    <style:style style:name="T57" style:family="text">
      <style:text-properties style:font-name="Arial" officeooo:rsid="0087952c"/>
    </style:style>
    <style:style style:name="T5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style:text-underline-style="none" fo:font-weight="normal" officeooo:rsid="04f1de1d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style:text-underline-style="none" fo:font-weight="normal" officeooo:rsid="05e39c08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style:text-underline-style="none" fo:font-weight="normal" officeooo:rsid="06be5c66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style:text-underline-style="none" fo:font-weight="normal" officeooo:rsid="06d2b00e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style:text-underline-style="none" fo:font-weight="normal" officeooo:rsid="06d55cdc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style:text-underline-style="none" fo:font-weight="normal" officeooo:rsid="06d71edc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style:text-underline-style="none" fo:font-weight="normal" officeooo:rsid="06daa27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style:text-underline-style="none" fo:font-weight="normal" officeooo:rsid="06dd63d6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style:text-underline-style="none" fo:font-weight="normal" officeooo:rsid="06de1eb2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style:text-underline-style="none" fo:font-weight="normal" officeooo:rsid="06df3769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style:text-underline-style="none" fo:font-weight="normal" officeooo:rsid="06e00422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style:text-underline-style="none" fo:font-weight="normal" officeooo:rsid="06e23ccb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style:text-underline-style="none" fo:font-weight="normal" officeooo:rsid="06e49d44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style:text-underline-style="none" fo:font-weight="normal" officeooo:rsid="06e4c124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style:text-underline-style="none" fo:font-weight="normal" officeooo:rsid="06e5ecf4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style:text-underline-style="none" fo:font-weight="normal" officeooo:rsid="06e6d51b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style:text-underline-style="none" fo:font-weight="normal" officeooo:rsid="06e7360d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style:text-underline-style="none" fo:font-weight="normal" officeooo:rsid="06e910f6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style:text-underline-style="none" fo:font-weight="normal" officeooo:rsid="06e95233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style:text-underline-style="none" fo:font-weight="normal" officeooo:rsid="06ea2091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style:text-underline-style="none" fo:font-weight="normal" officeooo:rsid="06eaa9bc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style:text-underline-style="none" fo:font-weight="normal" officeooo:rsid="06eb467b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style:text-underline-style="none" fo:font-weight="normal" officeooo:rsid="06ec7349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style:text-underline-style="none" fo:font-weight="normal" officeooo:rsid="06ecbff4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style:text-underline-style="none" fo:font-weight="normal" officeooo:rsid="06eeb4f6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style:text-underline-style="none" fo:font-weight="normal" officeooo:rsid="06ef7aec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style:text-underline-style="none" fo:font-weight="normal" officeooo:rsid="06f26569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style:text-underline-style="none" fo:font-weight="normal" officeooo:rsid="06f53515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text-underline-style="none" fo:font-weight="normal" officeooo:rsid="06f6a7ff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style:text-underline-style="none" fo:font-weight="normal" officeooo:rsid="06f796a9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style:text-underline-style="none" fo:font-weight="normal" officeooo:rsid="06f7ee32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style:text-underline-style="none" fo:font-weight="normal" officeooo:rsid="06f9e3bc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style:text-underline-style="none" fo:font-weight="normal" officeooo:rsid="06fa9948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style:text-underline-style="none" fo:font-weight="normal" officeooo:rsid="06fb975d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style:text-underline-style="none" fo:font-weight="normal" officeooo:rsid="06fcc346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style:text-underline-style="none" fo:font-weight="normal" officeooo:rsid="06fed961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style:text-underline-style="none" fo:font-weight="normal" officeooo:rsid="06ff2685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style:text-underline-style="none" fo:font-weight="normal" officeooo:rsid="0700646c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style:text-underline-style="none" fo:font-weight="normal" officeooo:rsid="07018bba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style:text-underline-style="none" fo:font-weight="normal" officeooo:rsid="0704b11e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style:text-underline-style="none" fo:font-weight="normal" officeooo:rsid="0705fac8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style:text-underline-style="none" fo:font-weight="normal" officeooo:rsid="0706553a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style:text-underline-style="none" fo:font-weight="normal" officeooo:rsid="0706bf42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style:text-underline-style="none" fo:font-weight="normal" officeooo:rsid="0707d101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style:text-underline-style="none" fo:font-weight="normal" officeooo:rsid="070990e9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style:text-underline-style="none" fo:font-weight="normal" officeooo:rsid="070aaf2a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style:text-underline-style="none" fo:font-weight="normal" officeooo:rsid="070cb2d1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style:text-underline-style="none" fo:font-weight="normal" officeooo:rsid="070e60e6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style:text-underline-style="none" fo:font-weight="normal" officeooo:rsid="07be4dbb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style:text-underline-style="none" fo:font-weight="normal" officeooo:rsid="07c1eaa6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style:text-underline-style="none" fo:font-weight="normal" officeooo:rsid="07bf7014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style:text-underline-style="none" fo:font-weight="normal" officeooo:rsid="07c035d7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style:text-underline-style="none" fo:font-weight="normal" officeooo:rsid="07c480e5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style:text-underline-style="none" fo:font-weight="normal" officeooo:rsid="07c494ff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normal" style:text-underline-style="none" fo:font-weight="normal" officeooo:rsid="07c61492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font-style="normal" style:text-underline-style="none" fo:font-weight="normal" officeooo:rsid="07c75c16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style:text-underline-style="none" fo:font-weight="normal" officeooo:rsid="07c75c90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font-style="normal" style:text-underline-style="none" fo:font-weight="normal" officeooo:rsid="07c82b61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font-style="normal" style:text-underline-style="none" fo:font-weight="normal" officeooo:rsid="07c9f127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style:text-underline-style="none" fo:font-weight="normal" officeooo:rsid="07caee48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style:text-underline-style="none" fo:font-weight="normal" officeooo:rsid="07cb7285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12pt" fo:font-style="normal" style:text-underline-style="none" fo:font-weight="normal" officeooo:rsid="07cd5908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size="12pt" fo:font-style="normal" style:text-underline-style="none" fo:font-weight="normal" officeooo:rsid="07ce347f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size="12pt" fo:font-style="normal" style:text-underline-style="none" fo:font-weight="normal" officeooo:rsid="07d0ab4e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size="12pt" fo:font-style="normal" style:text-underline-style="none" fo:font-weight="normal" officeooo:rsid="07d2a5fc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size="12pt" fo:font-style="normal" style:text-underline-style="none" fo:font-weight="normal" officeooo:rsid="07d4b8cf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size="12pt" fo:font-style="normal" style:text-underline-style="none" fo:font-weight="normal" officeooo:rsid="07d4cf37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font-style="normal" style:text-underline-style="none" fo:font-weight="normal" officeooo:rsid="07d7ed73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size="12pt" fo:font-style="normal" style:text-underline-style="none" fo:font-weight="normal" officeooo:rsid="07d93a2f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size="12pt" fo:font-style="normal" style:text-underline-style="none" fo:font-weight="normal" officeooo:rsid="07da051d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size="12pt" fo:font-style="normal" style:text-underline-style="none" fo:font-weight="normal" officeooo:rsid="07dcbd57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size="12pt" fo:font-style="normal" style:text-underline-style="none" fo:font-weight="normal" officeooo:rsid="07dce6d1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size="12pt" fo:font-style="normal" style:text-underline-style="none" fo:font-weight="normal" officeooo:rsid="07ddc64a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size="12pt" fo:font-style="normal" style:text-underline-style="none" fo:font-weight="normal" officeooo:rsid="07de5006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size="12pt" fo:font-style="normal" style:text-underline-style="none" fo:font-weight="normal" officeooo:rsid="07e0e70e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size="12pt" fo:font-style="normal" style:text-underline-style="none" fo:font-weight="normal" officeooo:rsid="07e27931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ize="12pt" fo:font-style="normal" style:text-underline-style="none" fo:font-weight="normal" officeooo:rsid="07e43ba8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fo:font-size="12pt" fo:font-style="normal" style:text-underline-style="none" fo:font-weight="normal" officeooo:rsid="07e6a43d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fo:font-size="12pt" fo:font-style="normal" style:text-underline-style="none" fo:font-weight="normal" officeooo:rsid="07e8a015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size="12pt" fo:font-style="normal" style:text-underline-style="none" fo:font-weight="normal" officeooo:rsid="07e9802e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size="12pt" fo:font-style="normal" style:text-underline-style="none" fo:font-weight="normal" officeooo:rsid="07eb1475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fo:font-size="12pt" fo:font-style="normal" style:text-underline-style="none" fo:font-weight="normal" officeooo:rsid="07ecbdfc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size="12pt" fo:font-style="normal" style:text-underline-style="none" fo:font-weight="normal" officeooo:rsid="07ecbe49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size="12pt" fo:font-style="normal" style:text-underline-style="none" fo:font-weight="normal" officeooo:rsid="07ee2007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size="12pt" fo:font-style="normal" style:text-underline-style="none" fo:font-weight="normal" officeooo:rsid="07eed136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font-size="12pt" fo:font-style="normal" style:text-underline-style="none" fo:font-weight="normal" officeooo:rsid="07efd7fe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font-size="12pt" fo:font-style="normal" style:text-underline-style="none" fo:font-weight="normal" officeooo:rsid="07f19d8a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fo:font-size="12pt" fo:font-style="normal" style:text-underline-style="none" fo:font-weight="normal" officeooo:rsid="07f1bb7c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size="12pt" fo:font-style="normal" style:text-underline-style="none" fo:font-weight="normal" officeooo:rsid="07f42a9a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style="normal" fo:font-weight="bold" officeooo:rsid="0013b4ff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3353596" style:font-style-asian="normal" style:font-weight-asian="bold" style:font-style-complex="normal" style:font-weight-complex="bold"/>
    </style:style>
    <style:style style:name="T150" style:family="text">
      <style:text-properties style:font-name="Liberation Mono" officeooo:rsid="004e4412"/>
    </style:style>
    <style:style style:name="T151" style:family="text">
      <style:text-properties style:font-name="Liberation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style:font-name="Liberation Mono" fo:font-size="12pt" fo:font-style="normal" fo:font-weight="normal" officeooo:rsid="001fde61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style:font-name="Liberation Mono" fo:font-size="12pt" fo:font-style="normal" fo:font-weight="normal" officeooo:rsid="005020c1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style:font-name="Liberation Mono" fo:font-size="12pt" fo:font-style="normal" fo:font-weight="normal" officeooo:rsid="00195144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style:font-name="Liberation Mono" fo:font-size="12pt" fo:font-style="normal" fo:font-weight="normal" officeooo:rsid="00179a32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style:font-name="Liberation Mono" fo:font-size="12pt" fo:font-style="normal" fo:font-weight="normal" officeooo:rsid="00198808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style:font-name="Liberation Mono" fo:font-size="12pt" fo:font-style="normal" fo:font-weight="normal" officeooo:rsid="0332326f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style:font-name="Liberation Mono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style:font-name="Liberation Mono" fo:font-size="12pt" fo:font-style="normal" fo:font-weight="normal" officeooo:rsid="00b10303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style:font-name="Liberation Mono" fo:font-size="12pt" fo:font-style="normal" fo:font-weight="normal" officeooo:rsid="007d63ab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style:font-name="Liberation Mono" fo:font-size="12pt" fo:font-style="normal" fo:font-weight="normal" officeooo:rsid="000db663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style:font-name="Liberation Mono" fo:font-size="12pt" fo:font-style="normal" fo:font-weight="normal" officeooo:rsid="0085a256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style:font-name="Liberation Mono" fo:font-size="12pt" fo:font-style="normal" fo:font-weight="normal" officeooo:rsid="007c8f9a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style:font-name="Liberation Mono" fo:font-size="12pt" fo:font-style="normal" fo:font-weight="normal" officeooo:rsid="068adc94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style:font-name="Liberation Mono" fo:font-size="12pt" fo:font-style="normal" fo:font-weight="normal" officeooo:rsid="068b226b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style:font-name="Liberation Mono" fo:font-size="12pt" fo:font-style="normal" fo:font-weight="normal" officeooo:rsid="068bdbb6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style:font-name="Liberation Mono" fo:font-size="12pt" fo:font-style="normal" fo:font-weight="normal" officeooo:rsid="068dc6e4" style:font-size-asian="12pt" style:font-style-asian="normal" style:font-weight-asian="normal" style:font-size-complex="12pt" style:font-style-complex="normal" style:font-weight-complex="normal"/>
    </style:style>
    <style:style style:name="T168" style:family="text">
      <style:text-properties style:font-name="Liberation Mono" fo:font-size="12pt" fo:font-style="normal" fo:font-weight="normal" officeooo:rsid="068eeede" style:font-size-asian="12pt" style:font-style-asian="normal" style:font-weight-asian="normal" style:font-size-complex="12pt" style:font-style-complex="normal" style:font-weight-complex="normal"/>
    </style:style>
    <style:style style:name="T169" style:family="text">
      <style:text-properties style:font-name="Liberation Mono" fo:font-size="12pt" fo:font-style="normal" fo:font-weight="normal" officeooo:rsid="06905721" style:font-size-asian="12pt" style:font-style-asian="normal" style:font-weight-asian="normal" style:font-size-complex="12pt" style:font-style-complex="normal" style:font-weight-complex="normal"/>
    </style:style>
    <style:style style:name="T170" style:family="text">
      <style:text-properties style:font-name="Liberation Mono" fo:font-size="12pt" fo:font-style="normal" fo:font-weight="normal" officeooo:rsid="06929aa5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style:font-name="Liberation Mono" fo:font-size="12pt" fo:font-style="normal" fo:font-weight="normal" officeooo:rsid="0693c0d8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style:font-name="Liberation Mono" fo:font-size="12pt" fo:font-style="normal" fo:font-weight="normal" officeooo:rsid="06958ca9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style:font-name="Liberation Mono" fo:font-size="12pt" fo:font-style="normal" fo:font-weight="normal" officeooo:rsid="0696928b" style:font-size-asian="12pt" style:font-style-asian="normal" style:font-weight-asian="normal" style:font-size-complex="12pt" style:font-style-complex="normal" style:font-weight-complex="normal"/>
    </style:style>
    <style:style style:name="T174" style:family="text">
      <style:text-properties style:font-name="Liberation Mono" fo:font-size="12pt" fo:font-style="normal" fo:font-weight="normal" officeooo:rsid="0696c6f9" style:font-size-asian="12pt" style:font-style-asian="normal" style:font-weight-asian="normal" style:font-size-complex="12pt" style:font-style-complex="normal" style:font-weight-complex="normal"/>
    </style:style>
    <style:style style:name="T175" style:family="text">
      <style:text-properties style:font-name="Liberation Mono" fo:font-size="12pt" fo:font-style="normal" fo:font-weight="normal" officeooo:rsid="013327c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6" style:family="text">
      <style:text-properties style:font-name="Liberation Mono" fo:font-size="12pt" fo:font-style="normal" fo:font-weight="normal" officeooo:rsid="005020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7" style:family="text">
      <style:text-properties style:font-name="Liberation Mono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178" style:family="text">
      <style:text-properties style:font-name="Liberation Mono" fo:font-size="12pt" fo:font-style="normal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179" style:family="text">
      <style:text-properties style:font-name="Liberation Mono" fo:font-size="12pt" fo:font-style="normal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180" style:family="text">
      <style:text-properties style:font-name="Liberation Mono" fo:font-size="12pt" fo:font-style="normal" fo:font-weight="bold" officeooo:rsid="00140cef" style:font-size-asian="12pt" style:font-style-asian="normal" style:font-weight-asian="bold" style:font-size-complex="12pt" style:font-style-complex="normal" style:font-weight-complex="bold"/>
    </style:style>
    <style:style style:name="T181" style:family="text">
      <style:text-properties style:font-name="Liberation Mono" fo:font-size="12pt" fo:font-style="normal" fo:font-weight="bold" officeooo:rsid="000db663" style:font-size-asian="12pt" style:font-style-asian="normal" style:font-weight-asian="bold" style:font-size-complex="12pt" style:font-style-complex="normal" style:font-weight-complex="bold"/>
    </style:style>
    <style:style style:name="T182" style:family="text">
      <style:text-properties style:font-name="Liberation Mono" fo:font-size="12pt" fo:font-style="normal" fo:font-weight="bold" officeooo:rsid="06890d6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83" style:family="text">
      <style:text-properties style:font-name="Liberation Mono" fo:font-size="12pt" fo:font-style="normal" style:text-underline-style="none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style:font-name="Liberation Mono" fo:font-size="12pt" fo:font-style="normal" style:text-underline-style="none" fo:font-weight="normal" officeooo:rsid="039326a8" style:font-size-asian="12pt" style:font-style-asian="normal" style:font-weight-asian="normal" style:font-size-complex="12pt" style:font-style-complex="normal" style:font-weight-complex="normal"/>
    </style:style>
    <style:style style:name="T185" style:family="text">
      <style:text-properties style:font-name="Liberation Mono" fo:font-size="12pt" fo:font-style="normal" style:text-underline-style="none" fo:font-weight="normal" officeooo:rsid="0352e304" style:font-size-asian="12pt" style:font-style-asian="normal" style:font-weight-asian="normal" style:font-size-complex="12pt" style:font-style-complex="normal" style:font-weight-complex="normal"/>
    </style:style>
    <style:style style:name="T186" style:family="text">
      <style:text-properties style:font-name="Liberation Mono" fo:font-size="12pt" fo:font-style="normal" style:text-underline-style="none" fo:font-weight="normal" officeooo:rsid="0392e1fe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style:font-name="Liberation Mono" fo:font-size="12pt" fo:font-style="normal" style:text-underline-style="none" fo:font-weight="normal" officeooo:rsid="061b79d9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style:font-name="Liberation Mono" fo:font-size="12pt" fo:font-style="normal" style:text-underline-style="none" fo:font-weight="normal" officeooo:rsid="07104e62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style:font-name="Liberation Mono" fo:font-size="12pt" fo:font-style="normal" style:text-underline-style="none" fo:font-weight="normal" officeooo:rsid="07121a21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style:font-name="Liberation Mono" fo:font-size="12pt" fo:font-style="normal" style:text-underline-style="none" fo:font-weight="normal" officeooo:rsid="07132317" style:font-size-asian="12pt" style:font-style-asian="normal" style:font-weight-asian="normal" style:font-size-complex="12pt" style:font-style-complex="normal" style:font-weight-complex="normal"/>
    </style:style>
    <style:style style:name="T191" style:family="text">
      <style:text-properties style:font-name="Liberation Mono" fo:font-size="12pt" fo:font-style="normal" style:text-underline-style="none" fo:font-weight="normal" officeooo:rsid="0714713c" style:font-size-asian="12pt" style:font-style-asian="normal" style:font-weight-asian="normal" style:font-size-complex="12pt" style:font-style-complex="normal" style:font-weight-complex="normal"/>
    </style:style>
    <style:style style:name="T192" style:family="text">
      <style:text-properties style:font-name="Liberation Mono" fo:font-size="12pt" fo:font-style="normal" style:text-underline-style="none" fo:font-weight="normal" officeooo:rsid="0715ab3f" style:font-size-asian="12pt" style:font-style-asian="normal" style:font-weight-asian="normal" style:font-size-complex="12pt" style:font-style-complex="normal" style:font-weight-complex="normal"/>
    </style:style>
    <style:style style:name="T193" style:family="text">
      <style:text-properties style:font-name="Liberation Mono" fo:font-size="12pt" fo:font-style="normal" style:text-underline-style="none" fo:font-weight="normal" officeooo:rsid="07173eca" style:font-size-asian="12pt" style:font-style-asian="normal" style:font-weight-asian="normal" style:font-size-complex="12pt" style:font-style-complex="normal" style:font-weight-complex="normal"/>
    </style:style>
    <style:style style:name="T194" style:family="text">
      <style:text-properties style:font-name="Liberation Mono" fo:font-size="12pt" fo:font-style="normal" style:text-underline-style="none" fo:font-weight="normal" officeooo:rsid="071830b8" style:font-size-asian="12pt" style:font-style-asian="normal" style:font-weight-asian="normal" style:font-size-complex="12pt" style:font-style-complex="normal" style:font-weight-complex="normal"/>
    </style:style>
    <style:style style:name="T195" style:family="text">
      <style:text-properties style:font-name="Liberation Mono" fo:font-size="12pt" fo:font-style="normal" style:text-underline-style="none" fo:font-weight="normal" officeooo:rsid="0719056a" style:font-size-asian="12pt" style:font-style-asian="normal" style:font-weight-asian="normal" style:font-size-complex="12pt" style:font-style-complex="normal" style:font-weight-complex="normal"/>
    </style:style>
    <style:style style:name="T196" style:family="text">
      <style:text-properties style:font-name="Liberation Mono" fo:font-size="12pt" fo:font-style="normal" style:text-underline-style="none" fo:font-weight="normal" officeooo:rsid="00b10303" style:font-size-asian="12pt" style:font-style-asian="normal" style:font-weight-asian="normal" style:font-size-complex="12pt" style:font-style-complex="normal" style:font-weight-complex="normal"/>
    </style:style>
    <style:style style:name="T197" style:family="text">
      <style:text-properties style:font-name="Liberation Mono" fo:font-size="12pt" fo:font-style="normal" style:text-underline-style="none" fo:font-weight="normal" officeooo:rsid="03ad45c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8" style:family="text">
      <style:text-properties style:font-name="Liberation Mono" fo:font-size="12pt" fo:font-style="normal" style:text-underline-style="none" fo:font-weight="normal" officeooo:rsid="04fa7a6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9" style:family="text">
      <style:text-properties style:font-name="Liberation Mono" fo:font-size="12pt" fo:font-style="normal" style:text-underline-style="none" fo:font-weight="normal" officeooo:rsid="056bd49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0" style:family="text">
      <style:text-properties style:font-name="Liberation Mono" fo:font-size="12pt" fo:font-style="normal" style:text-underline-style="none" fo:font-weight="normal" officeooo:rsid="058d4aa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1" style:family="text">
      <style:text-properties style:font-name="Liberation Mono" fo:font-size="12pt" fo:font-style="normal" style:text-underline-style="none" fo:font-weight="normal" officeooo:rsid="06c0bdb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2" style:family="text">
      <style:text-properties style:font-name="Liberation Mono" fo:font-size="12pt" fo:font-style="normal" style:text-underline-style="none" fo:font-weight="normal" officeooo:rsid="06e0e72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3" style:family="text">
      <style:text-properties style:font-name="Liberation Mono" fo:font-size="12pt" fo:font-style="normal" style:text-underline-style="none" fo:font-weight="normal" officeooo:rsid="06fd5e6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4" style:family="text">
      <style:text-properties style:font-name="Liberation Mono" fo:font-size="12pt" fo:font-style="normal" style:text-underline-style="none" fo:font-weight="normal" officeooo:rsid="071a98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5" style:family="text">
      <style:text-properties style:font-name="Liberation Mono" fo:font-size="12pt" fo:font-style="normal" style:text-underline-style="none" fo:font-weight="normal" officeooo:rsid="071c2b5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6" style:family="text">
      <style:text-properties style:font-name="Liberation Mono" fo:font-size="12pt" fo:font-style="normal" style:text-underline-style="none" fo:font-weight="normal" officeooo:rsid="071d5e3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7" style:family="text">
      <style:text-properties style:font-name="Liberation Mono" fo:font-size="12pt" fo:font-style="normal" style:text-underline-style="none" fo:font-weight="normal" officeooo:rsid="071e9df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8" style:family="text">
      <style:text-properties style:font-name="Liberation Mono" fo:font-size="12pt" fo:font-style="normal" style:text-underline-style="none" fo:font-weight="normal" officeooo:rsid="072091d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9" style:family="text">
      <style:text-properties style:font-name="Liberation Mono" fo:font-size="12pt" fo:font-style="normal" style:text-underline-style="none" fo:font-weight="normal" officeooo:rsid="0720c1d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0" style:family="text">
      <style:text-properties style:font-name="Liberation Mono" fo:font-size="12pt" fo:font-style="normal" style:text-underline-style="none" fo:font-weight="normal" officeooo:rsid="07221b1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1" style:family="text">
      <style:text-properties style:font-name="Liberation Mono" fo:font-size="12pt" fo:font-style="normal" style:text-underline-style="none" fo:font-weight="normal" officeooo:rsid="0723a03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2" style:family="text">
      <style:text-properties style:font-name="Liberation Mono" fo:font-size="12pt" fo:font-style="normal" style:text-underline-style="none" fo:font-weight="normal" officeooo:rsid="07240e4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3" style:family="text">
      <style:text-properties style:font-name="Liberation Mono" fo:font-size="12pt" fo:font-style="normal" style:text-underline-style="none" fo:font-weight="normal" officeooo:rsid="0725066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4" style:family="text">
      <style:text-properties style:font-name="Liberation Mono" fo:font-size="12pt" fo:font-style="normal" style:text-underline-style="none" fo:font-weight="normal" officeooo:rsid="0725ae7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5" style:family="text">
      <style:text-properties style:font-name="Liberation Mono" fo:font-size="12pt" fo:font-style="normal" style:text-underline-style="none" fo:font-weight="normal" officeooo:rsid="0727d37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6" style:family="text">
      <style:text-properties style:font-name="Liberation Mono" fo:font-size="12pt" fo:font-style="normal" style:text-underline-style="none" fo:font-weight="normal" officeooo:rsid="07296a6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7" style:family="text">
      <style:text-properties style:font-name="Liberation Mono" fo:font-size="12pt" fo:font-style="normal" style:text-underline-style="none" fo:font-weight="normal" officeooo:rsid="072bf72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8" style:family="text">
      <style:text-properties style:font-name="Liberation Mono" fo:font-size="12pt" fo:font-style="normal" style:text-underline-style="none" fo:font-weight="normal" officeooo:rsid="072f2b0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9" style:family="text">
      <style:text-properties style:font-name="Liberation Mono" fo:font-size="12pt" fo:font-style="normal" style:text-underline-style="none" fo:font-weight="normal" officeooo:rsid="0730ca5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0" style:family="text">
      <style:text-properties style:font-name="Liberation Mono" fo:font-size="12pt" fo:font-style="normal" style:text-underline-style="none" fo:font-weight="normal" officeooo:rsid="07356e8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1" style:family="text">
      <style:text-properties style:font-name="Liberation Mono" fo:font-size="12pt" fo:font-style="normal" style:text-underline-style="none" fo:font-weight="normal" officeooo:rsid="07363ef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2" style:family="text">
      <style:text-properties style:font-name="Liberation Mono" fo:font-size="12pt" fo:font-style="normal" style:text-underline-style="none" fo:font-weight="normal" officeooo:rsid="07380cf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3" style:family="text">
      <style:text-properties style:font-name="Liberation Mono" fo:font-size="12pt" fo:font-style="normal" style:text-underline-style="none" fo:font-weight="normal" officeooo:rsid="07397fd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4" style:family="text">
      <style:text-properties style:font-name="Liberation Mono" fo:font-size="12pt" fo:font-style="normal" style:text-underline-style="none" fo:font-weight="normal" officeooo:rsid="0739b9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5" style:family="text">
      <style:text-properties style:font-name="Liberation Mono" fo:font-size="12pt" fo:font-style="normal" style:text-underline-style="none" fo:font-weight="normal" officeooo:rsid="073b5eb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6" style:family="text">
      <style:text-properties style:font-name="Liberation Mono" fo:font-size="12pt" fo:font-style="normal" style:text-underline-style="none" fo:font-weight="normal" officeooo:rsid="073e01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7" style:family="text">
      <style:text-properties style:font-name="Liberation Mono" fo:font-size="12pt" fo:font-style="normal" style:text-underline-style="none" fo:font-weight="normal" officeooo:rsid="073ed5a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8" style:family="text">
      <style:text-properties style:font-name="Liberation Mono" fo:font-size="12pt" fo:font-style="normal" style:text-underline-style="none" fo:font-weight="normal" officeooo:rsid="07412d5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9" style:family="text">
      <style:text-properties style:font-name="Liberation Mono" fo:font-size="12pt" fo:font-style="normal" style:text-underline-style="none" fo:font-weight="normal" officeooo:rsid="07444a0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0" style:family="text">
      <style:text-properties style:font-name="Liberation Mono" fo:font-size="12pt" fo:font-style="normal" style:text-underline-style="none" fo:font-weight="normal" officeooo:rsid="07471f8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1" style:family="text">
      <style:text-properties style:font-name="Liberation Mono" fo:font-size="12pt" fo:font-style="normal" style:text-underline-style="none" fo:font-weight="normal" officeooo:rsid="0748c8f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2" style:family="text">
      <style:text-properties style:font-name="Liberation Mono" fo:font-size="12pt" fo:font-style="normal" style:text-underline-style="none" fo:font-weight="normal" officeooo:rsid="074b4ec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3" style:family="text">
      <style:text-properties style:font-name="Liberation Mono" fo:font-size="12pt" fo:font-style="normal" style:text-underline-style="none" fo:font-weight="normal" officeooo:rsid="074cd44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4" style:family="text">
      <style:text-properties style:font-name="Liberation Mono" fo:font-size="12pt" fo:font-style="normal" style:text-underline-style="none" fo:font-weight="normal" officeooo:rsid="074d60d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5" style:family="text">
      <style:text-properties style:font-name="Liberation Mono" fo:font-size="12pt" fo:font-style="normal" style:text-underline-style="none" fo:font-weight="normal" officeooo:rsid="074ecc5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6" style:family="text">
      <style:text-properties style:font-name="Liberation Mono" fo:font-size="12pt" fo:font-style="normal" style:text-underline-style="none" fo:font-weight="normal" officeooo:rsid="0750bda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7" style:family="text">
      <style:text-properties style:font-name="Liberation Mono" fo:font-size="12pt" fo:font-style="normal" style:text-underline-style="none" fo:font-weight="normal" officeooo:rsid="0751de3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8" style:family="text">
      <style:text-properties style:font-name="Liberation Mono" fo:font-size="12pt" fo:font-style="normal" style:text-underline-style="none" fo:font-weight="normal" officeooo:rsid="0753ede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9" style:family="text">
      <style:text-properties style:font-name="Liberation Mono" fo:font-size="12pt" fo:font-style="normal" style:text-underline-style="none" fo:font-weight="normal" officeooo:rsid="0754b27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0" style:family="text">
      <style:text-properties style:font-name="Liberation Mono" fo:font-size="12pt" fo:font-style="normal" style:text-underline-style="none" fo:font-weight="normal" officeooo:rsid="0756159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1" style:family="text">
      <style:text-properties style:font-name="Liberation Mono" fo:font-size="12pt" fo:font-style="normal" style:text-underline-style="none" fo:font-weight="normal" officeooo:rsid="0756b1d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2" style:family="text">
      <style:text-properties style:font-name="Liberation Mono" fo:font-size="12pt" fo:font-style="normal" style:text-underline-style="none" fo:font-weight="normal" officeooo:rsid="07584f1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3" style:family="text">
      <style:text-properties style:font-name="Liberation Mono" fo:font-size="12pt" fo:font-style="normal" style:text-underline-style="none" fo:font-weight="normal" officeooo:rsid="0758a2f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4" style:family="text">
      <style:text-properties style:font-name="Liberation Mono" fo:font-size="12pt" fo:font-style="normal" style:text-underline-style="none" fo:font-weight="normal" officeooo:rsid="075a1f2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5" style:family="text">
      <style:text-properties style:font-name="Liberation Mono" fo:font-size="12pt" fo:font-style="normal" style:text-underline-style="none" fo:font-weight="normal" officeooo:rsid="075b284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6" style:family="text">
      <style:text-properties style:font-name="Liberation Mono" fo:font-size="12pt" fo:font-style="normal" style:text-underline-style="none" fo:font-weight="normal" officeooo:rsid="075ec90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7" style:family="text">
      <style:text-properties style:font-name="Liberation Mono" fo:font-size="12pt" fo:font-style="normal" style:text-underline-style="none" fo:font-weight="normal" officeooo:rsid="075f8e3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8" style:family="text">
      <style:text-properties style:font-name="Liberation Mono" fo:font-size="12pt" fo:font-style="normal" style:text-underline-style="none" fo:font-weight="normal" officeooo:rsid="07614b5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9" style:family="text">
      <style:text-properties style:font-name="Liberation Mono" fo:font-size="12pt" fo:font-style="normal" style:text-underline-style="none" fo:font-weight="normal" officeooo:rsid="0762ea8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0" style:family="text">
      <style:text-properties style:font-name="Liberation Mono" fo:font-size="12pt" fo:font-style="normal" style:text-underline-style="none" fo:font-weight="normal" officeooo:rsid="0763830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1" style:family="text">
      <style:text-properties style:font-name="Liberation Mono" fo:font-size="12pt" fo:font-style="normal" style:text-underline-style="none" fo:font-weight="normal" officeooo:rsid="07638c1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2" style:family="text">
      <style:text-properties style:font-name="Liberation Mono" fo:font-size="12pt" fo:font-style="normal" style:text-underline-style="none" fo:font-weight="normal" officeooo:rsid="0765a19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3" style:family="text">
      <style:text-properties style:font-name="Liberation Mono" fo:font-size="12pt" fo:font-style="normal" style:text-underline-style="none" fo:font-weight="normal" officeooo:rsid="0767057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4" style:family="text">
      <style:text-properties style:font-name="Liberation Mono" fo:font-size="12pt" fo:font-style="normal" style:text-underline-style="none" fo:font-weight="normal" officeooo:rsid="076bed9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5" style:family="text">
      <style:text-properties style:font-name="Liberation Mono" fo:font-size="12pt" fo:font-style="normal" style:text-underline-style="none" fo:font-weight="normal" officeooo:rsid="076c85e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6" style:family="text">
      <style:text-properties style:font-name="Liberation Mono" fo:font-size="12pt" fo:font-style="normal" style:text-underline-style="none" fo:font-weight="normal" officeooo:rsid="076ca24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7" style:family="text">
      <style:text-properties style:font-name="Liberation Mono" fo:font-size="12pt" fo:font-style="normal" style:text-underline-style="none" fo:font-weight="normal" officeooo:rsid="076e69a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8" style:family="text">
      <style:text-properties style:font-name="Liberation Mono" fo:font-size="12pt" fo:font-style="normal" style:text-underline-style="none" fo:font-weight="normal" officeooo:rsid="076edab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9" style:family="text">
      <style:text-properties style:font-name="Liberation Mono" fo:font-size="12pt" fo:font-style="normal" style:text-underline-style="none" fo:font-weight="normal" officeooo:rsid="0771dce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0" style:family="text">
      <style:text-properties style:font-name="Liberation Mono" fo:font-size="12pt" fo:font-style="normal" style:text-underline-style="none" fo:font-weight="normal" officeooo:rsid="07736b2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1" style:family="text">
      <style:text-properties style:font-name="Liberation Mono" fo:font-size="12pt" fo:font-style="normal" style:text-underline-style="none" fo:font-weight="normal" officeooo:rsid="0775275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2" style:family="text">
      <style:text-properties style:font-name="Liberation Mono" fo:font-size="12pt" fo:font-style="normal" style:text-underline-style="none" fo:font-weight="normal" officeooo:rsid="0775d3b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3" style:family="text">
      <style:text-properties style:font-name="Liberation Mono" fo:font-size="12pt" fo:font-style="normal" style:text-underline-style="none" fo:font-weight="normal" officeooo:rsid="077731a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4" style:family="text">
      <style:text-properties style:font-name="Liberation Mono" fo:font-size="12pt" fo:font-style="normal" style:text-underline-style="none" fo:font-weight="normal" officeooo:rsid="077740b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5" style:family="text">
      <style:text-properties style:font-name="Liberation Mono" fo:font-size="12pt" fo:font-style="normal" style:text-underline-style="none" fo:font-weight="normal" officeooo:rsid="0777ae7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6" style:family="text">
      <style:text-properties style:font-name="Liberation Mono" fo:font-size="12pt" fo:font-style="normal" style:text-underline-style="none" fo:font-weight="normal" officeooo:rsid="077968a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7" style:family="text">
      <style:text-properties style:font-name="Liberation Mono" fo:font-size="12pt" fo:font-style="normal" style:text-underline-style="none" fo:font-weight="normal" officeooo:rsid="077b4fb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8" style:family="text">
      <style:text-properties style:font-name="Liberation Mono" fo:font-size="12pt" fo:font-style="normal" style:text-underline-style="none" fo:font-weight="normal" officeooo:rsid="077b6ba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9" style:family="text">
      <style:text-properties style:font-name="Liberation Mono" fo:font-size="12pt" fo:font-style="normal" style:text-underline-style="none" fo:font-weight="normal" officeooo:rsid="077bad0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0" style:family="text">
      <style:text-properties style:font-name="Liberation Mono" fo:font-size="12pt" fo:font-style="normal" style:text-underline-style="none" fo:font-weight="normal" officeooo:rsid="077cb84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1" style:family="text">
      <style:text-properties style:font-name="Liberation Mono" fo:font-size="12pt" fo:font-style="normal" style:text-underline-style="none" fo:font-weight="normal" officeooo:rsid="077ea50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2" style:family="text">
      <style:text-properties style:font-name="Liberation Mono" fo:font-size="12pt" fo:font-style="normal" style:text-underline-style="none" fo:font-weight="normal" officeooo:rsid="077f8df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3" style:family="text">
      <style:text-properties style:font-name="Liberation Mono" fo:font-size="12pt" fo:font-style="normal" style:text-underline-style="none" fo:font-weight="normal" officeooo:rsid="07815c5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4" style:family="text">
      <style:text-properties style:font-name="Liberation Mono" fo:font-size="12pt" fo:font-style="normal" style:text-underline-style="none" fo:font-weight="normal" officeooo:rsid="0784f8a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5" style:family="text">
      <style:text-properties style:font-name="Liberation Mono" fo:font-size="12pt" fo:font-style="normal" style:text-underline-style="none" fo:font-weight="normal" officeooo:rsid="0786d71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6" style:family="text">
      <style:text-properties style:font-name="Liberation Mono" fo:font-size="12pt" fo:font-style="normal" style:text-underline-style="none" fo:font-weight="normal" officeooo:rsid="0788e75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7" style:family="text">
      <style:text-properties style:font-name="Liberation Mono" fo:font-size="12pt" fo:font-style="normal" style:text-underline-style="none" fo:font-weight="normal" officeooo:rsid="078adfb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8" style:family="text">
      <style:text-properties style:font-name="Liberation Mono" fo:font-size="12pt" fo:font-style="normal" style:text-underline-style="none" fo:font-weight="normal" officeooo:rsid="078c2ac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9" style:family="text">
      <style:text-properties style:font-name="Liberation Mono" fo:font-size="12pt" fo:font-style="normal" style:text-underline-style="none" fo:font-weight="normal" officeooo:rsid="078cfca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0" style:family="text">
      <style:text-properties style:font-name="Liberation Mono" fo:font-size="12pt" fo:font-style="normal" style:text-underline-style="none" fo:font-weight="normal" officeooo:rsid="078d1d7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1" style:family="text">
      <style:text-properties style:font-name="Liberation Mono" fo:font-size="12pt" fo:font-style="normal" style:text-underline-style="none" fo:font-weight="normal" officeooo:rsid="078ea04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2" style:family="text">
      <style:text-properties style:font-name="Liberation Mono" fo:font-size="12pt" fo:font-style="normal" style:text-underline-style="none" fo:font-weight="normal" officeooo:rsid="079076e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3" style:family="text">
      <style:text-properties style:font-name="Liberation Mono" fo:font-size="12pt" fo:font-style="normal" style:text-underline-style="none" fo:font-weight="normal" officeooo:rsid="07919cf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4" style:family="text">
      <style:text-properties style:font-name="Liberation Mono" fo:font-size="12pt" fo:font-style="normal" style:text-underline-style="none" fo:font-weight="normal" officeooo:rsid="0795001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5" style:family="text">
      <style:text-properties style:font-name="Liberation Mono" fo:font-size="12pt" fo:font-style="normal" style:text-underline-style="none" fo:font-weight="normal" officeooo:rsid="0796b84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6" style:family="text">
      <style:text-properties style:font-name="Liberation Mono" fo:font-size="12pt" fo:font-style="normal" style:text-underline-style="none" fo:font-weight="normal" officeooo:rsid="0797c26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7" style:family="text">
      <style:text-properties style:font-name="Liberation Mono" fo:font-size="12pt" fo:font-style="normal" style:text-underline-style="none" fo:font-weight="normal" officeooo:rsid="0797eb4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8" style:family="text">
      <style:text-properties style:font-name="Liberation Mono" fo:font-size="12pt" fo:font-style="normal" style:text-underline-style="none" fo:font-weight="normal" officeooo:rsid="0798fd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9" style:family="text">
      <style:text-properties style:font-name="Liberation Mono" fo:font-size="12pt" fo:font-style="normal" style:text-underline-style="none" fo:font-weight="normal" officeooo:rsid="0799455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0" style:family="text">
      <style:text-properties style:font-name="Liberation Mono" fo:font-size="12pt" fo:font-style="normal" style:text-underline-style="none" fo:font-weight="normal" officeooo:rsid="079b8db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1" style:family="text">
      <style:text-properties style:font-name="Liberation Mono" fo:font-size="12pt" fo:font-style="normal" style:text-underline-style="none" fo:font-weight="normal" officeooo:rsid="079fc74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2" style:family="text">
      <style:text-properties style:font-name="Liberation Mono" fo:font-size="12pt" fo:font-style="normal" style:text-underline-style="none" fo:font-weight="normal" officeooo:rsid="07a0bc7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3" style:family="text">
      <style:text-properties style:font-name="Liberation Mono" fo:font-size="12pt" fo:font-style="normal" style:text-underline-style="none" fo:font-weight="normal" officeooo:rsid="07a52c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4" style:family="text">
      <style:text-properties style:font-name="Liberation Mono" fo:font-size="12pt" fo:font-style="normal" style:text-underline-style="none" fo:font-weight="normal" officeooo:rsid="07a8697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5" style:family="text">
      <style:text-properties style:font-name="Liberation Mono" fo:font-size="12pt" fo:font-style="normal" style:text-underline-style="none" fo:font-weight="normal" officeooo:rsid="07aa5f7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6" style:family="text">
      <style:text-properties style:font-name="Liberation Mono" fo:font-size="12pt" fo:font-style="normal" style:text-underline-style="none" fo:font-weight="normal" officeooo:rsid="07ac22a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7" style:family="text">
      <style:text-properties style:font-name="Liberation Mono" fo:font-size="12pt" fo:font-style="normal" style:text-underline-style="none" fo:font-weight="normal" officeooo:rsid="07aeafd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8" style:family="text">
      <style:text-properties style:font-name="Liberation Mono" fo:font-size="12pt" fo:font-style="normal" style:text-underline-style="none" fo:font-weight="normal" officeooo:rsid="07b0499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9" style:family="text">
      <style:text-properties style:font-name="Liberation Mono" fo:font-size="12pt" fo:font-style="normal" style:text-underline-style="none" fo:font-weight="normal" officeooo:rsid="07b2265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0" style:family="text">
      <style:text-properties style:font-name="Liberation Mono" fo:font-size="12pt" fo:font-style="normal" style:text-underline-style="none" fo:font-weight="normal" officeooo:rsid="07b277d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1" style:family="text">
      <style:text-properties style:font-name="Liberation Mono" fo:font-size="12pt" fo:font-style="normal" style:text-underline-style="none" fo:font-weight="normal" officeooo:rsid="07b2b9f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2" style:family="text">
      <style:text-properties style:font-name="Liberation Mono" fo:font-size="12pt" fo:font-style="normal" style:text-underline-style="none" fo:font-weight="normal" officeooo:rsid="07b3b86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3" style:family="text">
      <style:text-properties style:font-name="Liberation Mono" fo:font-size="12pt" fo:font-style="normal" style:text-underline-style="none" fo:font-weight="normal" officeooo:rsid="07b44ca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4" style:family="text">
      <style:text-properties style:font-name="Liberation Mono" fo:font-size="12pt" fo:font-style="normal" style:text-underline-style="none" fo:font-weight="normal" officeooo:rsid="07b640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5" style:family="text">
      <style:text-properties style:font-name="Liberation Mono" fo:font-size="12pt" fo:font-style="normal" style:text-underline-style="none" fo:font-weight="normal" officeooo:rsid="07b6d2d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6" style:family="text">
      <style:text-properties style:font-name="Liberation Mono" fo:font-size="12pt" fo:font-style="normal" style:text-underline-style="none" fo:font-weight="normal" officeooo:rsid="07b8b31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7" style:family="text">
      <style:text-properties style:font-name="Liberation Mono" fo:font-size="12pt" fo:font-style="normal" style:text-underline-style="none" fo:font-weight="normal" officeooo:rsid="07bc171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8" style:family="text">
      <style:text-properties style:font-name="Liberation Mono" fo:font-size="12pt" fo:font-style="normal" style:text-underline-style="none" fo:font-weight="normal" officeooo:rsid="07c3182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9" style:family="text">
      <style:text-properties style:font-name="Liberation Mono" fo:font-size="12pt" fo:font-style="normal" style:text-underline-style="none" fo:font-weight="normal" officeooo:rsid="07dbcac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0" style:family="text">
      <style:text-properties style:font-name="Liberation Mono" fo:font-size="12pt" fo:font-style="normal" style:text-underline-style="none" fo:font-weight="normal" officeooo:rsid="07e6a43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1" style:family="text">
      <style:text-properties style:font-name="Liberation Mono" fo:font-size="12pt" fo:font-style="normal" style:text-underline-style="none" fo:font-weight="normal" officeooo:rsid="07f483c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2" style:family="text">
      <style:text-properties style:font-name="Liberation Mono" fo:font-size="12pt" fo:font-style="normal" style:text-underline-style="none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313" style:family="text">
      <style:text-properties style:font-name="Liberation Mono" fo:font-size="12pt" fo:font-style="normal" style:text-underline-style="none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314" style:family="text">
      <style:text-properties style:font-name="Liberation Mono" fo:font-size="12pt" fo:font-style="normal" style:text-underline-style="none" fo:font-weight="bold" officeooo:rsid="0392e1fe" style:font-size-asian="12pt" style:font-style-asian="normal" style:font-weight-asian="bold" style:font-size-complex="12pt" style:font-style-complex="normal" style:font-weight-complex="bold"/>
    </style:style>
    <style:style style:name="T315" style:family="text">
      <style:text-properties style:font-name="Liberation Mono" fo:font-size="12pt" fo:font-style="normal" style:text-underline-style="none" fo:font-weight="bold" officeooo:rsid="03aaa21d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16" style:family="text">
      <style:text-properties style:font-name="Liberation Mono" fo:font-size="12pt" fo:font-style="normal" style:text-underline-style="none" fo:font-weight="bold" officeooo:rsid="06080be0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17" style:family="text">
      <style:text-properties style:font-name="Liberation Mono" fo:font-size="12pt" fo:font-style="normal" style:text-underline-style="none" fo:font-weight="bold" officeooo:rsid="060a0da9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18" style:family="text">
      <style:text-properties style:font-name="Liberation Mono" fo:font-size="12pt" fo:font-style="normal" style:text-underline-style="none" fo:font-weight="bold" officeooo:rsid="068a6ddc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19" style:family="text">
      <style:text-properties style:font-name="Liberation Mono" fo:font-size="12pt" fo:font-style="normal" style:text-underline-style="none" fo:font-weight="bold" officeooo:rsid="06999171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20" style:family="text">
      <style:text-properties style:font-name="Liberation Mono" fo:font-size="12pt" fo:font-style="normal" style:text-underline-style="none" fo:font-weight="bold" officeooo:rsid="06d1e064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21" style:family="text">
      <style:text-properties style:font-name="Liberation Mono" fo:font-size="12pt" fo:font-style="normal" style:text-underline-style="none" fo:font-weight="bold" officeooo:rsid="0740a2a5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22" style:family="text">
      <style:text-properties style:font-name="Liberation Mono" fo:font-size="12pt" fo:font-style="normal" style:text-underline-style="none" fo:font-weight="bold" officeooo:rsid="077968a0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23" style:family="text">
      <style:text-properties style:font-name="Liberation Mono" fo:font-size="12pt" fo:font-style="normal" style:text-underline-style="none" fo:font-weight="bold" officeooo:rsid="077b3825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24" style:family="text">
      <style:text-properties style:font-name="Liberation Mono" fo:font-size="12pt" fo:font-style="normal" style:text-underline-style="none" fo:font-weight="bold" officeooo:rsid="07bcd0e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25" style:family="text">
      <style:text-properties style:font-name="Liberation Mono" fo:font-weight="normal" style:font-weight-asian="normal" style:font-weight-complex="normal"/>
    </style:style>
    <style:style style:name="T326" style:family="text">
      <style:text-properties style:font-name="Liberation Mono" fo:font-style="normal" fo:font-weight="bold" officeooo:rsid="0013b4ff" style:font-style-asian="normal" style:font-weight-asian="bold" style:font-style-complex="normal" style:font-weight-complex="bold"/>
    </style:style>
    <style:style style:name="T327" style:family="text">
      <style:text-properties style:font-name="Liberation Mono" fo:font-style="normal" fo:font-weight="bold" officeooo:rsid="007b6ae1" style:font-style-asian="normal" style:font-weight-asian="bold" style:font-style-complex="normal" style:font-weight-complex="bold"/>
    </style:style>
    <style:style style:name="T328" style:family="text">
      <style:text-properties style:font-name="Liberation Mono" fo:font-style="normal" fo:font-weight="bold" officeooo:rsid="0051bd82" style:font-style-asian="normal" style:font-weight-asian="bold" style:font-style-complex="normal" style:font-weight-complex="bold"/>
    </style:style>
    <style:style style:name="T329" style:family="text">
      <style:text-properties style:font-name="Liberation Mono" fo:font-style="normal" fo:font-weight="bold" officeooo:rsid="0687ed17" style:font-style-asian="normal" style:font-weight-asian="bold" style:font-style-complex="normal" style:font-weight-complex="bold"/>
    </style:style>
    <style:style style:name="T330" style:family="text">
      <style:text-properties officeooo:rsid="0689ba1b"/>
    </style:style>
    <style:style style:name="T331" style:family="text">
      <style:text-properties officeooo:rsid="069a7a52"/>
    </style:style>
    <style:style style:name="T332" style:family="text">
      <style:text-properties officeooo:rsid="069c497d"/>
    </style:style>
    <style:style style:name="T333" style:family="text">
      <style:text-properties officeooo:rsid="069dd753"/>
    </style:style>
    <style:style style:name="T334" style:family="text">
      <style:text-properties officeooo:rsid="069e7856"/>
    </style:style>
    <style:style style:name="T335" style:family="text">
      <style:text-properties officeooo:rsid="069f1170"/>
    </style:style>
    <style:style style:name="T336" style:family="text">
      <style:text-properties officeooo:rsid="06a00bbf"/>
    </style:style>
    <style:style style:name="T337" style:family="text">
      <style:text-properties officeooo:rsid="06a1ed98"/>
    </style:style>
    <style:style style:name="T338" style:family="text">
      <style:text-properties officeooo:rsid="06a50206"/>
    </style:style>
    <style:style style:name="T339" style:family="text">
      <style:text-properties officeooo:rsid="06a6a04e"/>
    </style:style>
    <style:style style:name="T340" style:family="text">
      <style:text-properties officeooo:rsid="06a91b50"/>
    </style:style>
    <style:style style:name="T341" style:family="text">
      <style:text-properties officeooo:rsid="06aa0a6e"/>
    </style:style>
    <style:style style:name="T342" style:family="text">
      <style:text-properties officeooo:rsid="06ace580"/>
    </style:style>
    <style:style style:name="T343" style:family="text">
      <style:text-properties officeooo:rsid="06ae3b67"/>
    </style:style>
    <style:style style:name="T344" style:family="text">
      <style:text-properties officeooo:rsid="06affb9e"/>
    </style:style>
    <style:style style:name="T345" style:family="text">
      <style:text-properties officeooo:rsid="06b2c446"/>
    </style:style>
    <style:style style:name="T346" style:family="text">
      <style:text-properties officeooo:rsid="06b4695f"/>
    </style:style>
    <style:style style:name="T347" style:family="text">
      <style:text-properties officeooo:rsid="06b51bee"/>
    </style:style>
    <style:style style:name="T348" style:family="text">
      <style:text-properties officeooo:rsid="06b82efa"/>
    </style:style>
    <style:style style:name="T349" style:family="text">
      <style:text-properties officeooo:rsid="06b85703"/>
    </style:style>
    <style:style style:name="T350" style:family="text">
      <style:text-properties officeooo:rsid="06bad7ae"/>
    </style:style>
    <style:style style:name="T351" style:family="text">
      <style:text-properties officeooo:rsid="06bb058e"/>
    </style:style>
    <style:style style:name="T352" style:family="text">
      <style:text-properties officeooo:rsid="06bc6393"/>
    </style:style>
    <style:style style:name="T353" style:family="text">
      <style:text-properties officeooo:rsid="06bc7dfd"/>
    </style:style>
    <style:style style:name="T354" style:family="text">
      <style:text-properties officeooo:rsid="06c0d842"/>
    </style:style>
    <style:style style:name="T355" style:family="text">
      <style:text-properties officeooo:rsid="06c27092"/>
    </style:style>
    <style:style style:name="T356" style:family="text">
      <style:text-properties officeooo:rsid="06c3efe6"/>
    </style:style>
    <style:style style:name="T357" style:family="text">
      <style:text-properties officeooo:rsid="06c563ba"/>
    </style:style>
    <style:style style:name="T358" style:family="text">
      <style:text-properties officeooo:rsid="06c723a7"/>
    </style:style>
    <style:style style:name="T359" style:family="text">
      <style:text-properties officeooo:rsid="06c764c9"/>
    </style:style>
    <style:style style:name="T360" style:family="text">
      <style:text-properties officeooo:rsid="06c904e1"/>
    </style:style>
    <style:style style:name="T361" style:family="text">
      <style:text-properties officeooo:rsid="06c94dc7"/>
    </style:style>
    <style:style style:name="T362" style:family="text">
      <style:text-properties officeooo:rsid="06cade79"/>
    </style:style>
    <style:style style:name="T363" style:family="text">
      <style:text-properties officeooo:rsid="06cc29a9"/>
    </style:style>
    <style:style style:name="T364" style:family="text">
      <style:text-properties officeooo:rsid="06ce99f9"/>
    </style:style>
    <style:style style:name="T365" style:family="text">
      <style:text-properties officeooo:rsid="007b6ae1"/>
    </style:style>
    <style:style style:name="T366" style:family="text">
      <style:text-properties officeooo:rsid="07f483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416939402768" text:id="ct94416939402768">
          <text:deletion>
            <office:change-info>
              <dc:creator>Unknown Author</dc:creator>
              <dc:date>2021-02-24T11:53:36</dc:date>
            </office:change-info>
            <text:p text:style-name="P4"><text:span text:style-name="T148">ΔΙΚΤΥΑ ΥΠΟΛΟΓΙΣΤΩΝ</text:span></text:p>
          </text:deletion>
        </text:changed-region>
        <text:changed-region xml:id="ct94416939402496" text:id="ct94416939402496">
          <text:insertion>
            <office:change-info>
              <dc:creator>Unknown Author</dc:creator>
              <dc:date>2021-02-24T11:53:36</dc:date>
            </office:change-info>
          </text:insertion>
        </text:changed-region>
        <text:changed-region xml:id="ct94416939866464" text:id="ct94416939866464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416939866800" text:id="ct94416939866800">
          <text:deletion>
            <office:change-info>
              <dc:creator>Unknown Author</dc:creator>
              <dc:date>2020-12-01T14:12:10</dc:date>
            </office:change-info>
            <text:p text:style-name="P5"><text:span text:style-name="T148">7</text:span></text:p>
          </text:deletion>
        </text:changed-region>
        <text:changed-region xml:id="ct94416939867200" text:id="ct94416939867200">
          <text:insertion>
            <office:change-info>
              <dc:creator>Unknown Author</dc:creator>
              <dc:date>2021-02-24T11:53:45</dc:date>
            </office:change-info>
          </text:insertion>
        </text:changed-region>
        <text:changed-region xml:id="ct94416939868800" text:id="ct94416939868800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416939869168" text:id="ct94416939869168">
          <text:deletion>
            <office:change-info>
              <dc:creator>Unknown Author</dc:creator>
              <dc:date>2020-11-09T22:42:50</dc:date>
            </office:change-info>
            <text:p text:style-name="P16"><text:span text:style-name="T327">5</text:span></text:p>
          </text:deletion>
        </text:changed-region>
        <text:changed-region xml:id="ct94416939870624" text:id="ct94416939870624">
          <text:insertion>
            <office:change-info>
              <dc:creator>Unknown Author</dc:creator>
              <dc:date>2021-03-23T16:17:09</dc:date>
            </office:change-info>
          </text:insertion>
        </text:changed-region>
        <text:changed-region xml:id="ct94416939871680" text:id="ct94416939871680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416939871920" text:id="ct94416939871920">
          <text:deletion>
            <office:change-info>
              <dc:creator>Unknown Author</dc:creator>
              <dc:date>2020-11-09T22:43:07</dc:date>
            </office:change-info>
            <text:p text:style-name="P7"><text:span text:style-name="T365">Εξερεύνηση του Διαδικτύου</text:span></text:p>
          </text:deletion>
        </text:changed-region>
        <text:changed-region xml:id="ct94416939872160" text:id="ct94416939872160">
          <text:insertion>
            <office:change-info>
              <dc:creator>Unknown Author</dc:creator>
              <dc:date>2021-03-23T16:17:13</dc:date>
            </office:change-info>
          </text:insertion>
        </text:changed-region>
        <text:changed-region xml:id="ct94416939874352" text:id="ct94416939874352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416939874720" text:id="ct94416939874720">
          <text:deletion>
            <office:change-info>
              <dc:creator>Unknown Author</dc:creator>
              <dc:date>2020-11-24T15:49:09</dc:date>
            </office:change-info>
            <text:p text:style-name="P143"><text:span text:style-name="Source_20_Text"><text:span text:style-name="T152">18.04.4</text:span></text:span></text:p>
          </text:deletion>
        </text:changed-region>
        <text:changed-region xml:id="ct94416939877344" text:id="ct94416939877344">
          <text:insertion>
            <office:change-info>
              <dc:creator>Unknown Author</dc:creator>
              <dc:date>2020-11-24T15:49:09</dc:date>
            </office:change-info>
          </text:insertion>
        </text:changed-region>
        <text:changed-region xml:id="ct94416939877712" text:id="ct94416939877712">
          <text:deletion>
            <office:change-info>
              <dc:creator>Unknown Author</dc:creator>
              <dc:date>2020-12-01T14:12:06</dc:date>
            </office:change-info>
            <text:p text:style-name="P143"><text:span text:style-name="Source_20_Text"><text:span text:style-name="T175"/></text:span></text:p>
            <text:p text:style-name="P143"><text:span text:style-name="Source_20_Text"><text:span text:style-name="T153">Ημερομηνία: 8/10/2020</text:span></text:span></text:p>
          </text:deletion>
        </text:changed-region>
        <text:changed-region xml:id="ct94416939879136" text:id="ct94416939879136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416939879376" text:id="ct94416939879376">
          <text:deletion>
            <office:change-info>
              <dc:creator>Unknown Author</dc:creator>
              <dc:date>2021-02-24T11:52:20</dc:date>
            </office:change-info>
            <text:p text:style-name="P2"><text:span text:style-name="T325">MAC address: c8:5b:76:d4:5a:7b</text:span></text:p>
            <text:p text:style-name="P2"><text:span text:style-name="Source_20_Text"><text:span text:style-name="T154">Ι</text:span></text:span><text:span text:style-name="Source_20_Text"><text:span text:style-name="T155">Pv4 </text:span></text:span><text:span text:style-name="Source_20_Text"><text:span text:style-name="T154">address</text:span></text:span><text:span text:style-name="Source_20_Text"><text:span text:style-name="T156">: </text:span></text:span><text:span text:style-name="Source_20_Text"><text:span text:style-name="T151">10.249.137.99 </text:span></text:span></text:p>
          </text:deletion>
        </text:changed-region>
        <text:changed-region xml:id="ct94416939879888" text:id="ct94416939879888">
          <text:insertion>
            <office:change-info>
              <dc:creator>Unknown Author</dc:creator>
              <dc:date>2021-02-24T11:52:30</dc:date>
            </office:change-info>
          </text:insertion>
        </text:changed-region>
        <text:changed-region xml:id="ct94416939887632" text:id="ct94416939887632">
          <text:insertion>
            <office:change-info>
              <dc:creator>Unknown Author</dc:creator>
              <dc:date>2021-02-24T11:59:03</dc:date>
            </office:change-info>
          </text:insertion>
        </text:changed-region>
        <text:changed-region xml:id="ct94416939888832" text:id="ct94416939888832">
          <text:insertion>
            <office:change-info>
              <dc:creator>Unknown Author</dc:creator>
              <dc:date>2021-03-23T16:17:50</dc:date>
            </office:change-info>
          </text:insertion>
        </text:changed-region>
        <text:changed-region xml:id="ct94416939891392" text:id="ct94416939891392">
          <text:insertion>
            <office:change-info>
              <dc:creator>Unknown Author</dc:creator>
              <dc:date>2021-03-23T16:18:01</dc:date>
            </office:change-info>
          </text:insertion>
        </text:changed-region>
        <text:changed-region xml:id="ct94416939893152" text:id="ct94416939893152">
          <text:insertion>
            <office:change-info>
              <dc:creator>Unknown Author</dc:creator>
              <dc:date>2021-03-02T13:12:28</dc:date>
            </office:change-info>
          </text:insertion>
        </text:changed-region>
        <text:changed-region xml:id="ct94416939901440" text:id="ct94416939901440">
          <text:insertion>
            <office:change-info>
              <dc:creator>Unknown Author</dc:creator>
              <dc:date>2021-03-23T16:20:55</dc:date>
            </office:change-info>
          </text:insertion>
        </text:changed-region>
        <text:changed-region xml:id="ct94416939902784" text:id="ct94416939902784">
          <text:insertion>
            <office:change-info>
              <dc:creator>Unknown Author</dc:creator>
              <dc:date>2021-03-23T16:21:00</dc:date>
            </office:change-info>
          </text:insertion>
        </text:changed-region>
        <text:changed-region xml:id="ct94416939912480" text:id="ct94416939912480">
          <text:insertion>
            <office:change-info>
              <dc:creator>Unknown Author</dc:creator>
              <dc:date>2021-03-23T16:23:53</dc:date>
            </office:change-info>
          </text:insertion>
        </text:changed-region>
        <text:changed-region xml:id="ct94416939919376" text:id="ct94416939919376">
          <text:insertion>
            <office:change-info>
              <dc:creator>Unknown Author</dc:creator>
              <dc:date>2021-03-23T16:24:00</dc:date>
            </office:change-info>
          </text:insertion>
        </text:changed-region>
        <text:changed-region xml:id="ct94416939890176" text:id="ct94416939890176">
          <text:insertion>
            <office:change-info>
              <dc:creator>Unknown Author</dc:creator>
              <dc:date>2021-03-23T16:25:01</dc:date>
            </office:change-info>
          </text:insertion>
        </text:changed-region>
        <text:changed-region xml:id="ct94416939906064" text:id="ct94416939906064">
          <text:insertion>
            <office:change-info>
              <dc:creator>Unknown Author</dc:creator>
              <dc:date>2021-03-23T16:26:00</dc:date>
            </office:change-info>
          </text:insertion>
        </text:changed-region>
        <text:changed-region xml:id="ct94416939890416" text:id="ct94416939890416">
          <text:insertion>
            <office:change-info>
              <dc:creator>Unknown Author</dc:creator>
              <dc:date>2021-03-23T16:34:03</dc:date>
            </office:change-info>
          </text:insertion>
        </text:changed-region>
        <text:changed-region xml:id="ct94416939908576" text:id="ct94416939908576">
          <text:insertion>
            <office:change-info>
              <dc:creator>Unknown Author</dc:creator>
              <dc:date>2021-03-23T16:35:04</dc:date>
            </office:change-info>
          </text:insertion>
        </text:changed-region>
        <text:changed-region xml:id="ct94416939929248" text:id="ct94416939929248">
          <text:insertion>
            <office:change-info>
              <dc:creator>Unknown Author</dc:creator>
              <dc:date>2021-03-23T16:36:02</dc:date>
            </office:change-info>
          </text:insertion>
        </text:changed-region>
        <text:changed-region xml:id="ct94416939933072" text:id="ct94416939933072">
          <text:insertion>
            <office:change-info>
              <dc:creator>Unknown Author</dc:creator>
              <dc:date>2021-03-10T17:00:46</dc:date>
            </office:change-info>
          </text:insertion>
        </text:changed-region>
        <text:changed-region xml:id="ct94416939935472" text:id="ct94416939935472">
          <text:deletion>
            <office:change-info>
              <dc:creator>Unknown Author</dc:creator>
              <dc:date>2020-11-09T22:43:22</dc:date>
            </office:change-info>
            <text:p text:style-name="P11"><text:span text:style-name="T180">1.1</text:span><text:span text:style-name="T181"> </text:span><text:span text:style-name="T161">inet 147.102.131.24 </text:span><text:span text:style-name="T163">της διεπαφής tun0 με ifconfig</text:span></text:p>
            <text:p text:style-name="P147"/>
            <text:p text:style-name="P148">1.2<text:span text:style-name="T1"> <text:s/>netmask 255.255.255.0, </text:span><text:span text:style-name="T2">μήκος προθέματος 24 bits</text:span></text:p>
            <text:p text:style-name="P149"/>
            <text:p text:style-name="P151"><text:span text:style-name="T46">1.3 </text:span><text:span text:style-name="T3">ping -c 1 -t &lt;ttl&gt; &lt;addr&gt;</text:span></text:p>
            <text:p text:style-name="P151"><text:span text:style-name="Source_20_Text"><text:span text:style-name="T3"/></text:span></text:p>
            <text:p text:style-name="P143"><text:span text:style-name="Source_20_Text"><text:span text:style-name="T46">1.4 </text:span></text:span><text:span text:style-name="Source_20_Text"><text:span text:style-name="T6">Η ελάχιστη τιμή είναι 3</text:span></text:span></text:p>
            <text:p text:style-name="P143"><text:span text:style-name="Source_20_Text"><text:span text:style-name="T55"/></text:span></text:p>
            <text:p text:style-name="P143"><text:span text:style-name="Source_20_Text"><text:span text:style-name="T46">1.</text:span></text:span><text:span text:style-name="Source_20_Text"><text:span text:style-name="T47">5 </text:span></text:span><text:span text:style-name="Source_20_Text"><text:span text:style-name="T7">Με χρήση traceroute έχουμε 147.102.131.1 (147.102.131.1) → 147.102.224.53 (router.vpn.ntua.gr) → 176.126.38.1 (grnet.gr-ix.gr)</text:span></text:span></text:p>
            <text:p text:style-name="P152"><text:span text:style-name="Source_20_Text"><text:span text:style-name="T5"/></text:span></text:p>
            <text:p text:style-name="P143"/>
            <text:p text:style-name="P143"><text:span text:style-name="Source_20_Text"><text:span text:style-name="T48"/></text:span></text:p>
            <text:p text:style-name="P153"><text:span text:style-name="Source_20_Text"><text:span text:style-name="T48"/></text:span></text:p>
            <text:p text:style-name="P153"><text:span text:style-name="Source_20_Text"><text:span text:style-name="T48"/></text:span></text:p>
            <text:p text:style-name="P153"><text:span text:style-name="Source_20_Text"><text:span text:style-name="T48">----------------------------------------------------------------------------------------------------------------------------</text:span></text:span></text:p>
            <text:p text:style-name="P143"><text:span text:style-name="Source_20_Text"><text:span text:style-name="T55"/></text:span></text:p>
            <text:p text:style-name="P154"><text:span text:style-name="Source_20_Text"><text:span text:style-name="T49">2.1 </text:span></text:span><text:span text:style-name="Source_20_Text"><text:span text:style-name="T8">traceroute -4 -m 3 -M icmp -I <text:s/>www.ntua.gr</text:span></text:span></text:p>
            <text:p text:style-name="P150"><text:span text:style-name="Source_20_Text"><text:span text:style-name="T56">Παρατηρούμε διαφορετική διαδρομή, διαφορετικό CNAME για τον εξυπηρετητή ιστού, διαφορετική ip καθώς και διαφορετικό αριθμό hops όπως φαίνεται από το αποτέλεσμα</text:span></text:span><text:span text:style-name="Source_20_Text"><text:span text:style-name="T57">:</text:span></text:span></text:p>
            <text:p text:style-name="P150"><text:span text:style-name="Source_20_Text"><text:span text:style-name="T57"/></text:span></text:p>
            <text:p text:style-name="P154"><text:span text:style-name="Source_20_Text"><text:span text:style-name="T8">traceroute to www.ntua.gr (147.102.224.101), 3 hops max, 60 byte packets</text:span></text:span></text:p>
            <text:p text:style-name="P154"><text:span text:style-name="Source_20_Text"><text:span text:style-name="T8"><text:s/>1 <text:s/>server-udp.vpn.ntua.gr (147.102.131.1) <text:s/>49.163 ms <text:s/>49.171 ms <text:s/>49.174 ms</text:span></text:span></text:p>
            <text:p text:style-name="P154"><text:span text:style-name="Source_20_Text"><text:span text:style-name="T8"><text:s/>2 <text:s/>router.vpn.ntua.gr (147.102.224.53) <text:s/>49.178 ms <text:s/>62.546 ms <text:s/>62.575 ms</text:span></text:span></text:p>
            <text:p text:style-name="P154"><text:span text:style-name="Source_20_Text"><text:span text:style-name="T8"><text:s/>3 <text:s/>www.ntua.gr (147.102.224.101) <text:s/>62.564 ms <text:s/>62.576 ms <text:s/>62.579 ms</text:span></text:span></text:p>
            <text:p text:style-name="P154"><text:span text:style-name="Source_20_Text"><text:span text:style-name="T49">2.2</text:span></text:span></text:p>
            <text:p text:style-name="P155"><text:span text:style-name="Source_20_Text"><text:span text:style-name="T9">server-udp.vpn.ntua.gr (147.102.131.1)</text:span></text:span></text:p>
            <text:p text:style-name="P155"><text:span text:style-name="Source_20_Text"><text:span text:style-name="T9"><text:tab/>→ router.vpn.ntua.gr (147.102.224.53)</text:span></text:span></text:p>
            <text:p text:style-name="P156"><text:span text:style-name="Source_20_Text"><text:span text:style-name="T9"><text:s text:c="20"/><text:tab/><text:tab/><text:tab/>→ webhost0.noc.ntua.gr(</text:span></text:span><text:a xlink:type="simple" xlink:href="http://www.survey.ntua.gr/" text:style-name="Internet_20_link" text:visited-style-name="Visited_20_Internet_20_Link"><text:span text:style-name="Source_20_Text"><text:span text:style-name="T9">www.survey.ntua.gr</text:span></text:span></text:a><text:span text:style-name="Source_20_Text"><text:span text:style-name="T9"> ip: 147.102.224.103)</text:span></text:span></text:p>
            <text:p text:style-name="P156"><text:span text:style-name="Source_20_Text"><text:span text:style-name="T9"><text:tab/> <text:s text:c="8"/><text:tab/><text:tab/><text:tab/>→ webhost4.noc.ntua.gr(</text:span></text:span><text:a xlink:type="simple" xlink:href="http://www.semfe.ntua.gr/" text:style-name="Internet_20_link" text:visited-style-name="Visited_20_Internet_20_Link"><text:span text:style-name="Source_20_Text"><text:span text:style-name="T9">www.semfe.ntua.gr</text:span></text:span></text:a><text:span text:style-name="Source_20_Text"><text:span text:style-name="T9"> ip: 147.102.224.144)</text:span></text:span></text:p>
            <text:p text:style-name="P156"><text:span text:style-name="Source_20_Text"><text:span text:style-name="T9"><text:tab/> <text:s text:c="8"/><text:tab/><text:tab/><text:tab/>→ opinion.ece.ntua.gr(</text:span></text:span><text:a xlink:type="simple" xlink:href="http://www.ece.ntua.gr/" text:style-name="Internet_20_link" text:visited-style-name="Visited_20_Internet_20_Link"><text:span text:style-name="Source_20_Text"><text:span text:style-name="T9">www.ece.ntua.gr</text:span></text:span></text:a><text:span text:style-name="Source_20_Text"><text:span text:style-name="T9"> ip: 147.102.224.126)</text:span></text:span></text:p>
            <text:p text:style-name="P154"><text:span text:style-name="Source_20_Text"><text:span text:style-name="T49"/></text:span></text:p>
            <text:p text:style-name="P157"><text:span text:style-name="Source_20_Text"><text:span text:style-name="T49">2.3 </text:span></text:span><text:span text:style-name="Source_20_Text"><text:span text:style-name="T10">Ναι</text:span></text:span></text:p>
            <text:p text:style-name="P157"><text:span text:style-name="Source_20_Text"><text:span text:style-name="T10"/></text:span></text:p>
            <text:p text:style-name="P157"><text:span text:style-name="Source_20_Text"><text:span text:style-name="T10"/></text:span></text:p>
            <text:p text:style-name="P157"><text:span text:style-name="Source_20_Text"><text:span text:style-name="T10"/></text:span></text:p>
            <text:p text:style-name="P157"><text:span text:style-name="Source_20_Text"><text:span text:style-name="T10"/></text:span></text:p>
            <text:p text:style-name="P157"><text:span text:style-name="Source_20_Text"><text:span text:style-name="T10"><text:s/></text:span></text:span></text:p>
            <text:p text:style-name="P157"><text:span text:style-name="Source_20_Text"><text:span text:style-name="T49">2.4 </text:span></text:span><text:span text:style-name="Source_20_Text"><text:span text:style-name="T9">server-udp.vpn.ntua.gr (147.102.131.1)</text:span></text:span></text:p>
            <text:p text:style-name="P157"><text:span text:style-name="Source_20_Text"><text:span text:style-name="T9"><text:tab/>→ router.vpn.ntua.gr (147.102.224.53)</text:span></text:span></text:p>
            <text:p text:style-name="P157"><text:span text:style-name="Source_20_Text"><text:span text:style-name="T9"><text:s text:c="20"/><text:tab/>→ ntua-zogr-3-gw.eier.access-link.grnet.gr (62.217.96.168)</text:span></text:span></text:p>
            <text:p text:style-name="P157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forthnet-2.gr-ix.gr (176.126.38.33)</text:span></text:span></text:p>
            <text:p text:style-name="P157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vodafone.gr-ix.gr (176.126.38.2)</text:span></text:span></text:p>
            <text:p text:style-name="P157"><text:span text:style-name="Source_20_Text"><text:span text:style-name="T9"><text:tab/><text:tab/><text:tab/><text:tab/>→</text:span></text:span><text:span text:style-name="Source_20_Text"><text:span text:style-name="T11"> </text:span></text:span><text:span text:style-name="Source_20_Text"><text:span text:style-name="T9">ote.gr-ix.gr (176.126.38.24)</text:span></text:span></text:p>
            <text:p text:style-name="P157"><text:span text:style-name="Source_20_Text"><text:span text:style-name="T49"/></text:span></text:p>
            <text:p text:style-name="P157"><text:span text:style-name="Source_20_Text"><text:span text:style-name="T49"/></text:span></text:p>
            <text:p text:style-name="P154"><text:span text:style-name="Source_20_Text"><text:span text:style-name="T49">2.5 </text:span></text:span><text:span text:style-name="Source_20_Text"><text:span text:style-name="T12">Ναι</text:span></text:span></text:p>
            <text:p text:style-name="P154"><text:span text:style-name="Source_20_Text"><text:span text:style-name="T12"/></text:span></text:p>
            <text:p text:style-name="P158"><text:span text:style-name="Source_20_Text"><text:span text:style-name="T50">2.6 </text:span></text:span><text:span text:style-name="Source_20_Text"><text:span text:style-name="T9">176.126.38.</text:span></text:span><text:span text:style-name="Source_20_Text"><text:span text:style-name="T13">0/</text:span></text:span><text:span text:style-name="Source_20_Text"><text:span text:style-name="T14">24</text:span></text:span></text:p>
            <text:p text:style-name="P158"><text:span text:style-name="Source_20_Text"><text:span text:style-name="T14"/></text:span></text:p>
            <text:p text:style-name="P159"><text:span text:style-name="Source_20_Text"><text:span text:style-name="T51">2.7 </text:span></text:span><text:span text:style-name="Source_20_Text"><text:span text:style-name="T15">traceroute -M ICMP -I -n -4 grnet.gr-ix.gr</text:span></text:span></text:p>
            <text:p text:style-name="P159"><text:span text:style-name="Source_20_Text"><text:span text:style-name="T51"/></text:span></text:p>
            <text:p text:style-name="P159"><text:span text:style-name="Source_20_Text"><text:span text:style-name="T51">2.8 </text:span></text:span><text:span text:style-name="Source_20_Text"><text:span text:style-name="T16">icmp or udp</text:span></text:span></text:p>
            <text:p text:style-name="P159"><text:span text:style-name="Source_20_Text"><text:span text:style-name="T51"/></text:span></text:p>
            <text:p text:style-name="P159"><text:span text:style-name="Source_20_Text"><text:span text:style-name="T51">2.9 </text:span></text:span><text:span text:style-name="Source_20_Text"><text:span text:style-name="T17">Protocol: ICMP (1)</text:span></text:span></text:p>
            <text:p text:style-name="P159"><text:span text:style-name="Source_20_Text"><text:span text:style-name="T51"/></text:span></text:p>
            <text:p text:style-name="P159"><text:span text:style-name="Source_20_Text"><text:span text:style-name="T51">2.10 </text:span></text:span><text:span text:style-name="Source_20_Text"><text:span text:style-name="T18">32 bytes</text:span></text:span></text:p>
            <text:p text:style-name="P159"><text:span text:style-name="Source_20_Text"><text:span text:style-name="T51"/></text:span></text:p>
            <text:p text:style-name="P159"><text:span text:style-name="Source_20_Text"><text:span text:style-name="T51">2.11 </text:span></text:span><text:span text:style-name="Source_20_Text"><text:span text:style-name="T19">Αποστέλλονται και λαμβάνονται 7 τριάδες μηνυμάτων</text:span></text:span></text:p>
            <text:p text:style-name="P159"><text:span text:style-name="Source_20_Text"><text:span text:style-name="T51"/></text:span></text:p>
            <text:p text:style-name="P159"><text:span text:style-name="Source_20_Text"><text:span text:style-name="T51">2.12 </text:span></text:span><text:span text:style-name="Source_20_Text"><text:span text:style-name="T40">Για κάθε τριάδα που στείλαμε η διεύθυνση αποστολής είναι 147.102.131.224 και η διεύθυνση παραλήπτη 176.126.38.1, </text:span></text:span><text:span text:style-name="Source_20_Text"><text:span text:style-name="T41">ενώ για τις τριάδες που προκλήθηκαν ως απάντηση έχουμε διευθύνσεις: </text:span></text:span><text:span text:style-name="Source_20_Text"><text:span text:style-name="T42">1 τριάδα </text:span></text:span><text:span text:style-name="Source_20_Text"><text:span text:style-name="T41">147.102.131.1, </text:span></text:span><text:span text:style-name="Source_20_Text"><text:span text:style-name="T42">1 τριάδα </text:span></text:span><text:span text:style-name="Source_20_Text"><text:span text:style-name="T41">147.102.224.53, </text:span></text:span><text:span text:style-name="Source_20_Text"><text:span text:style-name="T42">5 τριάδες </text:span></text:span><text:span text:style-name="Source_20_Text"><text:span text:style-name="T41">176.126.38.1</text:span></text:span></text:p>
            <text:p text:style-name="P159"><text:span text:style-name="Source_20_Text"><text:span text:style-name="T51"/></text:span></text:p>
            <text:p text:style-name="P159"><text:span text:style-name="Source_20_Text"><text:span text:style-name="T51">2.13 </text:span></text:span><text:span text:style-name="Source_20_Text"><text:span text:style-name="T20">Ναι</text:span></text:span></text:p>
            <text:p text:style-name="P159"><text:span text:style-name="Source_20_Text"><text:span text:style-name="T51"/></text:span></text:p>
            <text:p text:style-name="P159"><text:span text:style-name="Source_20_Text"><text:span text:style-name="T51">2.14 </text:span></text:span><text:span text:style-name="Source_20_Text"><text:span text:style-name="T21">Τιμές ttl από 1 έως και 7 </text:span></text:span><text:span text:style-name="Source_20_Text"><text:span text:style-name="T22">σε μηνύματα request </text:span></text:span></text:p>
            <text:p text:style-name="P159"><text:span text:style-name="Source_20_Text"><text:span text:style-name="T51"/></text:span></text:p>
            <text:p text:style-name="P160"><text:span text:style-name="Source_20_Text"><text:span text:style-name="T51">2.15 </text:span></text:span><text:span text:style-name="Source_20_Text"><text:span text:style-name="T22">ttl = 62 σε όλες τα replies</text:span></text:span></text:p>
            <text:p text:style-name="P159"><text:span text:style-name="Source_20_Text"><text:span text:style-name="T51"/></text:span></text:p>
            <text:p text:style-name="P159"><text:span text:style-name="Source_20_Text"><text:span text:style-name="T51">2.16 </text:span></text:span><text:span text:style-name="Source_20_Text"><text:span text:style-name="T23">Γιατί το ttl γίνεται 0 πριν φτάσει στον προορισμό του request</text:span></text:span></text:p>
            <text:p text:style-name="P159"><text:span text:style-name="Source_20_Text"><text:span text:style-name="T51"/></text:span></text:p>
            <text:p text:style-name="P159"><text:span text:style-name="Source_20_Text"><text:span text:style-name="T51">2.17 </text:span></text:span><text:span text:style-name="Source_20_Text"><text:span text:style-name="T24">Με μήνυμα 60 Echo (ping) reply</text:span></text:span></text:p>
            <text:p text:style-name="P159"><text:span text:style-name="Source_20_Text"><text:span text:style-name="T24"/></text:span></text:p>
            <text:p text:style-name="P154"><text:span text:style-name="Source_20_Text"><text:span text:style-name="T49"/></text:span></text:p>
            <text:p text:style-name="P143"><text:span text:style-name="Source_20_Text"><text:span text:style-name="T4"/></text:span></text:p>
            <text:p text:style-name="P143"><text:span text:style-name="Source_20_Text"><text:span text:style-name="T4"/></text:span></text:p>
            <text:p text:style-name="P143"><text:span text:style-name="Source_20_Text"><text:span text:style-name="T4"/></text:span></text:p>
            <text:p text:style-name="P143"><text:span text:style-name="Source_20_Text"><text:span text:style-name="T4"/></text:span></text:p>
            <text:p text:style-name="P143"><text:span text:style-name="Source_20_Text"><text:span text:style-name="T4"/></text:span></text:p>
            <text:p text:style-name="P143"><text:span text:style-name="Source_20_Text"><text:span text:style-name="T4"/></text:span></text:p>
            <text:p text:style-name="P143"><text:span text:style-name="Source_20_Text"><text:span text:style-name="T4"/></text:span></text:p>
            <text:p text:style-name="P161"><text:span text:style-name="Source_20_Text"><text:span text:style-name="T48"/></text:span></text:p>
            <text:p text:style-name="P161"><text:span text:style-name="Source_20_Text"><text:span text:style-name="T48"/></text:span></text:p>
            <text:p text:style-name="P161"><text:span text:style-name="Source_20_Text"><text:span text:style-name="T48"/></text:span></text:p>
            <text:p text:style-name="P161"><text:span text:style-name="Source_20_Text"><text:span text:style-name="T48"/></text:span></text:p>
            <text:p text:style-name="P162"><text:span text:style-name="Source_20_Text"><text:span text:style-name="T52">3.1 </text:span></text:span><text:span text:style-name="Source_20_Text"><text:span text:style-name="T25">traceroute -M ICMP -I -4 nic.gr-ix.gr</text:span></text:span></text:p>
            <text:p text:style-name="P162"><text:span text:style-name="Source_20_Text"><text:span text:style-name="T52"/></text:span></text:p>
            <text:p text:style-name="P162"><text:span text:style-name="Source_20_Text"><text:span text:style-name="T52">3.2 </text:span></text:span><text:span text:style-name="Source_20_Text"><text:span text:style-name="T26">icmp</text:span></text:span></text:p>
            <text:p text:style-name="P162"><text:span text:style-name="Source_20_Text"><text:span text:style-name="T52"/></text:span></text:p>
            <text:p text:style-name="P162"><text:span text:style-name="Source_20_Text"><text:span text:style-name="T52">3.3 </text:span></text:span><text:span text:style-name="Source_20_Text"><text:span text:style-name="T26">server-udp.vpn.ntua.gr (147.102.131.1) → router.vpn.ntua.gr (147.102.224.53) → ntua-zogr-3-gw.eier.access-link.grnet.gr (62.217.96.168) → grix-ADMIN.eier.access-link.grnet.gr (62.217.98.53) → nic2.gr-ix.gr (195.130.66.4)</text:span></text:span></text:p>
            <text:p text:style-name="P162"><text:span text:style-name="Source_20_Text"><text:span text:style-name="T52"/></text:span></text:p>
            <text:p text:style-name="P162"><text:span text:style-name="Source_20_Text"><text:span text:style-name="T52">3.4 </text:span></text:span><text:span text:style-name="Source_20_Text"><text:span text:style-name="T27">Αλλάζουν Identfication, Header checksum</text:span></text:span></text:p>
            <text:p text:style-name="P162"><text:span text:style-name="Source_20_Text"><text:span text:style-name="T52"/></text:span></text:p>
            <text:p text:style-name="P162"><text:span text:style-name="Source_20_Text"><text:span text:style-name="T52">3.5 <text:s/></text:span></text:span><text:span text:style-name="Source_20_Text"><text:span text:style-name="T28">Όλα τα υπόλοιπα πεδία παραμένουν αμετάβλητα</text:span></text:span></text:p>
            <text:p text:style-name="P162"><text:span text:style-name="Source_20_Text"><text:span text:style-name="T52"/></text:span></text:p>
            <text:p text:style-name="P162"><text:span text:style-name="Source_20_Text"><text:span text:style-name="T52">3.6 </text:span></text:span><text:span text:style-name="Source_20_Text"><text:span text:style-name="T28">Τα πεδία </text:span></text:span><text:span text:style-name="Source_20_Text"><text:span text:style-name="T43">των διευθύνσεων πηγής και προορισμού </text:span></text:span><text:span text:style-name="Source_20_Text"><text:span text:style-name="T44">καθώς αναζητούμε την διαδρομή των πακέτων με συγκεκριμένο προορισμό </text:span></text:span><text:span text:style-name="Source_20_Text"><text:span text:style-name="T45">καθώς και το ttl γιατί πρόκειται για μηνύματα στην ίδια σειρά.</text:span></text:span></text:p>
            <text:p text:style-name="P162"><text:span text:style-name="Source_20_Text"><text:span text:style-name="T52"/></text:span></text:p>
            <text:p text:style-name="P162"><text:span text:style-name="Source_20_Text"><text:span text:style-name="T52">3.7 </text:span></text:span><text:span text:style-name="Source_20_Text"><text:span text:style-name="T29">Το πεδίο Identification αλλάζ</text:span></text:span><text:span text:style-name="Source_20_Text"><text:span text:style-name="T44">ει</text:span></text:span><text:span text:style-name="Source_20_Text"><text:span text:style-name="T29"> αναγκαστικά καθώς πρόκειται για πακέτα σε διαφορετικά ethernet frames που δεν εχουν θρυμματιστεί και το Header Checksum για την ανίχνευση σφάλματος.</text:span></text:span></text:p>
            <text:p text:style-name="P162"><text:span text:style-name="Source_20_Text"><text:span text:style-name="T52"/></text:span></text:p>
            <text:p text:style-name="P162"><text:span text:style-name="Source_20_Text"><text:span text:style-name="T52">3.8</text:span></text:span><text:span text:style-name="Source_20_Text"><text:span text:style-name="T25"> </text:span></text:span><text:span text:style-name="Source_20_Text"><text:span text:style-name="T30">64</text:span></text:span></text:p>
            <text:p text:style-name="P162"><text:span text:style-name="Source_20_Text"><text:span text:style-name="T52"/></text:span></text:p>
            <text:p text:style-name="P162"><text:span text:style-name="Source_20_Text"><text:span text:style-name="T52">3.9 </text:span></text:span><text:span text:style-name="Source_20_Text"><text:span text:style-name="T30">Ναι παραμένουν σταθερά καθώς πρόκειται για πακέτα της ίδιας σειράς </text:span></text:span></text:p>
            <text:p text:style-name="P162"><text:span text:style-name="Source_20_Text"><text:span text:style-name="T52"/></text:span></text:p>
            <text:p text:style-name="P162"><text:span text:style-name="Source_20_Text"><text:span text:style-name="T52">3.10 </text:span></text:span><text:span text:style-name="Source_20_Text"><text:span text:style-name="T31">Η τιμές για επόμενες σειρές είναι 254 , 253 και 252 αντίστοιχα. </text:span></text:span><text:span text:style-name="Source_20_Text"><text:span text:style-name="T32">Παρατηρούμε ότι όσο απομακρύνεται σε hops, ο αριθμός είναι μικρότερος όπως είναι αναμενόμενο αφού μειώνεται κατά ένα σε κάθε hop. Η διαφορά στο default απο 255 σε 64 οφείλεται στην διαφορά στην έκδοση των linux που τρέχει ο κάθε router</text:span></text:span></text:p>
            <text:p text:style-name="P162"><text:span text:style-name="Source_20_Text"><text:span text:style-name="T52"/></text:span></text:p>
            <text:p text:style-name="P162"><text:span text:style-name="Source_20_Text"><text:span text:style-name="T52">3.11 </text:span></text:span><text:span text:style-name="Source_20_Text"><text:span text:style-name="T33">60</text:span></text:span></text:p>
            <text:p text:style-name="P162"><text:span text:style-name="Source_20_Text"><text:span text:style-name="T52"><text:s/></text:span></text:span></text:p>
            <text:p text:style-name="P162"><text:span text:style-name="Source_20_Text"><text:span text:style-name="T52">3.12 </text:span></text:span><text:span text:style-name="Source_20_Text"><text:span text:style-name="T33">64 </text:span></text:span><text:span text:style-name="Source_20_Text"><text:span text:style-name="T34">(Linux kernel 4.10 (2015): </text:span></text:span><text:span text:style-name="Strong_20_Emphasis"><text:span text:style-name="T34">64</text:span></text:span><text:span text:style-name="Source_20_Text"><text:span text:style-name="T53"> </text:span></text:span><text:span text:style-name="Source_20_Text"><text:span text:style-name="T34">for TCP, UDP and ICMP)</text:span></text:span></text:p>
            <text:p text:style-name="P161"><text:span text:style-name="Source_20_Text"><text:span text:style-name="T48"/></text:span></text:p>
            <text:p text:style-name="P163"><text:span text:style-name="Source_20_Text"><text:span text:style-name="T54">----------------------------------------------------------------------------------------------------------------------------</text:span></text:span></text:p>
            <text:p text:style-name="P163"><text:span text:style-name="Source_20_Text"><text:span text:style-name="T54"/></text:span></text:p>
            <text:p text:style-name="P163"><text:span text:style-name="Source_20_Text"><text:span text:style-name="T54">4.1 </text:span></text:span><text:span text:style-name="Source_20_Text"><text:span text:style-name="T35">ping -R -c 1 www.ntua.gr</text:span></text:span></text:p>
            <text:p text:style-name="P163"><text:span text:style-name="Source_20_Text"><text:span text:style-name="T54"/></text:span></text:p>
            <text:p text:style-name="P163"><text:span text:style-name="Source_20_Text"><text:span text:style-name="T54">4.2 </text:span></text:span><text:span text:style-name="Source_20_Text"><text:span text:style-name="T36">60 bytes</text:span></text:span></text:p>
            <text:p text:style-name="P163"><text:span text:style-name="Source_20_Text"><text:span text:style-name="T54"/></text:span></text:p>
            <text:p text:style-name="P163"><text:span text:style-name="Source_20_Text"><text:span text:style-name="T54">4.3 </text:span></text:span><text:span text:style-name="Source_20_Text"><text:span text:style-name="T36">60 bytes</text:span></text:span></text:p>
            <text:p text:style-name="P163"><text:span text:style-name="Source_20_Text"><text:span text:style-name="T54"/></text:span></text:p>
            <text:p text:style-name="P163"><text:span text:style-name="Source_20_Text"><text:span text:style-name="T54">4.4 </text:span></text:span><text:span text:style-name="Source_20_Text"><text:span text:style-name="T37">Το επιπρόσθετο περιεχόμενο βρίσκεται στο στοιχείο Options της επικεφαλίδας</text:span></text:span></text:p>
            <text:p text:style-name="P163"><text:span text:style-name="Source_20_Text"><text:span text:style-name="T54"/></text:span></text:p>
            <text:p text:style-name="P11"><text:span text:style-name="Source_20_Text"><text:span text:style-name="T177">4.5 <text:s/></text:span></text:span></text:p>
          </text:deletion>
        </text:changed-region>
        <text:changed-region xml:id="ct94416939935232" text:id="ct94416939935232">
          <text:deletion>
            <office:change-info>
              <dc:creator>Unknown Author</dc:creator>
              <dc:date>2020-11-04T23:23:06</dc:date>
            </office:change-info>
            <text:p text:style-name="P11"><text:span text:style-name="Source_20_Text"><text:span text:style-name="T158">vpn-131-224.vpn.ntua.gr (147.102.131.224) →</text:span></text:span><text:span text:style-name="Source_20_Text"><text:span text:style-name="T159"> <text:s/></text:span></text:span></text:p>
          </text:deletion>
        </text:changed-region>
        <text:changed-region xml:id="ct94416939934992" text:id="ct94416939934992">
          <text:deletion>
            <office:change-info>
              <dc:creator>Unknown Author</dc:creator>
              <dc:date>2020-11-09T22:43:21</dc:date>
            </office:change-info>
            <text:p text:style-name="P11"><text:span text:style-name="Source_20_Text"><text:span text:style-name="T159">vpn2.noc.ntua.gr (147.102.224.52)</text:span></text:span></text:p>
          </text:deletion>
        </text:changed-region>
        <text:changed-region xml:id="ct94416939934752" text:id="ct94416939934752">
          <text:deletion>
            <office:change-info>
              <dc:creator>Unknown Author</dc:creator>
              <dc:date>2020-11-04T23:23:10</dc:date>
            </office:change-info>
            <text:p text:style-name="P11"><text:span text:style-name="Source_20_Text"><text:span text:style-name="T196"/></text:span></text:p>
            <text:p text:style-name="P11"><text:span text:style-name="Source_20_Text"><text:span text:style-name="T196"/></text:span></text:p>
          </text:deletion>
        </text:changed-region>
        <text:changed-region xml:id="ct94416939934512" text:id="ct94416939934512">
          <text:deletion>
            <office:change-info>
              <dc:creator>Unknown Author</dc:creator>
              <dc:date>2020-11-09T22:43:21</dc:date>
            </office:change-info>
            <text:p text:style-name="P11"><text:span text:style-name="Source_20_Text"><text:span text:style-name="T158">→</text:span></text:span><text:span text:style-name="Source_20_Text"><text:span text:style-name="T159"> router.web.noc.ntua.gr (147.102.224.97) → www.ntua.gr (147.102.224.101)</text:span></text:span></text:p>
            <text:p text:style-name="P163"><text:span text:style-name="Source_20_Text"><text:span text:style-name="T54">4.6 </text:span></text:span><text:span text:style-name="Source_20_Text"><text:span text:style-name="T35">194.177.210.210 </text:span></text:span><text:span text:style-name="Source_20_Text"><text:span text:style-name="T38">βρίσκεται μακριά 5 βήματα.</text:span></text:span></text:p>
            <text:p text:style-name="P163"><text:span text:style-name="Source_20_Text"><text:span text:style-name="T35"/></text:span></text:p>
            <text:p text:style-name="P163"><text:span text:style-name="Source_20_Text"><text:span text:style-name="T54">4.7</text:span></text:span><text:span text:style-name="Source_20_Text"><text:span text:style-name="T35"> server-udp.vpn.ntua.gr (147.102.131.1) →</text:span></text:span><text:span text:style-name="Source_20_Text"><text:span text:style-name="T39"> router.vpn.ntua.gr (147.102.224.53) →</text:span></text:span></text:p>
            <text:p text:style-name="P11"><text:span text:style-name="Source_20_Text"><text:span text:style-name="T178">→ </text:span></text:span><text:span text:style-name="Source_20_Text"><text:span text:style-name="T183">ntua-zogr-3-gw.eier.access-link.grnet.gr (62.217.96.168) →</text:span></text:span></text:p>
          </text:deletion>
        </text:changed-region>
        <text:changed-region xml:id="ct94416939934272" text:id="ct94416939934272">
          <text:deletion>
            <office:change-info>
              <dc:creator>Unknown Author</dc:creator>
              <dc:date>2020-11-04T23:13:00</dc:date>
            </office:change-info>
            <text:p text:style-name="P11"><text:span text:style-name="Source_20_Text"><text:span text:style-name="T312"><text:s/></text:span></text:span></text:p>
          </text:deletion>
        </text:changed-region>
        <text:changed-region xml:id="ct94416939934032" text:id="ct94416939934032">
          <text:deletion>
            <office:change-info>
              <dc:creator>Unknown Author</dc:creator>
              <dc:date>2020-11-04T23:12:57</dc:date>
            </office:change-info>
            <text:p text:style-name="P11"><text:span text:style-name="Source_20_Text"><text:span text:style-name="T196"/></text:span></text:p>
            <text:p text:style-name="P11"><text:span text:style-name="Source_20_Text"><text:span text:style-name="T196"/></text:span></text:p>
          </text:deletion>
        </text:changed-region>
        <text:changed-region xml:id="ct94416939933792" text:id="ct94416939933792">
          <text:deletion>
            <office:change-info>
              <dc:creator>Unknown Author</dc:creator>
              <dc:date>2020-11-09T22:43:21</dc:date>
            </office:change-info>
            <text:p text:style-name="P11"><text:span text:style-name="Source_20_Text"><text:span text:style-name="T196"/></text:span></text:p>
            <text:p text:style-name="P164"><text:span text:style-name="Source_20_Text"><text:span text:style-name="T54">4.8</text:span></text:span></text:p>
            <text:p text:style-name="P163"><text:span text:style-name="Source_20_Text"><text:span text:style-name="T35"/></text:span></text:p>
            <text:p text:style-name="P163"><text:span text:style-name="Source_20_Text"><text:span text:style-name="T54">4.9</text:span></text:span></text:p>
            <text:p text:style-name="P161"><text:span text:style-name="Source_20_Text"><text:span text:style-name="T48"/></text:span></text:p>
            <text:p text:style-name="P11"><text:span text:style-name="Source_20_Text"><text:span text:style-name="T196"/></text:span></text:p>
          </text:deletion>
        </text:changed-region>
        <text:changed-region xml:id="ct94416939933552" text:id="ct94416939933552">
          <text:deletion>
            <office:change-info>
              <dc:creator>Unknown Author</dc:creator>
              <dc:date>2020-11-09T22:45:51</dc:date>
            </office:change-info>
            <text:p text:style-name="P11"><text:span text:style-name="Source_20_Text"><text:span text:style-name="T160">διεπαφής κάρτα δικτύου, <text:s/></text:span></text:span><text:span text:style-name="Source_20_Text"><text:span text:style-name="T161">147.102.131.</text:span></text:span><text:span text:style-name="Source_20_Text"><text:span text:style-name="T162">2</text:span></text:span><text:span text:style-name="Source_20_Text"><text:span text:style-name="T161">24 </text:span></text:span><text:span text:style-name="Source_20_Text"><text:span text:style-name="T160">ip μέσω vpn</text:span></text:span></text:p>
            <text:p text:style-name="P11"><text:span text:style-name="Source_20_Text"><text:span text:style-name="T196"/></text:span></text:p>
          </text:deletion>
        </text:changed-region>
        <text:changed-region xml:id="ct94416939933312" text:id="ct94416939933312">
          <text:deletion>
            <office:change-info>
              <dc:creator>Unknown Author</dc:creator>
              <dc:date>2020-11-09T22:43:22</dc:date>
            </office:change-info>
            <text:p text:style-name="P11"><text:span text:style-name="Source_20_Text"><text:span text:style-name="T196"/></text:span></text:p>
            <text:p text:style-name="P11"><text:span text:style-name="Source_20_Text"><text:span text:style-name="T196"/></text:span></text:p>
          </text:deletion>
        </text:changed-region>
        <text:changed-region xml:id="ct94416939935712" text:id="ct94416939935712">
          <text:insertion>
            <office:change-info>
              <dc:creator>Unknown Author</dc:creator>
              <dc:date>2021-02-28T13:55:13</dc:date>
            </office:change-info>
          </text:insertion>
        </text:changed-region>
        <text:changed-region xml:id="ct94416939951808" text:id="ct94416939951808">
          <text:insertion>
            <office:change-info>
              <dc:creator>Unknown Author</dc:creator>
              <dc:date>2021-03-23T16:39:21</dc:date>
            </office:change-info>
          </text:insertion>
        </text:changed-region>
        <text:changed-region xml:id="ct94416939957472" text:id="ct94416939957472">
          <text:insertion>
            <office:change-info>
              <dc:creator>Unknown Author</dc:creator>
              <dc:date>2021-03-23T16:40:15</dc:date>
            </office:change-info>
          </text:insertion>
        </text:changed-region>
        <text:changed-region xml:id="ct94416939955376" text:id="ct94416939955376">
          <text:insertion>
            <office:change-info>
              <dc:creator>Unknown Author</dc:creator>
              <dc:date>2021-03-23T16:41:10</dc:date>
            </office:change-info>
          </text:insertion>
        </text:changed-region>
        <text:changed-region xml:id="ct94416939958864" text:id="ct94416939958864">
          <text:insertion>
            <office:change-info>
              <dc:creator>Unknown Author</dc:creator>
              <dc:date>2021-03-23T16:42:43</dc:date>
            </office:change-info>
          </text:insertion>
        </text:changed-region>
        <text:changed-region xml:id="ct94416939959792" text:id="ct94416939959792">
          <text:insertion>
            <office:change-info>
              <dc:creator>Unknown Author</dc:creator>
              <dc:date>2021-03-23T16:51:53</dc:date>
            </office:change-info>
          </text:insertion>
        </text:changed-region>
        <text:changed-region xml:id="ct94416939971072" text:id="ct94416939971072">
          <text:insertion>
            <office:change-info>
              <dc:creator>Unknown Author</dc:creator>
              <dc:date>2021-03-23T16:52:00</dc:date>
            </office:change-info>
          </text:insertion>
        </text:changed-region>
        <text:changed-region xml:id="ct94416939974320" text:id="ct94416939974320">
          <text:insertion>
            <office:change-info>
              <dc:creator>Unknown Author</dc:creator>
              <dc:date>2021-03-23T16:53:40</dc:date>
            </office:change-info>
          </text:insertion>
        </text:changed-region>
        <text:changed-region xml:id="ct94416939975648" text:id="ct94416939975648">
          <text:insertion>
            <office:change-info>
              <dc:creator>Unknown Author</dc:creator>
              <dc:date>2021-03-23T16:54:26</dc:date>
            </office:change-info>
          </text:insertion>
        </text:changed-region>
        <text:changed-region xml:id="ct94416939975888" text:id="ct94416939975888">
          <text:insertion>
            <office:change-info>
              <dc:creator>Unknown Author</dc:creator>
              <dc:date>2021-03-23T16:55:41</dc:date>
            </office:change-info>
          </text:insertion>
        </text:changed-region>
        <text:changed-region xml:id="ct94416939963040" text:id="ct94416939963040">
          <text:insertion>
            <office:change-info>
              <dc:creator>Unknown Author</dc:creator>
              <dc:date>2021-03-23T16:56:00</dc:date>
            </office:change-info>
          </text:insertion>
        </text:changed-region>
        <text:changed-region xml:id="ct94416939928688" text:id="ct94416939928688">
          <text:insertion>
            <office:change-info>
              <dc:creator>Unknown Author</dc:creator>
              <dc:date>2021-03-23T16:58:04</dc:date>
            </office:change-info>
          </text:insertion>
        </text:changed-region>
        <text:changed-region xml:id="ct94416939970512" text:id="ct94416939970512">
          <text:insertion>
            <office:change-info>
              <dc:creator>Unknown Author</dc:creator>
              <dc:date>2021-03-23T16:59:00</dc:date>
            </office:change-info>
          </text:insertion>
        </text:changed-region>
        <text:changed-region xml:id="ct94416939969888" text:id="ct94416939969888">
          <text:insertion>
            <office:change-info>
              <dc:creator>Unknown Author</dc:creator>
              <dc:date>2021-03-23T17:03:16</dc:date>
            </office:change-info>
          </text:insertion>
        </text:changed-region>
        <text:changed-region xml:id="ct94416939984640" text:id="ct94416939984640">
          <text:insertion>
            <office:change-info>
              <dc:creator>Unknown Author</dc:creator>
              <dc:date>2021-03-23T17:05:29</dc:date>
            </office:change-info>
          </text:insertion>
        </text:changed-region>
        <text:changed-region xml:id="ct94416939986720" text:id="ct94416939986720">
          <text:insertion>
            <office:change-info>
              <dc:creator>Unknown Author</dc:creator>
              <dc:date>2021-03-23T17:08:55</dc:date>
            </office:change-info>
          </text:insertion>
        </text:changed-region>
        <text:changed-region xml:id="ct94416939989296" text:id="ct94416939989296">
          <text:insertion>
            <office:change-info>
              <dc:creator>Unknown Author</dc:creator>
              <dc:date>2021-03-23T17:09:00</dc:date>
            </office:change-info>
          </text:insertion>
        </text:changed-region>
        <text:changed-region xml:id="ct94416939991568" text:id="ct94416939991568">
          <text:insertion>
            <office:change-info>
              <dc:creator>Unknown Author</dc:creator>
              <dc:date>2021-03-23T17:10:57</dc:date>
            </office:change-info>
          </text:insertion>
        </text:changed-region>
        <text:changed-region xml:id="ct94416939991808" text:id="ct94416939991808">
          <text:insertion>
            <office:change-info>
              <dc:creator>Unknown Author</dc:creator>
              <dc:date>2021-03-23T17:11:21</dc:date>
            </office:change-info>
          </text:insertion>
        </text:changed-region>
        <text:changed-region xml:id="ct94416940000704" text:id="ct94416940000704">
          <text:insertion>
            <office:change-info>
              <dc:creator>Unknown Author</dc:creator>
              <dc:date>2021-03-23T17:12:00</dc:date>
            </office:change-info>
          </text:insertion>
        </text:changed-region>
        <text:changed-region xml:id="ct94416940008848" text:id="ct94416940008848">
          <text:insertion>
            <office:change-info>
              <dc:creator>Unknown Author</dc:creator>
              <dc:date>2021-03-23T17:13:00</dc:date>
            </office:change-info>
          </text:insertion>
        </text:changed-region>
        <text:changed-region xml:id="ct94416939966768" text:id="ct94416939966768">
          <text:insertion>
            <office:change-info>
              <dc:creator>Unknown Author</dc:creator>
              <dc:date>2021-03-23T17:14:07</dc:date>
            </office:change-info>
          </text:insertion>
        </text:changed-region>
        <text:changed-region xml:id="ct94416940006704" text:id="ct94416940006704">
          <text:insertion>
            <office:change-info>
              <dc:creator>Unknown Author</dc:creator>
              <dc:date>2021-03-23T17:15:34</dc:date>
            </office:change-info>
          </text:insertion>
        </text:changed-region>
        <text:changed-region xml:id="ct94416940008288" text:id="ct94416940008288">
          <text:insertion>
            <office:change-info>
              <dc:creator>Unknown Author</dc:creator>
              <dc:date>2021-03-23T17:16:24</dc:date>
            </office:change-info>
          </text:insertion>
        </text:changed-region>
        <text:changed-region xml:id="ct94416940005872" text:id="ct94416940005872">
          <text:insertion>
            <office:change-info>
              <dc:creator>Unknown Author</dc:creator>
              <dc:date>2021-03-23T17:17:00</dc:date>
            </office:change-info>
          </text:insertion>
        </text:changed-region>
        <text:changed-region xml:id="ct94416939992400" text:id="ct94416939992400">
          <text:insertion>
            <office:change-info>
              <dc:creator>Unknown Author</dc:creator>
              <dc:date>2021-03-23T17:20:37</dc:date>
            </office:change-info>
          </text:insertion>
        </text:changed-region>
        <text:changed-region xml:id="ct94416940023728" text:id="ct94416940023728">
          <text:insertion>
            <office:change-info>
              <dc:creator>Unknown Author</dc:creator>
              <dc:date>2021-03-23T17:21:00</dc:date>
            </office:change-info>
          </text:insertion>
        </text:changed-region>
        <text:changed-region xml:id="ct94416939977056" text:id="ct94416939977056">
          <text:insertion>
            <office:change-info>
              <dc:creator>Unknown Author</dc:creator>
              <dc:date>2021-03-23T17:22:13</dc:date>
            </office:change-info>
          </text:insertion>
        </text:changed-region>
        <text:changed-region xml:id="ct94416939994944" text:id="ct94416939994944">
          <text:insertion>
            <office:change-info>
              <dc:creator>Unknown Author</dc:creator>
              <dc:date>2021-03-23T17:23:20</dc:date>
            </office:change-info>
          </text:insertion>
        </text:changed-region>
        <text:changed-region xml:id="ct94416939994192" text:id="ct94416939994192">
          <text:insertion>
            <office:change-info>
              <dc:creator>Unknown Author</dc:creator>
              <dc:date>2021-03-23T17:24:01</dc:date>
            </office:change-info>
          </text:insertion>
        </text:changed-region>
        <text:changed-region xml:id="ct94416940015600" text:id="ct94416940015600">
          <text:insertion>
            <office:change-info>
              <dc:creator>Unknown Author</dc:creator>
              <dc:date>2021-03-18T17:54:18</dc:date>
            </office:change-info>
          </text:insertion>
        </text:changed-region>
        <text:changed-region xml:id="ct94416940000144" text:id="ct94416940000144">
          <text:insertion>
            <office:change-info>
              <dc:creator>Unknown Author</dc:creator>
              <dc:date>2021-03-18T18:20:05</dc:date>
            </office:change-info>
          </text:insertion>
        </text:changed-region>
        <text:changed-region xml:id="ct94416939937200" text:id="ct94416939937200">
          <text:insertion>
            <office:change-info>
              <dc:creator>Unknown Author</dc:creator>
              <dc:date>2021-03-06T19:40:12</dc:date>
            </office:change-info>
          </text:insertion>
        </text:changed-region>
        <text:changed-region xml:id="ct94416939944368" text:id="ct94416939944368">
          <text:insertion>
            <office:change-info>
              <dc:creator>Unknown Author</dc:creator>
              <dc:date>2021-03-10T17:13:02</dc:date>
            </office:change-info>
          </text:insertion>
        </text:changed-region>
        <text:changed-region xml:id="ct94416940040384" text:id="ct94416940040384">
          <text:insertion>
            <office:change-info>
              <dc:creator>Unknown Author</dc:creator>
              <dc:date>2021-02-28T15:19:03</dc:date>
            </office:change-info>
          </text:insertion>
        </text:changed-region>
        <text:changed-region xml:id="ct94416940049360" text:id="ct94416940049360">
          <text:insertion>
            <office:change-info>
              <dc:creator>Unknown Author</dc:creator>
              <dc:date>2021-03-23T18:52:17</dc:date>
            </office:change-info>
          </text:insertion>
        </text:changed-region>
        <text:changed-region xml:id="ct94416940053888" text:id="ct94416940053888">
          <text:insertion>
            <office:change-info>
              <dc:creator>Unknown Author</dc:creator>
              <dc:date>2021-03-23T18:53:13</dc:date>
            </office:change-info>
          </text:insertion>
        </text:changed-region>
        <text:changed-region xml:id="ct94416940052752" text:id="ct94416940052752">
          <text:insertion>
            <office:change-info>
              <dc:creator>Unknown Author</dc:creator>
              <dc:date>2021-03-23T18:54:00</dc:date>
            </office:change-info>
          </text:insertion>
        </text:changed-region>
        <text:changed-region xml:id="ct94416940055376" text:id="ct94416940055376">
          <text:insertion>
            <office:change-info>
              <dc:creator>Unknown Author</dc:creator>
              <dc:date>2021-03-23T18:51:02</dc:date>
            </office:change-info>
          </text:insertion>
        </text:changed-region>
        <text:changed-region xml:id="ct94416940057568" text:id="ct94416940057568">
          <text:insertion>
            <office:change-info>
              <dc:creator>Unknown Author</dc:creator>
              <dc:date>2021-03-23T18:56:10</dc:date>
            </office:change-info>
          </text:insertion>
        </text:changed-region>
        <text:changed-region xml:id="ct94416940064112" text:id="ct94416940064112">
          <text:insertion>
            <office:change-info>
              <dc:creator>Unknown Author</dc:creator>
              <dc:date>2021-03-23T19:01:08</dc:date>
            </office:change-info>
          </text:insertion>
        </text:changed-region>
        <text:changed-region xml:id="ct94416940067584" text:id="ct94416940067584">
          <text:insertion>
            <office:change-info>
              <dc:creator>Unknown Author</dc:creator>
              <dc:date>2021-03-23T19:02:04</dc:date>
            </office:change-info>
          </text:insertion>
        </text:changed-region>
        <text:changed-region xml:id="ct94416940047888" text:id="ct94416940047888">
          <text:insertion>
            <office:change-info>
              <dc:creator>Unknown Author</dc:creator>
              <dc:date>2021-03-23T19:24:26</dc:date>
            </office:change-info>
          </text:insertion>
        </text:changed-region>
        <text:changed-region xml:id="ct94416940065312" text:id="ct94416940065312">
          <text:insertion>
            <office:change-info>
              <dc:creator>Unknown Author</dc:creator>
              <dc:date>2021-03-23T19:26:57</dc:date>
            </office:change-info>
          </text:insertion>
        </text:changed-region>
        <text:changed-region xml:id="ct94416940070768" text:id="ct94416940070768">
          <text:insertion>
            <office:change-info>
              <dc:creator>Unknown Author</dc:creator>
              <dc:date>2021-03-23T19:27:02</dc:date>
            </office:change-info>
          </text:insertion>
        </text:changed-region>
        <text:changed-region xml:id="ct94416940073248" text:id="ct94416940073248">
          <text:insertion>
            <office:change-info>
              <dc:creator>Unknown Author</dc:creator>
              <dc:date>2021-03-23T19:28:40</dc:date>
            </office:change-info>
          </text:insertion>
        </text:changed-region>
        <text:changed-region xml:id="ct94416940084144" text:id="ct94416940084144">
          <text:insertion>
            <office:change-info>
              <dc:creator>Unknown Author</dc:creator>
              <dc:date>2021-03-23T19:29:05</dc:date>
            </office:change-info>
          </text:insertion>
        </text:changed-region>
        <text:changed-region xml:id="ct94416940089952" text:id="ct94416940089952">
          <text:insertion>
            <office:change-info>
              <dc:creator>Unknown Author</dc:creator>
              <dc:date>2021-03-23T19:30:01</dc:date>
            </office:change-info>
          </text:insertion>
        </text:changed-region>
        <text:changed-region xml:id="ct94416940095760" text:id="ct94416940095760">
          <text:insertion>
            <office:change-info>
              <dc:creator>Unknown Author</dc:creator>
              <dc:date>2021-03-23T19:31:20</dc:date>
            </office:change-info>
          </text:insertion>
        </text:changed-region>
        <text:changed-region xml:id="ct94416940100960" text:id="ct94416940100960">
          <text:insertion>
            <office:change-info>
              <dc:creator>Unknown Author</dc:creator>
              <dc:date>2021-03-23T19:35:23</dc:date>
            </office:change-info>
          </text:insertion>
        </text:changed-region>
        <text:changed-region xml:id="ct94416940048416" text:id="ct94416940048416">
          <text:insertion>
            <office:change-info>
              <dc:creator>Unknown Author</dc:creator>
              <dc:date>2021-03-23T19:38:46</dc:date>
            </office:change-info>
          </text:insertion>
        </text:changed-region>
        <text:changed-region xml:id="ct94416940090736" text:id="ct94416940090736">
          <text:insertion>
            <office:change-info>
              <dc:creator>Unknown Author</dc:creator>
              <dc:date>2021-03-23T19:42:12</dc:date>
            </office:change-info>
          </text:insertion>
        </text:changed-region>
        <text:changed-region xml:id="ct94416940048864" text:id="ct94416940048864">
          <text:insertion>
            <office:change-info>
              <dc:creator>Unknown Author</dc:creator>
              <dc:date>2021-03-23T19:53:28</dc:date>
            </office:change-info>
          </text:insertion>
        </text:changed-region>
        <text:changed-region xml:id="ct94416940082016" text:id="ct94416940082016">
          <text:insertion>
            <office:change-info>
              <dc:creator>Unknown Author</dc:creator>
              <dc:date>2021-03-23T19:54:00</dc:date>
            </office:change-info>
          </text:insertion>
        </text:changed-region>
        <text:changed-region xml:id="ct94416940017776" text:id="ct94416940017776">
          <text:insertion>
            <office:change-info>
              <dc:creator>Unknown Author</dc:creator>
              <dc:date>2021-03-23T19:59:18</dc:date>
            </office:change-info>
          </text:insertion>
        </text:changed-region>
        <text:changed-region xml:id="ct94416940094560" text:id="ct94416940094560">
          <text:insertion>
            <office:change-info>
              <dc:creator>Unknown Author</dc:creator>
              <dc:date>2021-03-23T20:00:46</dc:date>
            </office:change-info>
          </text:insertion>
        </text:changed-region>
        <text:changed-region xml:id="ct94416940088336" text:id="ct94416940088336">
          <text:insertion>
            <office:change-info>
              <dc:creator>Unknown Author</dc:creator>
              <dc:date>2021-03-23T20:01:00</dc:date>
            </office:change-info>
          </text:insertion>
        </text:changed-region>
        <text:changed-region xml:id="ct94416940105824" text:id="ct94416940105824">
          <text:insertion>
            <office:change-info>
              <dc:creator>Unknown Author</dc:creator>
              <dc:date>2021-03-23T20:04:37</dc:date>
            </office:change-info>
          </text:insertion>
        </text:changed-region>
        <text:changed-region xml:id="ct94416940117408" text:id="ct94416940117408">
          <text:insertion>
            <office:change-info>
              <dc:creator>Unknown Author</dc:creator>
              <dc:date>2021-03-23T20:10:30</dc:date>
            </office:change-info>
          </text:insertion>
        </text:changed-region>
        <text:changed-region xml:id="ct94416940123584" text:id="ct94416940123584">
          <text:insertion>
            <office:change-info>
              <dc:creator>Unknown Author</dc:creator>
              <dc:date>2021-03-23T20:14:44</dc:date>
            </office:change-info>
          </text:insertion>
        </text:changed-region>
        <text:changed-region xml:id="ct94416940142784" text:id="ct94416940142784">
          <text:insertion>
            <office:change-info>
              <dc:creator>Unknown Author</dc:creator>
              <dc:date>2021-03-23T20:15:01</dc:date>
            </office:change-info>
          </text:insertion>
        </text:changed-region>
        <text:changed-region xml:id="ct94416940126448" text:id="ct94416940126448">
          <text:insertion>
            <office:change-info>
              <dc:creator>Unknown Author</dc:creator>
              <dc:date>2021-03-23T20:16:27</dc:date>
            </office:change-info>
          </text:insertion>
        </text:changed-region>
        <text:changed-region xml:id="ct94416940130784" text:id="ct94416940130784">
          <text:insertion>
            <office:change-info>
              <dc:creator>Unknown Author</dc:creator>
              <dc:date>2021-03-23T20:17:03</dc:date>
            </office:change-info>
          </text:insertion>
        </text:changed-region>
        <text:changed-region xml:id="ct94416940119376" text:id="ct94416940119376">
          <text:insertion>
            <office:change-info>
              <dc:creator>Unknown Author</dc:creator>
              <dc:date>2021-03-23T20:18:31</dc:date>
            </office:change-info>
          </text:insertion>
        </text:changed-region>
        <text:changed-region xml:id="ct94416940123824" text:id="ct94416940123824">
          <text:insertion>
            <office:change-info>
              <dc:creator>Unknown Author</dc:creator>
              <dc:date>2021-03-23T20:19:02</dc:date>
            </office:change-info>
          </text:insertion>
        </text:changed-region>
        <text:changed-region xml:id="ct94416940031328" text:id="ct94416940031328">
          <text:insertion>
            <office:change-info>
              <dc:creator>Unknown Author</dc:creator>
              <dc:date>2021-03-10T18:23:55</dc:date>
            </office:change-info>
          </text:insertion>
        </text:changed-region>
        <text:changed-region xml:id="ct94416940127088" text:id="ct94416940127088">
          <text:insertion>
            <office:change-info>
              <dc:creator>Unknown Author</dc:creator>
              <dc:date>2021-02-28T15:21:09</dc:date>
            </office:change-info>
          </text:insertion>
        </text:changed-region>
        <text:changed-region xml:id="ct94416940121360" text:id="ct94416940121360">
          <text:insertion>
            <office:change-info>
              <dc:creator>Unknown Author</dc:creator>
              <dc:date>2021-02-28T15:47:39</dc:date>
            </office:change-info>
          </text:insertion>
        </text:changed-region>
        <text:changed-region xml:id="ct94416940095200" text:id="ct94416940095200">
          <text:insertion>
            <office:change-info>
              <dc:creator>Unknown Author</dc:creator>
              <dc:date>2021-03-24T13:21:36</dc:date>
            </office:change-info>
          </text:insertion>
        </text:changed-region>
        <text:changed-region xml:id="ct94416940119840" text:id="ct94416940119840">
          <text:insertion>
            <office:change-info>
              <dc:creator>Unknown Author</dc:creator>
              <dc:date>2021-03-10T19:25:50</dc:date>
            </office:change-info>
          </text:insertion>
        </text:changed-region>
        <text:changed-region xml:id="ct94416940130304" text:id="ct94416940130304">
          <text:insertion>
            <office:change-info>
              <dc:creator>Unknown Author</dc:creator>
              <dc:date>2021-03-24T13:23:24</dc:date>
            </office:change-info>
          </text:insertion>
        </text:changed-region>
        <text:changed-region xml:id="ct94416940104352" text:id="ct94416940104352">
          <text:insertion>
            <office:change-info>
              <dc:creator>Unknown Author</dc:creator>
              <dc:date>2021-03-24T13:26:04</dc:date>
            </office:change-info>
          </text:insertion>
        </text:changed-region>
        <text:changed-region xml:id="ct94416940105392" text:id="ct94416940105392">
          <text:insertion>
            <office:change-info>
              <dc:creator>Unknown Author</dc:creator>
              <dc:date>2021-03-24T13:28:34</dc:date>
            </office:change-info>
          </text:insertion>
        </text:changed-region>
        <text:changed-region xml:id="ct94416940107984" text:id="ct94416940107984">
          <text:insertion>
            <office:change-info>
              <dc:creator>Unknown Author</dc:creator>
              <dc:date>2021-03-24T13:30:57</dc:date>
            </office:change-info>
          </text:insertion>
        </text:changed-region>
        <text:changed-region xml:id="ct94416940152512" text:id="ct94416940152512">
          <text:insertion>
            <office:change-info>
              <dc:creator>Unknown Author</dc:creator>
              <dc:date>2021-03-24T13:31:00</dc:date>
            </office:change-info>
          </text:insertion>
        </text:changed-region>
        <text:changed-region xml:id="ct94416940108688" text:id="ct94416940108688">
          <text:insertion>
            <office:change-info>
              <dc:creator>Unknown Author</dc:creator>
              <dc:date>2021-03-24T13:32:20</dc:date>
            </office:change-info>
          </text:insertion>
        </text:changed-region>
        <text:changed-region xml:id="ct94416940143600" text:id="ct94416940143600">
          <text:insertion>
            <office:change-info>
              <dc:creator>Unknown Author</dc:creator>
              <dc:date>2021-03-24T13:33:04</dc:date>
            </office:change-info>
          </text:insertion>
        </text:changed-region>
        <text:changed-region xml:id="ct94416940163520" text:id="ct94416940163520">
          <text:insertion>
            <office:change-info>
              <dc:creator>Unknown Author</dc:creator>
              <dc:date>2021-03-24T13:34:01</dc:date>
            </office:change-info>
          </text:insertion>
        </text:changed-region>
        <text:changed-region xml:id="ct94416940143920" text:id="ct94416940143920">
          <text:insertion>
            <office:change-info>
              <dc:creator>Unknown Author</dc:creator>
              <dc:date>2021-03-24T13:37:39</dc:date>
            </office:change-info>
          </text:insertion>
        </text:changed-region>
        <text:changed-region xml:id="ct94416940150992" text:id="ct94416940150992">
          <text:insertion>
            <office:change-info>
              <dc:creator>Unknown Author</dc:creator>
              <dc:date>2021-03-24T14:14:31</dc:date>
            </office:change-info>
          </text:insertion>
        </text:changed-region>
        <text:changed-region xml:id="ct94416940147872" text:id="ct94416940147872">
          <text:insertion>
            <office:change-info>
              <dc:creator>Unknown Author</dc:creator>
              <dc:date>2021-03-24T14:15:34</dc:date>
            </office:change-info>
          </text:insertion>
        </text:changed-region>
        <text:changed-region xml:id="ct94416940145808" text:id="ct94416940145808">
          <text:insertion>
            <office:change-info>
              <dc:creator>Unknown Author</dc:creator>
              <dc:date>2021-03-24T14:23:00</dc:date>
            </office:change-info>
          </text:insertion>
        </text:changed-region>
        <text:changed-region xml:id="ct94416940148112" text:id="ct94416940148112">
          <text:insertion>
            <office:change-info>
              <dc:creator>Unknown Author</dc:creator>
              <dc:date>2021-03-24T14:24:00</dc:date>
            </office:change-info>
          </text:insertion>
        </text:changed-region>
        <text:changed-region xml:id="ct94416940203872" text:id="ct94416940203872">
          <text:insertion>
            <office:change-info>
              <dc:creator>Unknown Author</dc:creator>
              <dc:date>2021-03-21T17:09:00</dc:date>
            </office:change-info>
          </text:insertion>
        </text:changed-region>
        <text:changed-region xml:id="ct94416940229984" text:id="ct94416940229984">
          <text:insertion>
            <office:change-info>
              <dc:creator>Unknown Author</dc:creator>
              <dc:date>2021-02-28T16:21:01</dc:date>
            </office:change-info>
          </text:insertion>
        </text:changed-region>
        <text:changed-region xml:id="ct94416940237744" text:id="ct94416940237744">
          <text:insertion>
            <office:change-info>
              <dc:creator>Unknown Author</dc:creator>
              <dc:date>2021-03-24T14:53:12</dc:date>
            </office:change-info>
          </text:insertion>
        </text:changed-region>
        <text:changed-region xml:id="ct94416940242496" text:id="ct94416940242496">
          <text:insertion>
            <office:change-info>
              <dc:creator>Unknown Author</dc:creator>
              <dc:date>2021-03-24T14:56:12</dc:date>
            </office:change-info>
          </text:insertion>
        </text:changed-region>
        <text:changed-region xml:id="ct94416940245040" text:id="ct94416940245040">
          <text:insertion>
            <office:change-info>
              <dc:creator>Unknown Author</dc:creator>
              <dc:date>2021-03-24T15:00:45</dc:date>
            </office:change-info>
          </text:insertion>
        </text:changed-region>
        <text:changed-region xml:id="ct94416940247424" text:id="ct94416940247424">
          <text:insertion>
            <office:change-info>
              <dc:creator>Unknown Author</dc:creator>
              <dc:date>2021-03-24T15:01:00</dc:date>
            </office:change-info>
          </text:insertion>
        </text:changed-region>
        <text:changed-region xml:id="ct94416940252288" text:id="ct94416940252288">
          <text:insertion>
            <office:change-info>
              <dc:creator>Unknown Author</dc:creator>
              <dc:date>2021-03-24T15:03:01</dc:date>
            </office:change-info>
          </text:insertion>
        </text:changed-region>
        <text:changed-region xml:id="ct94416940236368" text:id="ct94416940236368">
          <text:insertion>
            <office:change-info>
              <dc:creator>Unknown Author</dc:creator>
              <dc:date>2021-03-24T15:04:29</dc:date>
            </office:change-info>
          </text:insertion>
        </text:changed-region>
        <text:changed-region xml:id="ct94416940217520" text:id="ct94416940217520">
          <text:insertion>
            <office:change-info>
              <dc:creator>Unknown Author</dc:creator>
              <dc:date>2021-03-24T15:05:49</dc:date>
            </office:change-info>
          </text:insertion>
        </text:changed-region>
        <text:changed-region xml:id="ct94416940264240" text:id="ct94416940264240">
          <text:insertion>
            <office:change-info>
              <dc:creator>Unknown Author</dc:creator>
              <dc:date>2021-03-24T15:06:00</dc:date>
            </office:change-info>
          </text:insertion>
        </text:changed-region>
        <text:changed-region xml:id="ct94416940264480" text:id="ct94416940264480">
          <text:insertion>
            <office:change-info>
              <dc:creator>Unknown Author</dc:creator>
              <dc:date>2021-03-24T15:13:29</dc:date>
            </office:change-info>
          </text:insertion>
        </text:changed-region>
        <text:changed-region xml:id="ct94416940222000" text:id="ct94416940222000">
          <text:insertion>
            <office:change-info>
              <dc:creator>Unknown Author</dc:creator>
              <dc:date>2021-03-24T15:14:02</dc:date>
            </office:change-info>
          </text:insertion>
        </text:changed-region>
        <text:changed-region xml:id="ct94416940256208" text:id="ct94416940256208">
          <text:insertion>
            <office:change-info>
              <dc:creator>Unknown Author</dc:creator>
              <dc:date>2021-03-24T15:19:10</dc:date>
            </office:change-info>
          </text:insertion>
        </text:changed-region>
        <text:changed-region xml:id="ct94416940265360" text:id="ct94416940265360">
          <text:insertion>
            <office:change-info>
              <dc:creator>Unknown Author</dc:creator>
              <dc:date>2021-03-24T15:20:17</dc:date>
            </office:change-info>
          </text:insertion>
        </text:changed-region>
        <text:changed-region xml:id="ct94416940276016" text:id="ct94416940276016">
          <text:insertion>
            <office:change-info>
              <dc:creator>Unknown Author</dc:creator>
              <dc:date>2021-03-24T15:21:00</dc:date>
            </office:change-info>
          </text:insertion>
        </text:changed-region>
        <text:changed-region xml:id="ct94416940368352" text:id="ct94416940368352">
          <text:insertion>
            <office:change-info>
              <dc:creator>Unknown Author</dc:creator>
              <dc:date>2021-02-28T16:21:01</dc:date>
            </office:change-info>
          </text:insertion>
        </text:changed-region>
        <text:changed-region xml:id="ct94416940378272" text:id="ct94416940378272">
          <text:insertion>
            <office:change-info>
              <dc:creator>Unknown Author</dc:creator>
              <dc:date>2021-03-25T16:42:20</dc:date>
            </office:change-info>
          </text:insertion>
        </text:changed-region>
        <text:changed-region xml:id="ct94416940305760" text:id="ct94416940305760">
          <text:insertion>
            <office:change-info>
              <dc:creator>Unknown Author</dc:creator>
              <dc:date>2021-03-25T16:43:39</dc:date>
            </office:change-info>
          </text:insertion>
        </text:changed-region>
        <text:changed-region xml:id="ct94416940277936" text:id="ct94416940277936">
          <text:insertion>
            <office:change-info>
              <dc:creator>Unknown Author</dc:creator>
              <dc:date>2021-03-25T16:44:24</dc:date>
            </office:change-info>
          </text:insertion>
        </text:changed-region>
        <text:changed-region xml:id="ct94416940416480" text:id="ct94416940416480">
          <text:insertion>
            <office:change-info>
              <dc:creator>Unknown Author</dc:creator>
              <dc:date>2021-03-25T16:45:00</dc:date>
            </office:change-info>
          </text:insertion>
        </text:changed-region>
        <text:changed-region xml:id="ct94416940410528" text:id="ct94416940410528">
          <text:insertion>
            <office:change-info>
              <dc:creator>Unknown Author</dc:creator>
              <dc:date>2021-03-25T16:46:14</dc:date>
            </office:change-info>
          </text:insertion>
        </text:changed-region>
        <text:changed-region xml:id="ct94416940408464" text:id="ct94416940408464">
          <text:insertion>
            <office:change-info>
              <dc:creator>Unknown Author</dc:creator>
              <dc:date>2021-03-25T16:47:02</dc:date>
            </office:change-info>
          </text:insertion>
        </text:changed-region>
        <text:changed-region xml:id="ct94416940423520" text:id="ct94416940423520">
          <text:insertion>
            <office:change-info>
              <dc:creator>Unknown Author</dc:creator>
              <dc:date>2021-03-25T16:49:07</dc:date>
            </office:change-info>
          </text:insertion>
        </text:changed-region>
        <text:changed-region xml:id="ct94416940425760" text:id="ct94416940425760">
          <text:insertion>
            <office:change-info>
              <dc:creator>Unknown Author</dc:creator>
              <dc:date>2021-03-25T16:54:46</dc:date>
            </office:change-info>
          </text:insertion>
        </text:changed-region>
        <text:changed-region xml:id="ct94416940430512" text:id="ct94416940430512">
          <text:insertion>
            <office:change-info>
              <dc:creator>Unknown Author</dc:creator>
              <dc:date>2021-03-25T16:55:00</dc:date>
            </office:change-info>
          </text:insertion>
        </text:changed-region>
        <text:changed-region xml:id="ct94416940435376" text:id="ct94416940435376">
          <text:insertion>
            <office:change-info>
              <dc:creator>Unknown Author</dc:creator>
              <dc:date>2021-03-25T17:14:04</dc:date>
            </office:change-info>
          </text:insertion>
        </text:changed-region>
        <text:changed-region xml:id="ct94416940448336" text:id="ct94416940448336">
          <text:insertion>
            <office:change-info>
              <dc:creator>Unknown Author</dc:creator>
              <dc:date>2021-03-25T17:15:00</dc:date>
            </office:change-info>
          </text:insertion>
        </text:changed-region>
        <text:changed-region xml:id="ct94416940453744" text:id="ct94416940453744">
          <text:insertion>
            <office:change-info>
              <dc:creator>Unknown Author</dc:creator>
              <dc:date>2021-03-25T17:16:37</dc:date>
            </office:change-info>
          </text:insertion>
        </text:changed-region>
        <text:changed-region xml:id="ct94416940459152" text:id="ct94416940459152">
          <text:insertion>
            <office:change-info>
              <dc:creator>Unknown Author</dc:creator>
              <dc:date>2021-03-25T17:23:34</dc:date>
            </office:change-info>
          </text:insertion>
        </text:changed-region>
        <text:changed-region xml:id="ct94416940405840" text:id="ct94416940405840">
          <text:insertion>
            <office:change-info>
              <dc:creator>Unknown Author</dc:creator>
              <dc:date>2021-02-28T16:21:01</dc:date>
            </office:change-info>
          </text:insertion>
        </text:changed-region>
        <text:changed-region xml:id="ct94416940403424" text:id="ct94416940403424">
          <text:insertion>
            <office:change-info>
              <dc:creator>Unknown Author</dc:creator>
              <dc:date>2021-03-10T23:24:15</dc:date>
            </office:change-info>
          </text:insertion>
        </text:changed-region>
        <text:changed-region xml:id="ct94416940457632" text:id="ct94416940457632">
          <text:insertion>
            <office:change-info>
              <dc:creator>Unknown Author</dc:creator>
              <dc:date>2021-03-10T2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change text:change-id="ct94416939402768"/><text:change-start text:change-id="ct94416939402496"/><text:span text:style-name="T149">ΕΡΓΑΣΤΗΡΙΟ ΔΙΚΤΥΩΝ ΥΠΟΛΟΓΙΣΤΩΝ</text:span><text:change-end text:change-id="ct94416939402496"/><text:change-start text:change-id="ct94416939866464"/><text:span text:style-name="T148"> </text:span></text:p>
      <text:p text:style-name="P5"><text:change-end text:change-id="ct94416939866464"/><text:change text:change-id="ct94416939866800"/><text:change-start text:change-id="ct94416939867200"/><text:span text:style-name="T149">8</text:span><text:change-end text:change-id="ct94416939867200"/><text:change-start text:change-id="ct94416939868800"/><text:span text:style-name="T148">ο ΕΞΑΜΗΝΟ ΣΗΜΜΥ</text:span></text:p>
      <text:p text:style-name="P16"><text:span text:style-name="T328">Ε</text:span><text:span text:style-name="T326">ργαστηριακή Άσκηση </text:span><text:change-end text:change-id="ct94416939868800"/><text:change text:change-id="ct94416939869168"/><text:change-start text:change-id="ct94416939870624"/><text:span text:style-name="T329">5</text:span><text:change-end text:change-id="ct94416939870624"/><text:change-start text:change-id="ct94416939871680"/></text:p>
      <text:p text:style-name="P7"><text:change-end text:change-id="ct94416939871680"/><text:change text:change-id="ct94416939871920"/><text:change-start text:change-id="ct94416939872160"/>Στατική δρομολόγηση<text:change-end text:change-id="ct94416939872160"/><text:change-start text:change-id="ct94416939874352"/></text:p>
      <text:p text:style-name="P6"/>
      <text:p text:style-name="P8">Ιωάννης Αλεξόπουλος (03117001)</text:p>
      <text:p text:style-name="P143"><text:span text:style-name="T150">Όνομα PC/ΛΣ: thinkpad / </text:span><text:span text:style-name="Source_20_Text"><text:span text:style-name="T152">Ubuntu </text:span></text:span><text:change-end text:change-id="ct94416939874352"/><text:change text:change-id="ct94416939874720"/><text:change-start text:change-id="ct94416939877344"/><text:span text:style-name="Source_20_Text"><text:span text:style-name="T175">20.04.1</text:span></text:span><text:change-end text:change-id="ct94416939877344"/><text:change text:change-id="ct94416939877712"/><text:change-start text:change-id="ct94416939879136"/></text:p>
      <text:p text:style-name="P2"><text:change-end text:change-id="ct94416939879136"/><text:change text:change-id="ct94416939879376"/><text:change-start text:change-id="ct94416939879888"/><text:span text:style-name="Source_20_Text"><text:span text:style-name="T157">Ομάδα: 1</text:span></text:span><text:change-end text:change-id="ct94416939879888"/><text:change-start text:change-id="ct94416939887632"/></text:p>
      <text:p text:style-name="P9"><text:span text:style-name="Source_20_Text"/></text:p>
      <text:p text:style-name="P17"><text:span text:style-name="Source_20_Text"><text:span text:style-name="T179">Άσκηση </text:span></text:span><text:span text:style-name="Source_20_Text"><text:span text:style-name="T182">1: Δρομολόγηση σε ένα βήμα</text:span></text:span></text:p>
      <text:p text:style-name="P3"><text:span text:style-name="Source_20_Text"><text:span text:style-name="T179"/></text:span></text:p>
      <text:p text:style-name="P3"><text:span text:style-name="Source_20_Text"><text:span text:style-name="T179"/></text:span></text:p>
      <text:list xml:id="list411970498" text:style-name="L1">
        <text:list-item>
          <text:p text:style-name="P27"><text:change-end text:change-id="ct94416939887632"/><text:change-start text:change-id="ct94416939888832"/><text:span text:style-name="Source_20_Text"><text:span text:style-name="T330">ifconfig em0 &lt;ip/</text:span></text:span><text:change-end text:change-id="ct94416939888832"/><text:change-start text:change-id="ct94416939891392"/><text:span text:style-name="Source_20_Text"><text:span text:style-name="T330">mask&gt;</text:span></text:span><text:change-end text:change-id="ct94416939891392"/><text:change-start text:change-id="ct94416939893152"/></text:p>
        </text:list-item>
        <text:list-item>
          <text:p text:style-name="P44"><text:change-end text:change-id="ct94416939893152"/><text:change-start text:change-id="ct94416939901440"/><text:span text:style-name="Source_20_Text"><text:span text:style-name="T164">sysrc gateway_enable</text:span></text:span><text:change-end text:change-id="ct94416939901440"/><text:change-start text:change-id="ct94416939902784"/><text:span text:style-name="Source_20_Text"><text:span text:style-name="T164">=”YES”</text:span></text:span></text:p>
        </text:list-item>
        <text:list-item>
          <text:p text:style-name="P45"><text:change-end text:change-id="ct94416939902784"/><text:change-start text:change-id="ct94416939912480"/><text:span text:style-name="Source_20_Text"><text:span text:style-name="T165">route add -net 192.168.</text:span></text:span><text:span text:style-name="Source_20_Text"><text:span text:style-name="T166">2</text:span></text:span><text:span text:style-name="Source_20_Text"><text:span text:style-name="T165">.</text:span></text:span><text:span text:style-name="Source_20_Text"><text:span text:style-name="T166">0</text:span></text:span><text:span text:style-name="Source_20_Text"><text:span text:style-name="T165">/24 19</text:span></text:span><text:change-end text:change-id="ct94416939912480"/><text:change-start text:change-id="ct94416939919376"/><text:span text:style-name="Source_20_Text"><text:span text:style-name="T165">2.168.1.1</text:span></text:span></text:p>
        </text:list-item>
        <text:list-item>
          <text:p text:style-name="P46"><text:span text:style-name="Source_20_Text"><text:span text:style-name="T167">UGS: </text:span></text:span><text:change-end text:change-id="ct94416939919376"/><text:change-start text:change-id="ct94416939890176"/><text:span text:style-name="Source_20_Text"><text:span text:style-name="T167">Ενεργή διαδρομή, προορισμός πύλη που θα προωθηει τα πακέτα περαιτέρω, η διαδρομή έχει οριστεί στατικά</text:span></text:span></text:p>
        </text:list-item>
        <text:list-item>
          <text:p text:style-name="P47"><text:span text:style-name="Source_20_Text"><text:span text:style-name="T168">Δεν λαμβά</text:span></text:span><text:change-end text:change-id="ct94416939890176"/><text:change-start text:change-id="ct94416939906064"/><text:span text:style-name="Source_20_Text"><text:span text:style-name="T168">νει απάντηση το ping</text:span></text:span><text:span text:style-name="Source_20_Text"><text:span text:style-name="T169">, αναμενόμενο αφού δεν έχει οριστεί διαδρομή από το PC2 προς το PC1</text:span></text:span></text:p>
        </text:list-item>
        <text:list-item>
          <text:p text:style-name="P48"><text:change-end text:change-id="ct94416939906064"/><text:change-start text:change-id="ct94416939890416"/><text:span text:style-name="Source_20_Text"><text:span text:style-name="T170">Παράγονται και φτάνουν στο PC2 πακέτα ICMP request τα οποία δεν απαντούνται</text:span></text:span></text:p>
        </text:list-item>
        <text:list-item>
          <text:p text:style-name="P49"><text:change-end text:change-id="ct94416939890416"/><text:change-start text:change-id="ct94416939908576"/><text:span text:style-name="Source_20_Text"><text:span text:style-name="T171">route add -net 192.168.1.0/24 192.168.2.1</text:span></text:span></text:p>
        </text:list-item>
        <text:list-item>
          <text:p text:style-name="P50"><text:span text:style-name="Source_20_Text"><text:span text:style-name="T172">Ναι</text:span></text:span></text:p>
        </text:list-item>
        <text:list-item>
          <text:p text:style-name="P51"><text:span text:style-name="Source_20_Text"><text:span text:style-name="T173">Γιατί περιείχε αρχικά καταχωρίσεις στον πίνακα δρομολόγησης του και για τα δύο υποδίκτυα</text:span></text:span><text:change-end text:change-id="ct94416939908576"/><text:change-start text:change-id="ct94416939929248"/><text:span text:style-name="Source_20_Text"><text:span text:style-name="T173"> </text:span></text:span><text:span text:style-name="Source_20_Text"><text:span text:style-name="T174">στις αντίστοιχες διεπαφές του</text:span></text:span><text:change-end text:change-id="ct94416939929248"/><text:change-start text:change-id="ct94416939933072"/></text:p>
        </text:list-item>
      </text:list>
      <text:p text:style-name="P11"><text:change-end text:change-id="ct94416939933072"/><text:change text:change-id="ct94416939935472"/><text:change text:change-id="ct94416939935232"/><text:change text:change-id="ct94416939934992"/><text:change text:change-id="ct94416939934752"/><text:change text:change-id="ct94416939934512"/><text:change text:change-id="ct94416939934272"/><text:change text:change-id="ct94416939934032"/><text:change text:change-id="ct94416939933792"/><text:change text:change-id="ct94416939933552"/><text:change text:change-id="ct94416939933312"/><text:change-start text:change-id="ct94416939935712"/><text:span text:style-name="Source_20_Text"><text:span text:style-name="T313">Άσκηση </text:span></text:span><text:span text:style-name="Source_20_Text"><text:span text:style-name="T318">2</text:span></text:span><text:span text:style-name="Source_20_Text"><text:span text:style-name="T313">: </text:span></text:span><text:span text:style-name="Source_20_Text"><text:span text:style-name="T319">Proxy ARP</text:span></text:span></text:p>
      <text:p text:style-name="P11"><text:span text:style-name="Source_20_Text"><text:span text:style-name="T185"/></text:span></text:p>
      <text:list xml:id="list1523387850" text:style-name="Numbering_20_123">
        <text:list-item>
          <text:p text:style-name="P28"><text:change-end text:change-id="ct94416939935712"/><text:change-start text:change-id="ct94416939951808"/><text:span text:style-name="Source_20_Text"><text:span text:style-name="T331">route del 192.168.2.0/24</text:span></text:span></text:p>
        </text:list-item>
        <text:list-item>
          <text:p text:style-name="P29"><text:span text:style-name="Source_20_Text"><text:span text:style-name="T334">ifconfig em0 192.168.1.2/20</text:span></text:span></text:p>
        </text:list-item>
        <text:list-item>
          <text:p text:style-name="P30"><text:change-end text:change-id="ct94416939951808"/><text:change-start text:change-id="ct94416939957472"/><text:span text:style-name="Source_20_Text"><text:span text:style-name="T332">Από την προοπτική του PC1 βρίσκονται στο ίδιο υποδίκτυο</text:span></text:span></text:p>
        </text:list-item>
        <text:list-item>
          <text:p text:style-name="P31"><text:change-end text:change-id="ct94416939957472"/><text:change-start text:change-id="ct94416939955376"/><text:span text:style-name="Source_20_Text"><text:span text:style-name="T333">Όχι, δεν είναι επιτυχή τα pings</text:span></text:span><text:change-end text:change-id="ct94416939955376"/><text:change-start text:change-id="ct94416939958864"/></text:p>
        </text:list-item>
        <text:list-item>
          <text:p text:style-name="P32"><text:change-end text:change-id="ct94416939958864"/><text:change-start text:change-id="ct94416939959792"/><text:span text:style-name="Source_20_Text"><text:span text:style-name="T335">Ναι, τώρα είναι επιτυχές καθώς</text:span></text:span><text:change-end text:change-id="ct94416939959792"/><text:change-start text:change-id="ct94416939971072"/><text:span text:style-name="Source_20_Text"><text:span text:style-name="T335"> το </text:span></text:span><text:span text:style-name="Source_20_Text"><text:span text:style-name="T336">R1 απαντάει στο ARP με την διεύθυνση </text:span></text:span><text:span text:style-name="Source_20_Text"><text:span text:style-name="T337">MAC </text:span></text:span><text:span text:style-name="Source_20_Text"><text:span text:style-name="T336">του</text:span></text:span><text:change-end text:change-id="ct94416939971072"/><text:change-start text:change-id="ct94416939974320"/></text:p>
        </text:list-item>
        <text:list-item>
          <text:p text:style-name="P33"><text:change-end text:change-id="ct94416939974320"/><text:change-start text:change-id="ct94416939975648"/><text:span text:style-name="Source_20_Text"><text:span text:style-name="T338">Για το PC3, </text:span></text:span><text:span text:style-name="Source_20_Text"><text:span text:style-name="T339">το PC1 δεν είναι στο ίδιο υποδίκτυο </text:span></text:span><text:change-end text:change-id="ct94416939975648"/><text:change-start text:change-id="ct94416939975888"/><text:span text:style-name="Source_20_Text"><text:span text:style-name="T340">και δεν υπάρχει ταίριασμα με κάποια καταχώριση στον πίνακα προώθησης</text:span></text:span><text:change-end text:change-id="ct94416939975888"/><text:change-start text:change-id="ct94416939963040"/></text:p>
        </text:list-item>
        <text:list-item>
          <text:p text:style-name="P34"><text:change-end text:change-id="ct94416939963040"/><text:change-start text:change-id="ct94416939928688"/><text:span text:style-name="Source_20_Text"><text:span text:style-name="T341">route add -net 192.168.1.0/24 192.168.2.1</text:span></text:span></text:p>
        </text:list-item>
        <text:list-item>
          <text:p text:style-name="P35"><text:span text:style-name="Source_20_Text"><text:span text:style-name="T342">arp -ad</text:span></text:span></text:p>
        </text:list-item>
        <text:list-item>
          <text:p text:style-name="P36"><text:change-end text:change-id="ct94416939928688"/><text:change-start text:change-id="ct94416939970512"/><text:span text:style-name="Source_20_Text"><text:span text:style-name="T343">tcpdump -i em{0-1} -vve</text:span></text:span><text:change-end text:change-id="ct94416939970512"/><text:change-start text:change-id="ct94416939969888"/></text:p>
        </text:list-item>
        <text:list-item>
          <text:p text:style-name="P37"><text:span text:style-name="Source_20_Text"><text:span text:style-name="T344">o R1 απαντάει με την δική του διεύθυνση στο ARP request που λαμβάνει από το PC1</text:span></text:span></text:p>
        </text:list-item>
        <text:list-item>
          <text:p text:style-name="P38"><text:change-end text:change-id="ct94416939969888"/><text:change-start text:change-id="ct94416939984640"/><text:span text:style-name="Source_20_Text"><text:s/></text:span><text:span text:style-name="Source_20_Text"><text:span text:style-name="T345">Προς την διεπαφή του R1 στο LAN1</text:span></text:span></text:p>
        </text:list-item>
        <text:list-item>
          <text:p text:style-name="P39"><text:change-end text:change-id="ct94416939984640"/><text:change-start text:change-id="ct94416939986720"/><text:span text:style-name="Source_20_Text"><text:s/></text:span><text:span text:style-name="Source_20_Text"><text:span text:style-name="T346">Από την διεπαφή το</text:span></text:span><text:change-end text:change-id="ct94416939986720"/><text:change-start text:change-id="ct94416939989296"/><text:span text:style-name="Source_20_Text"><text:span text:style-name="T346">υ R1 στο LAN2</text:span></text:span><text:change-end text:change-id="ct94416939989296"/><text:change-start text:change-id="ct94416939991568"/></text:p>
        </text:list-item>
        <text:list-item>
          <text:p text:style-name="P39"><text:change-end text:change-id="ct94416939991568"/><text:change-start text:change-id="ct94416939991808"/><text:span text:style-name="Source_20_Text"><text:s/></text:span><text:span text:style-name="Source_20_Text"><text:span text:style-name="T347">[ARP request: PC1 -&gt; broadcast, ARP reply: R1 -&gt; PC1, </text:span></text:span><text:change-end text:change-id="ct94416939991808"/><text:change-start text:change-id="ct94416940000704"/><text:span text:style-name="Source_20_Text"><text:span text:style-name="T348">ICMP request: </text:span></text:span><text:span text:style-name="Source_20_Text"><text:span text:style-name="T349">PC1 -&gt; R1, </text:span></text:span><text:span text:style-name="Source_20_Text"><text:span text:style-name="T350">ARP request: </text:span></text:span><text:span text:style-name="Source_20_Text"><text:span text:style-name="T351">R1(LAN2) -&gt; broadcast</text:span></text:span><text:change-end text:change-id="ct94416940000704"/><text:change-start text:change-id="ct94416940008848"/><text:span text:style-name="Source_20_Text"><text:span text:style-name="T351">, ARP reply: PC3 -&gt; R1, </text:span></text:span><text:span text:style-name="Source_20_Text"><text:span text:style-name="T352">ICMP request R1 -&gt; PC3, ICMP reply PC3 -&gt; R1, ICMP reply R1 -&gt; PC1</text:span></text:span><text:span text:style-name="Source_20_Text"><text:span text:style-name="T353">]</text:span></text:span><text:change-end text:change-id="ct94416940008848"/><text:change-start text:change-id="ct94416939966768"/></text:p>
        </text:list-item>
        <text:list-item>
          <text:p text:style-name="P52"><text:span text:style-name="Source_20_Text"><text:span text:style-name="T58"><text:s/>/</text:span></text:span><text:span text:style-name="Source_20_Text"><text:span text:style-name="T61">2</text:span></text:span><text:span text:style-name="Source_20_Text"><text:span text:style-name="T201">2</text:span></text:span></text:p>
        </text:list-item>
        <text:list-item>
          <text:p text:style-name="P39"><text:change-end text:change-id="ct94416939966768"/><text:change-start text:change-id="ct94416940006704"/><text:soft-page-break/><text:span text:style-name="Source_20_Text"><text:s/></text:span><text:span text:style-name="Source_20_Text"><text:span text:style-name="T354">Με /23 το ping αποτυγχάνει</text:span></text:span></text:p>
        </text:list-item>
        <text:list-item>
          <text:p text:style-name="P39"><text:change-end text:change-id="ct94416940006704"/><text:change-start text:change-id="ct94416940008288"/><text:span text:style-name="Source_20_Text"><text:s/></text:span><text:span text:style-name="Source_20_Text"><text:span text:style-name="T355">route add -net 192.168.2.0/24 -interface em0</text:span></text:span></text:p>
        </text:list-item>
        <text:list-item>
          <text:p text:style-name="P39"><text:change-end text:change-id="ct94416940008288"/><text:change-start text:change-id="ct94416940005872"/><text:span text:style-name="Source_20_Text"><text:s/></text:span><text:span text:style-name="Source_20_Text"><text:span text:style-name="T356">Η MAC διεύθυνση του PC1</text:span></text:span><text:change-end text:change-id="ct94416940005872"/><text:change-start text:change-id="ct94416939992400"/></text:p>
        </text:list-item>
        <text:list-item>
          <text:p text:style-name="P40"><text:span text:style-name="Source_20_Text"><text:s/></text:span><text:span text:style-name="Source_20_Text"><text:span text:style-name="T357">Είναι επιτυχές, καθώς προστέθηκε αντί</text:span></text:span><text:change-end text:change-id="ct94416939992400"/><text:change-start text:change-id="ct94416940023728"/><text:span text:style-name="Source_20_Text"><text:span text:style-name="T357">στοιχη </text:span></text:span><text:span text:style-name="Source_20_Text"><text:span text:style-name="T358">καταχώριση στον πίνακα δρομολόγησης ώστε τα πακέτα να προωθούνται από το R1 </text:span></text:span><text:span text:style-name="Source_20_Text"><text:span text:style-name="T359">αν και για το </text:span></text:span><text:span text:style-name="Source_20_Text"><text:span text:style-name="T360">PC1 το PC3 δεν βρίσκεται στο ίδιο υποδίκτυο</text:span></text:span></text:p>
        </text:list-item>
        <text:list-item>
          <text:p text:style-name="P40"><text:change-end text:change-id="ct94416940023728"/><text:change-start text:change-id="ct94416939977056"/><text:span text:style-name="Source_20_Text">sysctl net.link.ether.inet.proxyall=</text:span><text:span text:style-name="Source_20_Text"><text:span text:style-name="T361">0</text:span></text:span></text:p>
        </text:list-item>
        <text:list-item>
          <text:p text:style-name="P40"><text:change-end text:change-id="ct94416939977056"/><text:change-start text:change-id="ct94416939994944"/><text:span text:style-name="Source_20_Text"><text:s/></text:span><text:span text:style-name="Source_20_Text"><text:span text:style-name="T362">route change -net 192.168.2.0/24 192.168.1.1</text:span></text:span></text:p>
        </text:list-item>
        <text:list-item>
          <text:p text:style-name="P40"><text:change-end text:change-id="ct94416939994944"/><text:change-start text:change-id="ct94416939994192"/><text:span text:style-name="Source_20_Text"><text:s/></text:span><text:span text:style-name="Source_20_Text"><text:span text:style-name="T363">ifconfig em0 192.168.1.2/24</text:span></text:span></text:p>
        </text:list-item>
        <text:list-item>
          <text:p text:style-name="P40"><text:span text:style-name="Source_20_Text"><text:s/></text:span><text:span text:style-name="Source_20_Text"><text:span text:style-name="T364">διεγράφη, route add -net 192.168.2.0/24 192.168.1.1</text:span></text:span><text:change-end text:change-id="ct94416939994192"/><text:change-start text:change-id="ct94416940015600"/></text:p>
          <text:p text:style-name="P53"><text:change-end text:change-id="ct94416940015600"/><text:change-start text:change-id="ct94416940000144"/><text:span text:style-name="Source_20_Text"><text:span text:style-name="T60"/></text:span></text:p>
          <text:p text:style-name="P41"><text:span text:style-name="Source_20_Text"/></text:p>
        </text:list-item>
      </text:list>
      <text:p text:style-name="P10"><text:change-end text:change-id="ct94416940000144"/><text:change-start text:change-id="ct94416939937200"/><text:span text:style-name="Source_20_Text"/></text:p>
      <text:list xml:id="list123532997005865" text:continue-numbering="true" text:style-name="Numbering_20_123">
        <text:list-header>
          <text:p text:style-name="P54"><text:change-end text:change-id="ct94416939937200"/><text:change-start text:change-id="ct94416939944368"/><text:span text:style-name="Source_20_Text"><text:span text:style-name="T59"/></text:span></text:p>
        </text:list-header>
      </text:list>
      <text:p text:style-name="P18"><text:change-end text:change-id="ct94416939944368"/><text:change-start text:change-id="ct94416940040384"/><text:span text:style-name="Source_20_Text"><text:span text:style-name="T313">Άσκηση </text:span></text:span><text:span text:style-name="Source_20_Text"><text:span text:style-name="T318">3</text:span></text:span><text:span text:style-name="Source_20_Text"><text:span text:style-name="T313">: </text:span></text:span><text:span text:style-name="Source_20_Text"><text:span text:style-name="T320">Δρομολόγηση σε περισσότερα βήματα</text:span></text:span></text:p>
      <text:p text:style-name="P13"><text:span text:style-name="Source_20_Text"><text:span text:style-name="T185"/></text:span></text:p>
      <text:list xml:id="list123532829300266" text:continue-list="list123532997005865" text:style-name="Numbering_20_123">
        <text:list-item text:start-value="1">
          <text:p text:style-name="P55"><text:change-end text:change-id="ct94416940040384"/><text:change-start text:change-id="ct94416940049360"/><text:span text:style-name="Source_20_Text"><text:span text:style-name="T62">ifconfig em0 192.168.1.1/24, ifconfig em1 172.17.17.1/30</text:span></text:span></text:p>
        </text:list-item>
        <text:list-item>
          <text:p text:style-name="P56"><text:span text:style-name="Source_20_Text"><text:span text:style-name="T63">ifconfig em0 172.17.17.2/30, </text:span></text:span><text:span text:style-name="Source_20_Text"><text:span text:style-name="T64">ifconfig em1 192.168.2.1/24</text:span></text:span><text:change-end text:change-id="ct94416940049360"/><text:change-start text:change-id="ct94416940053888"/></text:p>
        </text:list-item>
        <text:list-item>
          <text:p text:style-name="P57"><text:span text:style-name="Source_20_Text"><text:span text:style-name="T65">Μήνυμα Destination Host Unrea</text:span></text:span><text:change-end text:change-id="ct94416940053888"/><text:change-start text:change-id="ct94416940052752"/><text:span text:style-name="Source_20_Text"><text:span text:style-name="T65">chable</text:span></text:span><text:change-end text:change-id="ct94416940052752"/><text:change-start text:change-id="ct94416940055376"/></text:p>
        </text:list-item>
        <text:list-item>
          <text:p text:style-name="P58"><text:change-end text:change-id="ct94416940055376"/><text:change-start text:change-id="ct94416940057568"/><text:span text:style-name="Source_20_Text"><text:span text:style-name="T66">Στο LAN1 Παράγονται ICMP echo request και ICMP host unreachable μηνύματα</text:span></text:span></text:p>
        </text:list-item>
        <text:list-item>
          <text:p text:style-name="P59"><text:change-end text:change-id="ct94416940057568"/><text:change-start text:change-id="ct94416940064112"/><text:span text:style-name="Source_20_Text"><text:span text:style-name="T67">Παρατηρώ ότι δεν φτάνει στο PC2 </text:span></text:span><text:span text:style-name="Source_20_Text"><text:span text:style-name="T68">(ένδειξη λάθους δεν παρατηρώ*)</text:span></text:span></text:p>
        </text:list-item>
        <text:list-item>
          <text:p text:style-name="P60"><text:change-end text:change-id="ct94416940064112"/><text:change-start text:change-id="ct94416940067584"/><text:span text:style-name="Source_20_Text"><text:span text:style-name="T202">route add -net</text:span></text:span><text:span text:style-name="Source_20_Text"><text:span text:style-name="T69"> 192.168.2.0/24 172.17.17.2</text:span></text:span></text:p>
        </text:list-item>
        <text:list-item>
          <text:p text:style-name="P61"><text:change-end text:change-id="ct94416940067584"/><text:change-start text:change-id="ct94416940047888"/><text:span text:style-name="Source_20_Text"><text:span text:style-name="T70">Όχι</text:span></text:span></text:p>
        </text:list-item>
        <text:list-item>
          <text:p text:style-name="P62"><text:change-end text:change-id="ct94416940047888"/><text:change-start text:change-id="ct94416940065312"/><text:span text:style-name="Source_20_Text"><text:span text:style-name="T71">Παρατηρ</text:span></text:span><text:change-end text:change-id="ct94416940065312"/><text:change-start text:change-id="ct94416940070768"/><text:span text:style-name="Source_20_Text"><text:span text:style-name="T71">ώ μηνύματα </text:span></text:span><text:change-end text:change-id="ct94416940070768"/><text:change-start text:change-id="ct94416940073248"/><text:span text:style-name="Source_20_Text"><text:span text:style-name="T72">ICMP echo request από</text:span></text:span><text:change-end text:change-id="ct94416940073248"/><text:change-start text:change-id="ct94416940084144"/><text:span text:style-name="Source_20_Text"><text:span text:style-name="T72"> R2 προς PC2, Ι</text:span></text:span><text:span text:style-name="Source_20_Text"><text:span text:style-name="T73">CMP echo reply </text:span></text:span><text:span text:style-name="Source_20_Text"><text:span text:style-name="T74">από </text:span></text:span><text:span text:style-name="Source_20_Text"><text:span text:style-name="T75">PC2</text:span></text:span><text:change-end text:change-id="ct94416940084144"/><text:change-start text:change-id="ct94416940089952"/><text:span text:style-name="Source_20_Text"><text:span text:style-name="T75"> προς R2 και ICMP host unreachable </text:span></text:span><text:span text:style-name="Source_20_Text"><text:span text:style-name="T76">από R2</text:span></text:span><text:change-end text:change-id="ct94416940089952"/><text:change-start text:change-id="ct94416940095760"/><text:span text:style-name="Source_20_Text"><text:span text:style-name="T76"> </text:span></text:span><text:span text:style-name="Source_20_Text"><text:span text:style-name="T77">προς PC2</text:span></text:span><text:change-end text:change-id="ct94416940095760"/><text:change-start text:change-id="ct94416940100960"/></text:p>
        </text:list-item>
        <text:list-item>
          <text:p text:style-name="P63"><text:span text:style-name="Source_20_Text"><text:span text:style-name="T78">Παράγονται πακέτα UDP ανά μερικά δευτερόλεπ</text:span></text:span><text:change-end text:change-id="ct94416940100960"/><text:change-start text:change-id="ct94416940048416"/><text:span text:style-name="Source_20_Text"><text:span text:style-name="T79">τα</text:span></text:span></text:p>
        </text:list-item>
        <text:list-item>
          <text:p text:style-name="P64"><text:change-end text:change-id="ct94416940048416"/><text:change-start text:change-id="ct94416940090736"/><text:span text:style-name="Source_20_Text"><text:span text:style-name="T80">Δεδομενογράμματα UDP </text:span></text:span><text:span text:style-name="Source_20_Text"><text:span text:style-name="T81">προς το PC2 από το R2 με αυξανόμενο ttl και απάντηση ICMP udp port unreachable </text:span></text:span><text:span text:style-name="Source_20_Text"><text:span text:style-name="T82">από το PC2 προς το R2</text:span></text:span><text:change-end text:change-id="ct94416940090736"/><text:change-start text:change-id="ct94416940048864"/></text:p>
        </text:list-item>
        <text:list-item>
          <text:p text:style-name="P65"><text:span text:style-name="Source_20_Text"><text:span text:style-name="T83">Γιατί σύμφωνα με τον κανόνα δεν πρέπει να παραγόνται μηνύματα λάθους ICMP ως απάντηση σε άλλα μηνύματα λάθους </text:span></text:span><text:change-end text:change-id="ct94416940048864"/><text:change-start text:change-id="ct94416940082016"/><text:span text:style-name="Source_20_Text"><text:span text:style-name="T83">ICMP</text:span></text:span></text:p>
        </text:list-item>
        <text:list-item>
          <text:p text:style-name="P66"><text:change-end text:change-id="ct94416940082016"/><text:change-start text:change-id="ct94416940017776"/><text:span text:style-name="Source_20_Text"><text:span text:style-name="T84">route add -net 192.168.1.0/24 172.17.17.1</text:span></text:span></text:p>
        </text:list-item>
        <text:list-item>
          <text:p text:style-name="P67"><text:change-end text:change-id="ct94416940017776"/><text:change-start text:change-id="ct94416940094560"/><text:span text:style-name="Source_20_Text"><text:span text:style-name="T85">Ναι, τώρα γίνεται το traceroute.</text:span></text:span><text:change-end text:change-id="ct94416940094560"/><text:change-start text:change-id="ct94416940088336"/><text:span text:style-name="Source_20_Text"><text:span text:style-name="T85"> </text:span></text:span><text:span text:style-name="Source_20_Text"><text:span text:style-name="T86">Παράγονται μηνύματα</text:span></text:span><text:change-end text:change-id="ct94416940088336"/><text:change-start text:change-id="ct94416940105824"/><text:span text:style-name="Source_20_Text"><text:span text:style-name="T86"> </text:span></text:span><text:span text:style-name="Source_20_Text"><text:span text:style-name="T87">udp με αυξανόμενα ttl και μηνύματα </text:span></text:span><text:span text:style-name="Source_20_Text"><text:span text:style-name="T88">ICMP time-exceeded in transi</text:span></text:span><text:span text:style-name="Source_20_Text"><text:span text:style-name="T89">t</text:span></text:span><text:change-end text:change-id="ct94416940105824"/><text:change-start text:change-id="ct94416940117408"/><text:span text:style-name="Source_20_Text"><text:span text:style-name="T89"> </text:span></text:span><text:span text:style-name="Source_20_Text"><text:span text:style-name="T90">για ttl</text:span></text:span><text:span text:style-name="Source_20_Text"><text:span text:style-name="T93">=</text:span></text:span><text:span text:style-name="Source_20_Text"><text:span text:style-name="T91">1</text:span></text:span><text:change-end text:change-id="ct94416940117408"/><text:change-start text:change-id="ct94416940123584"/><text:span text:style-name="Source_20_Text"><text:span text:style-name="T91"> </text:span></text:span><text:span text:style-name="Source_20_Text"><text:span text:style-name="T92">(1 φτάνει στο R2) και ICMP udp po</text:span></text:span><text:change-end text:change-id="ct94416940123584"/><text:change-start text:change-id="ct94416940142784"/><text:span text:style-name="Source_20_Text"><text:span text:style-name="T92">rt unreachable για t</text:span></text:span><text:span text:style-name="Source_20_Text"><text:span text:style-name="T203">t</text:span></text:span><text:span text:style-name="Source_20_Text"><text:span text:style-name="T92">l</text:span></text:span><text:span text:style-name="Source_20_Text"><text:span text:style-name="T93">=</text:span></text:span><text:span text:style-name="Source_20_Text"><text:span text:style-name="T92">2 </text:span></text:span></text:p>
        </text:list-item>
        <text:list-item>
          <text:p text:style-name="P67"><text:change-end text:change-id="ct94416940142784"/><text:change-start text:change-id="ct94416940126448"/><text:span text:style-name="Source_20_Text"><text:span text:style-name="T94">Λαμβάνω no route to host </text:span></text:span><text:span text:style-name="Source_20_Text"><text:span text:style-name="T95">αφού δεν υπάρχει καταχώριση που να ταιριάζει στο</text:span></text:span><text:span text:style-name="Source_20_Text"><text:span text:style-name="T96">ν πίνακα δρομολόγησης του PC2</text:span></text:span></text:p>
        </text:list-item>
        <text:list-item>
          <text:p text:style-name="P68"><text:change-end text:change-id="ct94416940126448"/><text:change-start text:change-id="ct94416940130784"/><text:span text:style-name="Source_20_Text"><text:span text:style-name="T97">route del 192.168.1.0/24</text:span></text:span></text:p>
        </text:list-item>
        <text:list-item>
          <text:p text:style-name="P69"><text:span text:style-name="Source_20_Text"><text:span text:style-name="T98">route add default 192.168.2.1</text:span></text:span></text:p>
        </text:list-item>
        <text:list-item>
          <text:p text:style-name="P70"><text:span text:style-name="Source_20_Text"><text:span text:style-name="T99">Τώρα λειτουργεί το ping </text:span></text:span><text:span text:style-name="Source_20_Text"><text:span text:style-name="T100">αφού υπάρχει η προεπιλεγμένη πύλη</text:span></text:span></text:p>
        </text:list-item>
        <text:list-item>
          <text:p text:style-name="P71"><text:change-end text:change-id="ct94416940130784"/><text:change-start text:change-id="ct94416940119376"/><text:span text:style-name="Source_20_Text"><text:span text:style-name="T101">Για το pi</text:span></text:span><text:span text:style-name="Source_20_Text"><text:span text:style-name="T102">ng στο 172.17.17.1 </text:span></text:span><text:span text:style-name="Source_20_Text"><text:span text:style-name="T103">δεν υπήρχ</text:span></text:span><text:change-end text:change-id="ct94416940119376"/><text:change-start text:change-id="ct94416940123824"/><text:span text:style-name="Source_20_Text"><text:span text:style-name="T103">ε αρχικά καμία καταχώριση στον πίνακα δρομολόγησης που να ταίριαζε, ενώ στην συνέχεια με την προσθήκη του default gatewa</text:span></text:span><text:span text:style-name="Source_20_Text"><text:span text:style-name="T104">y </text:span></text:span><text:span text:style-name="Source_20_Text"><text:span text:style-name="T105">στάλθηκε εκεί το ping</text:span></text:span><text:change-end text:change-id="ct94416940123824"/><text:change-start text:change-id="ct94416940031328"/></text:p>
        </text:list-item>
      </text:list>
      <text:p text:style-name="P19"><text:change-end text:change-id="ct94416940031328"/><text:change-start text:change-id="ct94416940127088"/><text:span text:style-name="Source_20_Text"><text:span text:style-name="T198"/></text:span></text:p>
      <text:list xml:id="list123533954047394" text:continue-numbering="true" text:style-name="Numbering_20_123">
        <text:list-header>
          <text:p text:style-name="P72"><text:change-end text:change-id="ct94416940127088"/><text:change-start text:change-id="ct94416940121360"/><text:span text:style-name="Source_20_Text"><text:span text:style-name="T186"/></text:span></text:p>
        </text:list-header>
      </text:list>
      <text:p text:style-name="P12"><text:span text:style-name="Source_20_Text"><text:span text:style-name="T314"/></text:span></text:p>
      <text:p text:style-name="P14"><text:span text:style-name="Source_20_Text"><text:span text:style-name="T313"/></text:span></text:p>
      <text:p text:style-name="P14"><text:soft-page-break/><text:span text:style-name="Source_20_Text"><text:span text:style-name="T313">Άσκηση </text:span></text:span><text:span text:style-name="Source_20_Text"><text:span text:style-name="T318">4</text:span></text:span><text:span text:style-name="Source_20_Text"><text:span text:style-name="T313">: </text:span></text:span><text:span text:style-name="Source_20_Text"><text:span text:style-name="T316">Π</text:span></text:span><text:span text:style-name="Source_20_Text"><text:span text:style-name="T317">ροθέματα δικτύου και δρομολόγηση</text:span></text:span></text:p>
      <text:p text:style-name="P14"><text:span text:style-name="Source_20_Text"><text:span text:style-name="T184"/></text:span></text:p>
      <text:list xml:id="list123534198261930" text:continue-list="list123533954047394" text:style-name="Numbering_20_123">
        <text:list-item text:start-value="1">
          <text:p text:style-name="P73"><text:change-end text:change-id="ct94416940121360"/><text:change-start text:change-id="ct94416940095200"/><text:span text:style-name="Source_20_Text"><text:span text:style-name="T106">Ένα πιο πολύπλοκο δίκτυο με εναλλακτικές διαδρομές</text:span></text:span><text:change-end text:change-id="ct94416940095200"/><text:change-start text:change-id="ct94416940119840"/></text:p>
        </text:list-item>
        <text:list-item>
          <text:p text:style-name="P74"><text:change-end text:change-id="ct94416940119840"/><text:change-start text:change-id="ct94416940130304"/><text:span text:style-name="Source_20_Text"><text:span text:style-name="T188">route add -net 192.168.1.0/24 192.168.2.1</text:span></text:span></text:p>
        </text:list-item>
        <text:list-item>
          <text:p text:style-name="P75"><text:change-end text:change-id="ct94416940130304"/><text:change-start text:change-id="ct94416940104352"/><text:span text:style-name="Source_20_Text"><text:span text:style-name="T189">ifconfig em0 192.168.1.1/24, ifconfig em1 172.17.17.1/30, ifconfig em2 172.17.17.5/30</text:span></text:span></text:p>
        </text:list-item>
        <text:list-item>
          <text:p text:style-name="P76"><text:change-end text:change-id="ct94416940104352"/><text:change-start text:change-id="ct94416940105392"/><text:span text:style-name="Source_20_Text"><text:span text:style-name="T190">ifconfig em0 172.17.17.2/30, ifconfig em1 192.168.2.1/24, ifconfig 172.17.17.9/30</text:span></text:span><text:change-end text:change-id="ct94416940105392"/><text:change-start text:change-id="ct94416940107984"/></text:p>
        </text:list-item>
        <text:list-item>
          <text:p text:style-name="P77"><text:span text:style-name="Source_20_Text"><text:span text:style-name="T191">ifconfig em0 </text:span></text:span><text:change-end text:change-id="ct94416940107984"/><text:change-start text:change-id="ct94416940152512"/><text:span text:style-name="Source_20_Text"><text:span text:style-name="T191">172.17.</text:span></text:span><text:span text:style-name="Source_20_Text"><text:span text:style-name="T192">17.</text:span></text:span><text:span text:style-name="Source_20_Text"><text:span text:style-name="T191">6/30, ifconfig em1 172.17.17.10/</text:span></text:span><text:span text:style-name="Source_20_Text"><text:span text:style-name="T193">3</text:span></text:span><text:span text:style-name="Source_20_Text"><text:span text:style-name="T191">0</text:span></text:span><text:change-end text:change-id="ct94416940152512"/><text:change-start text:change-id="ct94416940108688"/></text:p>
        </text:list-item>
        <text:list-item>
          <text:p text:style-name="P78"><text:span text:style-name="Source_20_Text"><text:span text:style-name="T194">route add -net 192.168.2.0/24 172.17.17.2</text:span></text:span></text:p>
        </text:list-item>
        <text:list-item>
          <text:p text:style-name="P79"><text:change-end text:change-id="ct94416940108688"/><text:change-start text:change-id="ct94416940143600"/><text:span text:style-name="Source_20_Text"><text:span text:style-name="T195">route add -net 192.168.1.0/24 172.17.17.1</text:span></text:span></text:p>
        </text:list-item>
        <text:list-item>
          <text:p text:style-name="P80"><text:change-end text:change-id="ct94416940143600"/><text:change-start text:change-id="ct94416940163520"/><text:span text:style-name="Source_20_Text"><text:span text:style-name="T195">route add -net 192.168.1.0/24 172.17.17.</text:span></text:span><text:span text:style-name="Source_20_Text"><text:span text:style-name="T204">5, </text:span></text:span><text:span text:style-name="Source_20_Text"><text:span text:style-name="T195">route add -net 192.168.</text:span></text:span><text:span text:style-name="Source_20_Text"><text:span text:style-name="T205">2</text:span></text:span><text:span text:style-name="Source_20_Text"><text:span text:style-name="T195">.0/24 172.17.17.</text:span></text:span><text:span text:style-name="Source_20_Text"><text:span text:style-name="T204">9</text:span></text:span><text:change-end text:change-id="ct94416940163520"/><text:change-start text:change-id="ct94416940143920"/></text:p>
        </text:list-item>
        <text:list-item>
          <text:p text:style-name="P81"><text:span text:style-name="Source_20_Text"><text:span text:style-name="T206">route add 192.168.2.3 172.17.17.6 -</text:span></text:span><text:span text:style-name="Source_20_Text"><text:span text:style-name="T207">&gt; σημαία H</text:span></text:span></text:p>
        </text:list-item>
        <text:list-item>
          <text:p text:style-name="P82"><text:change-end text:change-id="ct94416940143920"/><text:change-start text:change-id="ct94416940150992"/><text:span text:style-name="Source_20_Text"><text:span text:style-name="T208">Βλέπω 3 βήματα R1,R2,P</text:span></text:span><text:span text:style-name="Source_20_Text"><text:span text:style-name="T209">C</text:span></text:span><text:span text:style-name="Source_20_Text"><text:span text:style-name="T208">2</text:span></text:span><text:change-end text:change-id="ct94416940150992"/><text:change-start text:change-id="ct94416940147872"/></text:p>
        </text:list-item>
        <text:list-item>
          <text:p text:style-name="P83"><text:span text:style-name="Source_20_Text"><text:span text:style-name="T210">ttl =62, άρα έχει μειωθεί από 2 δρομολογητές </text:span></text:span><text:span text:style-name="Source_20_Text"><text:span text:style-name="T211">(αρχική τιμή 64)</text:span></text:span></text:p>
        </text:list-item>
        <text:list-item>
          <text:p text:style-name="P84"><text:change-end text:change-id="ct94416940147872"/><text:change-start text:change-id="ct94416940145808"/><text:span text:style-name="Source_20_Text"><text:span text:style-name="T212">4 βήματα: R1 -&gt; R3 -&gt; R2 -&gt; PC3</text:span></text:span></text:p>
        </text:list-item>
        <text:list-item>
          <text:p text:style-name="P85"><text:span text:style-name="Source_20_Text"><text:span text:style-name="T213">ttl = 2 , ακολουθεί διαφορετική διαδρομή </text:span></text:span><text:span text:style-name="Source_20_Text"><text:span text:style-name="T214">(PC3) -&gt; </text:span></text:span><text:change-end text:change-id="ct94416940145808"/><text:change-start text:change-id="ct94416940148112"/><text:span text:style-name="Source_20_Text"><text:span text:style-name="T214">R2 -&gt; R1 -&gt; PC1</text:span></text:span></text:p>
        </text:list-item>
        <text:list-item>
          <text:p text:style-name="P86"><text:span text:style-name="Source_20_Text"><text:span text:style-name="T215">Την διαδρομή 5.12</text:span></text:span></text:p>
        </text:list-item>
        <text:list-item>
          <text:p text:style-name="P87"><text:span text:style-name="Source_20_Text"><text:span text:style-name="T216">Την διαδρομή 5.13, </text:span></text:span><text:span text:style-name="Source_20_Text"><text:span text:style-name="T217">δικαιολογείται από τους πίνακες δρομολόγησης</text:span></text:span></text:p>
        </text:list-item>
        <text:list-item>
          <text:p text:style-name="P88"><text:span text:style-name="Source_20_Text"><text:span text:style-name="T218">Cable connected απεπιλογή από VirtualBox, </text:span></text:span><text:span text:style-name="Source_20_Text"><text:span text:style-name="T219">tcpdump -i em1 -vvve</text:span></text:span></text:p>
        </text:list-item>
        <text:list-item>
          <text:p text:style-name="P89"><text:span text:style-name="Source_20_Text"><text:span text:style-name="T220">Όχι, δεν παρατηρώ πακέτα UDP στο PC2</text:span></text:span></text:p>
        </text:list-item>
        <text:list-item>
          <text:p text:style-name="P90"><text:span text:style-name="Source_20_Text"><text:span text:style-name="T221">Tώρα φτάνουν πακέτα UDP στο PC3</text:span></text:span></text:p>
        </text:list-item>
        <text:list-item>
          <text:p text:style-name="P91"><text:span text:style-name="Source_20_Text"><text:span text:style-name="T222">Στο R1: route change 192.168.2.0/24 172.17.17, </text:span></text:span><text:span text:style-name="Source_20_Text"><text:span text:style-name="T223">Στο R2 route change 192.168.1.0/24 172.17.17.10</text:span></text:span></text:p>
        </text:list-item>
        <text:list-item>
          <text:p text:style-name="P92"><text:span text:style-name="Source_20_Text"><text:span text:style-name="T224">Παρατηρώ ότι τώρα διέρχεται από το R3 </text:span></text:span><text:span text:style-name="Source_20_Text"><text:span text:style-name="T225">(172.17.17.6)</text:span></text:span></text:p>
        </text:list-item>
        <text:list-item>
          <text:p text:style-name="P93"><text:span text:style-name="Source_20_Text"><text:span text:style-name="T226">192.168.2.0/24 172.17.17.6 </text:span></text:span><text:span text:style-name="Source_20_Text"><text:span text:style-name="T227">UGS em2</text:span></text:span></text:p>
          <text:p text:style-name="P87"><text:change-end text:change-id="ct94416940148112"/><text:change-start text:change-id="ct94416940203872"/><text:span text:style-name="Source_20_Text"><text:span text:style-name="T216"/></text:span></text:p>
        </text:list-item>
      </text:list>
      <text:p text:style-name="P20"><text:span text:style-name="Source_20_Text"><text:span text:style-name="T187"/></text:span></text:p>
      <text:p text:style-name="P20"><text:span text:style-name="Source_20_Text"><text:span text:style-name="T187"/></text:span></text:p>
      <text:p text:style-name="P20"><text:span text:style-name="Source_20_Text"><text:span text:style-name="T187"/></text:span></text:p>
      <text:p text:style-name="P20"><text:change-end text:change-id="ct94416940203872"/><text:change-start text:change-id="ct94416940229984"/><text:span text:style-name="Source_20_Text"><text:span text:style-name="T187"/></text:span></text:p>
      <text:p text:style-name="P15"><text:span text:style-name="Source_20_Text"><text:span text:style-name="T313">Άσκηση </text:span></text:span><text:span text:style-name="Source_20_Text"><text:span text:style-name="T318">5</text:span></text:span><text:span text:style-name="Source_20_Text"><text:span text:style-name="T313">: </text:span></text:span><text:span text:style-name="Source_20_Text"><text:span text:style-name="T321">Βρόχοι κατά τη δρομολόγηση</text:span></text:span></text:p>
      <text:list xml:id="list123533013216558" text:continue-list="list123534198261930" text:style-name="Numbering_20_123">
        <text:list-item text:start-value="1">
          <text:p text:style-name="P94"><text:span text:style-name="Source_20_Text"><text:span text:style-name="T228">route change 192.168.2.0/24 172.17.17.5</text:span></text:span></text:p>
        </text:list-item>
        <text:list-item>
          <text:p text:style-name="P95"><text:span text:style-name="Source_20_Text"><text:span text:style-name="T229">Όχι, δεν είναι επιτυχές</text:span></text:span></text:p>
        </text:list-item>
        <text:list-item>
          <text:p text:style-name="P96"><text:span text:style-name="Source_20_Text"><text:span text:style-name="T230">Από την διεπαφή 172.17.17.6 (</text:span></text:span><text:span text:style-name="Source_20_Text"><text:span text:style-name="T231">em</text:span></text:span><text:span text:style-name="Source_20_Text"><text:span text:style-name="T234">0</text:span></text:span><text:span text:style-name="Source_20_Text"><text:span text:style-name="T231">) του R3</text:span></text:span></text:p>
        </text:list-item>
        <text:list-item>
          <text:p text:style-name="P97"><text:span text:style-name="Source_20_Text"><text:span text:style-name="T232">Στην διεπαφή em</text:span></text:span><text:span text:style-name="Source_20_Text"><text:span text:style-name="T234">0</text:span></text:span><text:span text:style-name="Source_20_Text"><text:span text:style-name="T232"> του </text:span></text:span><text:span text:style-name="Source_20_Text"><text:span text:style-name="T233">R3</text:span></text:span></text:p>
        </text:list-item>
        <text:list-item>
          <text:p text:style-name="P98"><text:change-end text:change-id="ct94416940229984"/><text:change-start text:change-id="ct94416940237744"/><text:span text:style-name="Source_20_Text"><text:span text:style-name="T235">‘</text:span></text:span><text:span text:style-name="Source_20_Text"><text:span text:style-name="T236">(</text:span></text:span><text:span text:style-name="Source_20_Text"><text:span text:style-name="T235">icmp[0]=</text:span></text:span><text:span text:style-name="Source_20_Text"><text:span text:style-name="T237">8</text:span></text:span><text:span text:style-name="Source_20_Text"><text:span text:style-name="T236">)</text:span></text:span><text:span text:style-name="Source_20_Text"><text:span text:style-name="T235">’</text:span></text:span><text:change-end text:change-id="ct94416940237744"/><text:change-start text:change-id="ct94416940242496"/></text:p>
        </text:list-item>
        <text:list-item>
          <text:p text:style-name="P99"><text:span text:style-name="Source_20_Text"><text:span text:style-name="T238">Παράχθηκε ένα </text:span></text:span><text:span text:style-name="Source_20_Text"><text:span text:style-name="T239">πακέτο από το </text:span></text:span><text:span text:style-name="Source_20_Text"><text:span text:style-name="T240">PC1, </text:span></text:span><text:span text:style-name="Source_20_Text"><text:span text:style-name="T241">στο WAN2</text:span></text:span><text:change-end text:change-id="ct94416940242496"/><text:change-start text:change-id="ct94416940245040"/><text:span text:style-name="Source_20_Text"><text:span text:style-name="T241">, </text:span></text:span><text:span text:style-name="Source_20_Text"><text:span text:style-name="T242">63 packets captured, 64 packets received by filter(+</text:span></text:span><text:change-end text:change-id="ct94416940245040"/><text:change-start text:change-id="ct94416940247424"/><text:span text:style-name="Source_20_Text"><text:span text:style-name="T242">1 ICMP time exceeded)</text:span></text:span><text:change-end text:change-id="ct94416940247424"/><text:change-start text:change-id="ct94416940252288"/></text:p>
        </text:list-item>
        <text:list-item>
          <text:p text:style-name="P100"><text:span text:style-name="Source_20_Text"><text:span text:style-name="T243">tcpdump -</text:span></text:span><text:span text:style-name="Source_20_Text"><text:span text:style-name="T245">i em0 -vvve</text:span></text:span><text:span text:style-name="Source_20_Text"><text:span text:style-name="T243"> -l | tee recording.</text:span></text:span><text:span text:style-name="Source_20_Text"><text:span text:style-name="T244">txt</text:span></text:span><text:change-end text:change-id="ct94416940252288"/><text:change-start text:change-id="ct94416940236368"/></text:p>
        </text:list-item>
        <text:list-item>
          <text:p text:style-name="P101"><text:change-end text:change-id="ct94416940236368"/><text:change-start text:change-id="ct94416940217520"/><text:span text:style-name="Source_20_Text"><text:span text:style-name="T246">Εμφανίζονται 64 βήματα μέχρι να ολοκληρωθε</text:span></text:span><text:change-end text:change-id="ct94416940217520"/><text:change-start text:change-id="ct94416940264240"/><text:span text:style-name="Source_20_Text"><text:span text:style-name="T246">ί η εντολή, </text:span></text:span><text:span text:style-name="Source_20_Text"><text:span text:style-name="T248">η </text:span></text:span><text:span text:style-name="Source_20_Text"><text:span text:style-name="T247">διαδρομή είναι </text:span></text:span><text:span text:style-name="Source_20_Text"><text:span text:style-name="T249">192.168.1.1 </text:span></text:span><text:span text:style-name="Source_20_Text"><text:span text:style-name="T250">&lt;</text:span></text:span><text:span text:style-name="Source_20_Text"><text:span text:style-name="T249">-&gt; 172.17.17.6 </text:span></text:span><text:span text:style-name="Source_20_Text"><text:span text:style-name="T251">συνεχώς</text:span></text:span></text:p>
        </text:list-item>
        <text:list-item>
          <text:p text:style-name="P102"><text:change-end text:change-id="ct94416940264240"/><text:change-start text:change-id="ct94416940264480"/><text:span text:style-name="Source_20_Text"><text:span text:style-name="T252">64 πακέτα: </text:span></text:span><text:change-end text:change-id="ct94416940264480"/><text:change-start text:change-id="ct94416940222000"/><text:span text:style-name="Source_20_Text"><text:span text:style-name="T253">cat recording.txt | grep “</text:span></text:span><text:span text:style-name="Source_20_Text"><text:span text:style-name="T254">echo request</text:span></text:span><text:span text:style-name="Source_20_Text"><text:span text:style-name="T253">” | wc -l</text:span></text:span></text:p>
        </text:list-item>
        <text:list-item>
          <text:p text:style-name="P103"><text:change-end text:change-id="ct94416940222000"/><text:change-start text:change-id="ct94416940256208"/><text:span text:style-name="Source_20_Text"><text:span text:style-name="T255">2016: cat recording.txt | grep “echo request” | wc -l </text:span></text:span></text:p>
          <text:p text:style-name="P103"><text:span text:style-name="Source_20_Text"><text:span text:style-name="T267">(1 +...+ 6</text:span></text:span><text:span text:style-name="Source_20_Text"><text:span text:style-name="T311">3</text:span></text:span><text:span text:style-name="Source_20_Text"><text:span text:style-name="T267"> </text:span></text:span><text:span text:style-name="Source_20_Text"><text:span text:style-name="T268">= 6</text:span></text:span><text:span text:style-name="Source_20_Text"><text:span text:style-name="T311">3</text:span></text:span><text:span text:style-name="Source_20_Text"><text:span text:style-name="T268"> * 6</text:span></text:span><text:span text:style-name="Source_20_Text"><text:span text:style-name="T311">4</text:span></text:span><text:span text:style-name="Source_20_Text"><text:span text:style-name="T268"> /2 )</text:span></text:span></text:p>
        </text:list-item>
        <text:list-item>
          <text:p text:style-name="P104"><text:soft-page-break/><text:span text:style-name="Source_20_Text"><text:span text:style-name="T256">32 : cat recording.txt | grep “time exceeded” | wc -l</text:span></text:span></text:p>
          <text:p text:style-name="P103"><text:span text:style-name="Source_20_Text"><text:span text:style-name="T269">Είναι τα μισά </text:span></text:span><text:span text:style-name="Source_20_Text"><text:span text:style-name="T270">time exceeded μηνύματα για τα 64 αρχικά πακέτα </text:span></text:span><text:span text:style-name="Source_20_Text"><text:span text:style-name="T271">(τα άλλα μισά στέλνονται απευθείας στο LAN1 από το R1)</text:span></text:span></text:p>
        </text:list-item>
        <text:list-item>
          <text:p text:style-name="P105"><text:change-end text:change-id="ct94416940256208"/><text:change-start text:change-id="ct94416940265360"/><text:span text:style-name="Source_20_Text"><text:span text:style-name="T257">Με χρήση φίλτρου, θα εμφανίζονταν </text:span></text:span><text:span text:style-name="Source_20_Text"><text:span text:style-name="T258">μετά το </text:span></text:span><text:span text:style-name="Source_20_Text"><text:span text:style-name="T257">Ctrl + C</text:span></text:span></text:p>
        </text:list-item>
        <text:list-item>
          <text:p text:style-name="P106"><text:span text:style-name="Source_20_Text"><text:span text:style-name="T259">Στο ICMP του ping </text:span></text:span><text:span text:style-name="Source_20_Text"><text:span text:style-name="T260">ξεκινάει </text:span></text:span><text:change-end text:change-id="ct94416940265360"/><text:change-start text:change-id="ct94416940276016"/><text:span text:style-name="Source_20_Text"><text:span text:style-name="T260">ένα ping </text:span></text:span><text:span text:style-name="Source_20_Text"><text:span text:style-name="T261">με ttl = 64 </text:span></text:span><text:span text:style-name="Source_20_Text"><text:span text:style-name="T262">ενώ στο traceroute </text:span></text:span><text:span text:style-name="Source_20_Text"><text:span text:style-name="T263">από 1 έως 64</text:span></text:span></text:p>
        </text:list-item>
        <text:list-item>
          <text:p text:style-name="P107"><text:span text:style-name="Source_20_Text"><text:span text:style-name="T264">Καθώς όταν εξαντλείται το TTL, </text:span></text:span><text:span text:style-name="Source_20_Text"><text:span text:style-name="T265">στέλνεται ICMP time exceeded στην πηγή</text:span></text:span></text:p>
        </text:list-item>
      </text:list>
      <text:p text:style-name="P21"><text:span text:style-name="Source_20_Text"><text:span text:style-name="T265"/></text:span></text:p>
      <text:p text:style-name="P22"><text:change-end text:change-id="ct94416940276016"/><text:change-start text:change-id="ct94416940368352"/><text:span text:style-name="Source_20_Text"><text:span text:style-name="T266"/></text:span></text:p>
      <text:p text:style-name="P22"><text:span text:style-name="Source_20_Text"><text:span text:style-name="T313">Άσκηση </text:span></text:span><text:span text:style-name="Source_20_Text"><text:span text:style-name="T322">6</text:span></text:span><text:span text:style-name="Source_20_Text"><text:span text:style-name="T313">: </text:span></text:span><text:span text:style-name="Source_20_Text"><text:span text:style-name="T323">Χωρισμός σε υποδίκτυα</text:span></text:span></text:p>
      <text:p text:style-name="P22"><text:span text:style-name="Source_20_Text"><text:span text:style-name="T323"/></text:span></text:p>
      <text:p text:style-name="P22"><text:span text:style-name="Source_20_Text"><text:span text:style-name="T323"/></text:span></text:p>
      <text:list xml:id="list123532954218321" text:continue-list="list123533013216558" text:style-name="Numbering_20_123">
        <text:list-item text:start-value="1">
          <text:p text:style-name="P108"><text:span text:style-name="Source_20_Text"><text:span text:style-name="T272">LAN1: 120 υπολογιστές -&gt; </text:span></text:span><text:span text:style-name="Source_20_Text"><text:span text:style-name="T273">7 bits </text:span></text:span><text:span text:style-name="Source_20_Text"><text:span text:style-name="T274">άρα διεύθυνση υποδικτύου </text:span></text:span><text:span text:style-name="Source_20_Text"><text:span text:style-name="T275">172.17.17.0/25</text:span></text:span></text:p>
        </text:list-item>
        <text:list-item>
          <text:p text:style-name="P109"><text:span text:style-name="Source_20_Text"><text:span text:style-name="T276">LAN2:60 -&gt; 6 bits </text:span></text:span><text:span text:style-name="Source_20_Text"><text:span text:style-name="T277">ά</text:span></text:span><text:span text:style-name="Source_20_Text"><text:span text:style-name="T276">ρα 172.17.17.[1</text:span></text:span><text:span text:style-name="Source_20_Text"><text:span text:style-name="T301">1</text:span></text:span><text:span text:style-name="Source_20_Text"><text:span text:style-name="T276">/00000</text:span></text:span><text:span text:style-name="Source_20_Text"><text:span text:style-name="T292">0</text:span></text:span><text:span text:style-name="Source_20_Text"><text:span text:style-name="T276">]/26 </text:span></text:span><text:span text:style-name="Source_20_Text"><text:span text:style-name="T280">δηλαδή 172.17.17.1</text:span></text:span><text:span text:style-name="Source_20_Text"><text:span text:style-name="T301">92</text:span></text:span><text:span text:style-name="Source_20_Text"><text:span text:style-name="T280">/26</text:span></text:span></text:p>
        </text:list-item>
        <text:list-item>
          <text:p text:style-name="P110"><text:span text:style-name="Source_20_Text"><text:span text:style-name="T277">LAN3:30 -&gt; 5 bits άρα </text:span></text:span><text:span text:style-name="Source_20_Text"><text:span text:style-name="T278">172.17.17.[1</text:span></text:span><text:span text:style-name="Source_20_Text"><text:span text:style-name="T302">01</text:span></text:span><text:span text:style-name="Source_20_Text"><text:span text:style-name="T279">/0000</text:span></text:span><text:span text:style-name="Source_20_Text"><text:span text:style-name="T292">0</text:span></text:span><text:span text:style-name="Source_20_Text"><text:span text:style-name="T279">]/27 </text:span></text:span><text:span text:style-name="Source_20_Text"><text:span text:style-name="T281">δηλαδή </text:span></text:span></text:p>
          <text:p text:style-name="P111"><text:span text:style-name="Source_20_Text"><text:span text:style-name="T281">172.17.17.</text:span></text:span><text:span text:style-name="Source_20_Text"><text:span text:style-name="T282">1</text:span></text:span><text:span text:style-name="Source_20_Text"><text:span text:style-name="T302">60</text:span></text:span><text:span text:style-name="Source_20_Text"><text:span text:style-name="T282">/27</text:span></text:span></text:p>
        </text:list-item>
        <text:list-item>
          <text:p text:style-name="P112"><text:span text:style-name="Source_20_Text"><text:span text:style-name="T283">PC1: 172.17.17.1/</text:span></text:span><text:span text:style-name="Source_20_Text"><text:span text:style-name="T287">25</text:span></text:span><text:span text:style-name="Source_20_Text"><text:span text:style-name="T283">, </text:span></text:span><text:span text:style-name="Source_20_Text"><text:span text:style-name="T284">R1: 172.17.17.12</text:span></text:span><text:span text:style-name="Source_20_Text"><text:span text:style-name="T290">6</text:span></text:span><text:span text:style-name="Source_20_Text"><text:span text:style-name="T284">/</text:span></text:span><text:span text:style-name="Source_20_Text"><text:span text:style-name="T288">25</text:span></text:span></text:p>
        </text:list-item>
        <text:list-item>
          <text:p text:style-name="P113"><text:span text:style-name="Source_20_Text"><text:span text:style-name="T285">PC4: 172.17.17.1</text:span></text:span><text:span text:style-name="Source_20_Text"><text:span text:style-name="T302">61</text:span></text:span><text:span text:style-name="Source_20_Text"><text:span text:style-name="T285">/</text:span></text:span><text:span text:style-name="Source_20_Text"><text:span text:style-name="T286">27, </text:span></text:span><text:span text:style-name="Source_20_Text"><text:span text:style-name="T289">R3: 172.17.17.</text:span></text:span><text:span text:style-name="Source_20_Text"><text:span text:style-name="T302">190</text:span></text:span><text:span text:style-name="Source_20_Text"><text:span text:style-name="T289">/27</text:span></text:span></text:p>
        </text:list-item>
        <text:list-item>
          <text:p text:style-name="P114"><text:span text:style-name="Source_20_Text"><text:span text:style-name="T291">R2: </text:span></text:span><text:span text:style-name="Source_20_Text"><text:span text:style-name="T292">172.17.17.1</text:span></text:span><text:span text:style-name="Source_20_Text"><text:span text:style-name="T301">93</text:span></text:span><text:span text:style-name="Source_20_Text"><text:span text:style-name="T292">/26, </text:span></text:span><text:span text:style-name="Source_20_Text"><text:span text:style-name="T293">PC2: 172.17.17.</text:span></text:span><text:span text:style-name="Source_20_Text"><text:span text:style-name="T301">253</text:span></text:span><text:span text:style-name="Source_20_Text"><text:span text:style-name="T293">/26, PC3: 172.17.17.</text:span></text:span><text:span text:style-name="Source_20_Text"><text:span text:style-name="T301">254</text:span></text:span><text:span text:style-name="Source_20_Text"><text:span text:style-name="T293">/26</text:span></text:span></text:p>
        </text:list-item>
        <text:list-item>
          <text:p text:style-name="P115"><text:span text:style-name="Source_20_Text"><text:span text:style-name="T294">route add default </text:span></text:span></text:p>
        </text:list-item>
        <text:list-item>
          <text:p text:style-name="P116"><text:span text:style-name="Source_20_Text"><text:span text:style-name="T295">route add -net 172.17.17.</text:span></text:span><text:span text:style-name="Source_20_Text"><text:span text:style-name="T303">192/26</text:span></text:span><text:span text:style-name="Source_20_Text"><text:span text:style-name="T295"> 172.17.17.130</text:span></text:span></text:p>
          <text:p text:style-name="P117"><text:span text:style-name="Source_20_Text"><text:span text:style-name="T296">route add -net 172.17.17.</text:span></text:span><text:span text:style-name="Source_20_Text"><text:span text:style-name="T303">160/27</text:span></text:span><text:span text:style-name="Source_20_Text"><text:span text:style-name="T296"> 172.17.17.13</text:span></text:span><text:span text:style-name="Source_20_Text"><text:span text:style-name="T297">0</text:span></text:span></text:p>
        </text:list-item>
        <text:list-item>
          <text:p text:style-name="P118"><text:span text:style-name="Source_20_Text"><text:span text:style-name="T298">route add -net 172.17.17.</text:span></text:span><text:span text:style-name="Source_20_Text"><text:span text:style-name="T306">0/25</text:span></text:span><text:span text:style-name="Source_20_Text"><text:span text:style-name="T298"> 172.17.17.137</text:span></text:span></text:p>
          <text:p text:style-name="P118"><text:span text:style-name="Source_20_Text"><text:span text:style-name="T298">route add -net 172.17.17.</text:span></text:span><text:span text:style-name="Source_20_Text"><text:span text:style-name="T304">160/27</text:span></text:span><text:span text:style-name="Source_20_Text"><text:span text:style-name="T298"> </text:span></text:span><text:span text:style-name="Source_20_Text"><text:span text:style-name="T299">172.17.17.137</text:span></text:span></text:p>
        </text:list-item>
        <text:list-item>
          <text:p text:style-name="P119"><text:span text:style-name="Source_20_Text"><text:span text:style-name="T300">route add -net 172.17.17.</text:span></text:span><text:span text:style-name="Source_20_Text"><text:span text:style-name="T305">0/25</text:span></text:span><text:span text:style-name="Source_20_Text"><text:span text:style-name="T300"> 172.17.17.133</text:span></text:span></text:p>
          <text:p text:style-name="P119"><text:span text:style-name="Source_20_Text"><text:span text:style-name="T300">route add -net 172.17.17.</text:span></text:span><text:span text:style-name="Source_20_Text"><text:span text:style-name="T305">192/26</text:span></text:span><text:span text:style-name="Source_20_Text"><text:span text:style-name="T300"> 172.17.17.133</text:span></text:span></text:p>
        </text:list-item>
        <text:list-item>
          <text:p text:style-name="P120"><text:span text:style-name="Source_20_Text"><text:span text:style-name="T307">Τα ping είναι επιτυχή</text:span></text:span></text:p>
        </text:list-item>
      </text:list>
      <text:p text:style-name="P24"><text:span text:style-name="Source_20_Text"><text:span text:style-name="T307"/></text:span></text:p>
      <text:p text:style-name="P25"><text:span text:style-name="Source_20_Text"><text:span text:style-name="T313">Άσκηση </text:span></text:span><text:span text:style-name="Source_20_Text"><text:span text:style-name="T324">7</text:span></text:span><text:span text:style-name="Source_20_Text"><text:span text:style-name="T313">: </text:span></text:span><text:span text:style-name="Source_20_Text"><text:span text:style-name="T324">Ταυτόσημες διευθύνσεις IP</text:span></text:span></text:p>
      <text:p text:style-name="P23"><text:span text:style-name="Source_20_Text"><text:span text:style-name="T299"/></text:span></text:p>
      <text:list xml:id="list123533622684489" text:continue-list="list123532954218321" text:style-name="Numbering_20_123">
        <text:list-item text:start-value="1">
          <text:p text:style-name="P121"><text:span text:style-name="Source_20_Text"><text:span text:style-name="T107">PC</text:span></text:span><text:span text:style-name="Source_20_Text"><text:span text:style-name="T108">2-</text:span></text:span><text:span text:style-name="Source_20_Text"><text:span text:style-name="T113">&gt;</text:span></text:span><text:span text:style-name="Source_20_Text"><text:span text:style-name="T109">08:00:27:fd:88:75, </text:span></text:span><text:span text:style-name="Source_20_Text"><text:span text:style-name="T110">PC</text:span></text:span><text:span text:style-name="Source_20_Text"><text:span text:style-name="T308">3</text:span></text:span><text:span text:style-name="Source_20_Text"><text:span text:style-name="T110">-</text:span></text:span><text:span text:style-name="Source_20_Text"><text:span text:style-name="T112">&gt;</text:span></text:span><text:span text:style-name="Source_20_Text"><text:span text:style-name="T111">08:00:27:07:a8:41</text:span></text:span></text:p>
        </text:list-item>
        <text:list-item>
          <text:p text:style-name="P122"><text:span text:style-name="Source_20_Text"><text:span text:style-name="T114">ifconfig em0 172.17.17.254/</text:span></text:span><text:span text:style-name="Source_20_Text"><text:span text:style-name="T115">26</text:span></text:span></text:p>
        </text:list-item>
        <text:list-item>
          <text:p text:style-name="P123"><text:span text:style-name="Source_20_Text"><text:span text:style-name="T116">PC2 kernel: arp: 08:00:27:07:a8:41 is using my IP address 172.17.17.254 on em0!</text:span></text:span></text:p>
        </text:list-item>
        <text:list-item>
          <text:p text:style-name="P124"><text:span text:style-name="Source_20_Text"><text:span text:style-name="T117">Ναι </text:span></text:span></text:p>
        </text:list-item>
        <text:list-item>
          <text:p text:style-name="P125"><text:span text:style-name="Source_20_Text"><text:span text:style-name="T118">Έχει ορισθεί, </text:span></text:span><text:span text:style-name="Source_20_Text"><text:span text:style-name="T119">το νόημα είναι προειδοποιητικό</text:span></text:span></text:p>
        </text:list-item>
        <text:list-item>
          <text:p text:style-name="P126"><text:span text:style-name="Source_20_Text"><text:span text:style-name="T120">Όχι, δεν έχει παραμείνει καθώς αλλάξαμε την IP διεύθυνση </text:span></text:span><text:span text:style-name="Source_20_Text"><text:span text:style-name="T121">της διεπαφής του</text:span></text:span></text:p>
        </text:list-item>
        <text:list-item>
          <text:p text:style-name="P127"><text:span text:style-name="Source_20_Text"><text:span text:style-name="T122">route add default 172.17.17.193</text:span></text:span></text:p>
        </text:list-item>
        <text:list-item>
          <text:p text:style-name="P128"><text:span text:style-name="Source_20_Text"><text:span text:style-name="T123">arp -ad</text:span></text:span></text:p>
        </text:list-item>
        <text:list-item>
          <text:p text:style-name="P129"><text:span text:style-name="Source_20_Text"><text:span text:style-name="T124">tcpdump -i em1 -vvve </text:span></text:span><text:change-end text:change-id="ct94416940368352"/><text:change-start text:change-id="ct94416940378272"/><text:span text:style-name="Source_20_Text"><text:span text:style-name="T124">‘arp’</text:span></text:span></text:p>
        </text:list-item>
        <text:list-item>
          <text:p text:style-name="P130"><text:span text:style-name="Source_20_Text"><text:span text:style-name="T125">tcpdump -i em0 -vvve ‘tcp’</text:span></text:span></text:p>
        </text:list-item>
        <text:list-item>
          <text:p text:style-name="P131"><text:change-end text:change-id="ct94416940378272"/><text:change-start text:change-id="ct94416940305760"/><text:span text:style-name="Source_20_Text"><text:span text:style-name="T126">ssh_exchange_identification: read: Conneection reset by peer</text:span></text:span></text:p>
        </text:list-item>
        <text:list-item>
          <text:p text:style-name="P132"><text:change-end text:change-id="ct94416940305760"/><text:change-start text:change-id="ct94416940277936"/><text:soft-page-break/><text:span text:style-name="Source_20_Text"><text:span text:style-name="T127">Ναι, ήταν επιτυχής</text:span></text:span></text:p>
        </text:list-item>
        <text:list-item>
          <text:p text:style-name="P133"><text:span text:style-name="Source_20_Text"><text:span text:style-name="T128">172.17.17.254 </text:span></text:span><text:change-end text:change-id="ct94416940277936"/><text:change-start text:change-id="ct94416940416480"/><text:span text:style-name="Source_20_Text"><text:span text:style-name="T309">at</text:span></text:span><text:span text:style-name="Source_20_Text"><text:span text:style-name="T128"> 08:00:27:fd:88:75 </text:span></text:span><text:span text:style-name="Source_20_Text"><text:span text:style-name="T129">(PC2), </text:span></text:span><text:span text:style-name="Source_20_Text"><text:span text:style-name="T130">δεν υπάρχει καταγραφή για το PC3</text:span></text:span></text:p>
        </text:list-item>
        <text:list-item>
          <text:p text:style-name="P134"><text:change-end text:change-id="ct94416940416480"/><text:change-start text:change-id="ct94416940410528"/><text:span text:style-name="Source_20_Text"><text:span text:style-name="T131">Πρώτο το PC3 και δεύτερο το PC2</text:span></text:span></text:p>
        </text:list-item>
        <text:list-item>
          <text:p text:style-name="P135"><text:span text:style-name="Source_20_Text"><text:span text:style-name="T132">PC2</text:span></text:span></text:p>
        </text:list-item>
        <text:list-item>
          <text:p text:style-name="P136"><text:span text:style-name="Source_20_Text"><text:span text:style-name="T133">Στο PC2</text:span></text:span></text:p>
        </text:list-item>
        <text:list-item>
          <text:p text:style-name="P137"><text:change-end text:change-id="ct94416940410528"/><text:change-start text:change-id="ct94416940408464"/><text:span text:style-name="Source_20_Text"><text:span text:style-name="T134">Με ifconfig ελέγχω την διεύθυνση MAC</text:span></text:span><text:change-end text:change-id="ct94416940408464"/><text:change-start text:change-id="ct94416940423520"/><text:span text:style-name="Source_20_Text"><text:span text:style-name="T134"> </text:span></text:span><text:span text:style-name="Source_20_Text"><text:span text:style-name="T135">ενώ είμαι συνδεδεμένος με ssh</text:span></text:span></text:p>
        </text:list-item>
        <text:list-item>
          <text:p text:style-name="P138"><text:change-end text:change-id="ct94416940423520"/><text:change-start text:change-id="ct94416940425760"/><text:span text:style-name="Source_20_Text"><text:span text:style-name="T136">Στο PC</text:span></text:span><text:span text:style-name="Source_20_Text"><text:span text:style-name="T310">3</text:span></text:span><text:span text:style-name="Source_20_Text"><text:span text:style-name="T136"> παρατηρώ ένα μήνυμα με flag SYN </text:span></text:span><text:change-end text:change-id="ct94416940425760"/><text:change-start text:change-id="ct94416940430512"/><text:span text:style-name="Source_20_Text"><text:span text:style-name="T136">προς το PC3 και μετά συνεχόμενα μηνύματα SYN-ACK προς το PC1 </text:span></text:span><text:span text:style-name="Source_20_Text"><text:span text:style-name="T137">με λανθασμένο checksum</text:span></text:span><text:change-end text:change-id="ct94416940430512"/><text:change-start text:change-id="ct94416940435376"/><text:span text:style-name="Source_20_Text"><text:span text:style-name="T137">.</text:span></text:span></text:p>
          <text:p text:style-name="P139"><text:span text:style-name="Source_20_Text"><text:span text:style-name="T138">Αρχικά το R2 προώθησε το </text:span></text:span><text:span text:style-name="Source_20_Text"><text:span text:style-name="T139">SYN στο </text:span></text:span><text:span text:style-name="Source_20_Text"><text:span text:style-name="T140">PC3 </text:span></text:span><text:span text:style-name="Source_20_Text"><text:span text:style-name="T141">αλλά στην συνέχεια άλλαξε η καταχώριση του για την IP στο PC2 και άρα </text:span></text:span><text:span text:style-name="Source_20_Text"><text:span text:style-name="T145">το PC3 </text:span></text:span><text:span text:style-name="Source_20_Text"><text:span text:style-name="T141">δεν έλαβε πακέτο </text:span></text:span><text:span text:style-name="Source_20_Text"><text:span text:style-name="T142">ACK </text:span></text:span><text:span text:style-name="Source_20_Text"><text:span text:style-name="T143">(</text:span></text:span><text:span text:style-name="Source_20_Text"><text:span text:style-name="T144">τ</text:span></text:span><text:change-end text:change-id="ct94416940435376"/><text:change-start text:change-id="ct94416940448336"/><text:span text:style-name="Source_20_Text"><text:span text:style-name="T144">ρίτο μέρος της τριπλής χειραψίας)</text:span></text:span><text:change-end text:change-id="ct94416940448336"/><text:change-start text:change-id="ct94416940453744"/><text:span text:style-name="Source_20_Text"><text:span text:style-name="T144"> </text:span></text:span><text:span text:style-name="Source_20_Text"><text:span text:style-name="T146">αλλά το έλαβε το PC2.</text:span></text:span><text:change-end text:change-id="ct94416940453744"/><text:change-start text:change-id="ct94416940459152"/><text:span text:style-name="Source_20_Text"><text:span text:style-name="T146"> </text:span></text:span><text:span text:style-name="Source_20_Text"><text:span text:style-name="T147">Την δεύτερη φορά όλα τα πακέτα προωθούνται στο PC3 και γίνεται επιτυχώς η σύνδεση</text:span></text:span><text:change-end text:change-id="ct94416940459152"/><text:change-start text:change-id="ct94416940405840"/></text:p>
          <text:p text:style-name="P117"><text:span text:style-name="Source_20_Text"><text:span text:style-name="T296"/></text:span></text:p>
        </text:list-item>
      </text:list>
      <text:p text:style-name="P22"><text:span text:style-name="Source_20_Text"><text:span text:style-name="T323"/></text:span></text:p>
      <text:list xml:id="list123533138566973" text:continue-numbering="true" text:style-name="Numbering_20_123">
        <text:list-header>
          <text:p text:style-name="P140"><text:span text:style-name="Source_20_Text"><text:span text:style-name="T197"/></text:span></text:p>
        </text:list-header>
      </text:list>
      <text:p text:style-name="P15"><text:change-end text:change-id="ct94416940405840"/><text:change-start text:change-id="ct94416940403424"/><text:span text:style-name="Source_20_Text"><text:span text:style-name="T315"/></text:span></text:p>
      <text:p text:style-name="P15"><text:span text:style-name="Source_20_Text"><text:span text:style-name="T315"/></text:span></text:p>
      <text:p text:style-name="P15"><text:span text:style-name="Source_20_Text"><text:span text:style-name="T315"/></text:span></text:p>
      <text:p text:style-name="P15"><text:span text:style-name="Source_20_Text"><text:span text:style-name="T315"/></text:span></text:p>
      <text:p text:style-name="P15"><text:span text:style-name="Source_20_Text"><text:span text:style-name="T315"/></text:span></text:p>
      <text:p text:style-name="P15"><text:span text:style-name="Source_20_Text"><text:span text:style-name="T315"/></text:span></text:p>
      <text:p text:style-name="P15"><text:span text:style-name="Source_20_Text"><text:span text:style-name="T315"/></text:span></text:p>
      <text:p text:style-name="P15"><text:span text:style-name="Source_20_Text"><text:span text:style-name="T315"/></text:span></text:p>
      <text:list xml:id="list123533855369352" text:continue-numbering="true" text:style-name="Numbering_20_123">
        <text:list-header>
          <text:p text:style-name="P141"><text:change-end text:change-id="ct94416940403424"/><text:change-start text:change-id="ct94416940457632"/><text:span text:style-name="Source_20_Text"><text:span text:style-name="T200"/></text:span></text:p>
          <text:p text:style-name="P142"><text:change-end text:change-id="ct94416940457632"/><text:span text:style-name="Source_20_Text"><text:span text:style-name="T199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weight="normal" officeooo:rsid="01e36fcb" officeooo:paragraph-rsid="01e36fcb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4:27:19.674597072</meta:creation-date>
    <dc:date>2021-03-30T12:35:31.898767159</dc:date>
    <meta:editing-duration>P5DT14H3M51S</meta:editing-duration>
    <meta:editing-cycles>1825</meta:editing-cycles>
    <meta:generator>LibreOffice/6.4.6.2$Linux_X86_64 LibreOffice_project/40$Build-2</meta:generator>
    <meta:document-statistic meta:table-count="0" meta:image-count="0" meta:object-count="0" meta:page-count="5" meta:paragraph-count="134" meta:word-count="1226" meta:character-count="7437" meta:non-whitespace-character-count="6441"/>
  </office:meta>
</office:document-meta>
</file>